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4.595cm"/>
    </style:style>
    <style:style style:name="Tableau1.B" style:family="table-column">
      <style:table-column-properties style:column-width="5.509cm"/>
    </style:style>
    <style:style style:name="Tableau1.C" style:family="table-column">
      <style:table-column-properties style:column-width="10.197cm"/>
    </style:style>
    <style:style style:name="Tableau1.D" style:family="table-column">
      <style:table-column-properties style:column-width="5.389cm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5" style:family="table-cell">
      <style:table-cell-properties fo:padding="0.097cm" fo:border-left="0.05pt solid #000000" fo:border-right="none" fo:border-top="none" fo:border-bottom="0.05pt solid #000000"/>
    </style:style>
    <style:style style:name="Tableau1.B145" style:family="table-cell">
      <style:table-cell-properties fo:padding="0.097cm" fo:border-left="0.05pt solid #000000" fo:border-right="none" fo:border-top="none" fo:border-bottom="0.05pt solid #000000"/>
    </style:style>
    <style:style style:name="Tableau1.C145" style:family="table-cell">
      <style:table-cell-properties fo:padding="0.097cm" fo:border-left="0.05pt solid #000000" fo:border-right="none" fo:border-top="none" fo:border-bottom="0.05pt solid #000000"/>
    </style:style>
    <style:style style:name="Tableau1.D1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6" style:family="table-cell">
      <style:table-cell-properties fo:padding="0.097cm" fo:border-left="0.05pt solid #000000" fo:border-right="none" fo:border-top="none" fo:border-bottom="0.05pt solid #000000"/>
    </style:style>
    <style:style style:name="Tableau1.B146" style:family="table-cell">
      <style:table-cell-properties fo:padding="0.097cm" fo:border-left="0.05pt solid #000000" fo:border-right="none" fo:border-top="none" fo:border-bottom="0.05pt solid #000000"/>
    </style:style>
    <style:style style:name="Tableau1.C146" style:family="table-cell">
      <style:table-cell-properties fo:padding="0.097cm" fo:border-left="0.05pt solid #000000" fo:border-right="none" fo:border-top="none" fo:border-bottom="0.05pt solid #000000"/>
    </style:style>
    <style:style style:name="Tableau1.D1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7" style:family="table-cell">
      <style:table-cell-properties fo:padding="0.097cm" fo:border-left="0.05pt solid #000000" fo:border-right="none" fo:border-top="none" fo:border-bottom="0.05pt solid #000000"/>
    </style:style>
    <style:style style:name="Tableau1.B147" style:family="table-cell">
      <style:table-cell-properties fo:padding="0.097cm" fo:border-left="0.05pt solid #000000" fo:border-right="none" fo:border-top="none" fo:border-bottom="0.05pt solid #000000"/>
    </style:style>
    <style:style style:name="Tableau1.C147" style:family="table-cell">
      <style:table-cell-properties fo:padding="0.097cm" fo:border-left="0.05pt solid #000000" fo:border-right="none" fo:border-top="none" fo:border-bottom="0.05pt solid #000000"/>
    </style:style>
    <style:style style:name="Tableau1.D1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8" style:family="table-cell">
      <style:table-cell-properties fo:padding="0.097cm" fo:border-left="0.05pt solid #000000" fo:border-right="none" fo:border-top="none" fo:border-bottom="0.05pt solid #000000"/>
    </style:style>
    <style:style style:name="Tableau1.B148" style:family="table-cell">
      <style:table-cell-properties fo:padding="0.097cm" fo:border-left="0.05pt solid #000000" fo:border-right="none" fo:border-top="none" fo:border-bottom="0.05pt solid #000000"/>
    </style:style>
    <style:style style:name="Tableau1.C148" style:family="table-cell">
      <style:table-cell-properties fo:padding="0.097cm" fo:border-left="0.05pt solid #000000" fo:border-right="none" fo:border-top="none" fo:border-bottom="0.05pt solid #000000"/>
    </style:style>
    <style:style style:name="Tableau1.D1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9" style:family="table-cell">
      <style:table-cell-properties fo:padding="0.097cm" fo:border-left="0.05pt solid #000000" fo:border-right="none" fo:border-top="none" fo:border-bottom="0.05pt solid #000000"/>
    </style:style>
    <style:style style:name="Tableau1.B149" style:family="table-cell">
      <style:table-cell-properties fo:padding="0.097cm" fo:border-left="0.05pt solid #000000" fo:border-right="none" fo:border-top="none" fo:border-bottom="0.05pt solid #000000"/>
    </style:style>
    <style:style style:name="Tableau1.C149" style:family="table-cell">
      <style:table-cell-properties fo:padding="0.097cm" fo:border-left="0.05pt solid #000000" fo:border-right="none" fo:border-top="none" fo:border-bottom="0.05pt solid #000000"/>
    </style:style>
    <style:style style:name="Tableau1.D1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0" style:family="table-cell">
      <style:table-cell-properties fo:padding="0.097cm" fo:border-left="0.05pt solid #000000" fo:border-right="none" fo:border-top="none" fo:border-bottom="0.05pt solid #000000"/>
    </style:style>
    <style:style style:name="Tableau1.B150" style:family="table-cell">
      <style:table-cell-properties fo:padding="0.097cm" fo:border-left="0.05pt solid #000000" fo:border-right="none" fo:border-top="none" fo:border-bottom="0.05pt solid #000000"/>
    </style:style>
    <style:style style:name="Tableau1.C150" style:family="table-cell">
      <style:table-cell-properties fo:padding="0.097cm" fo:border-left="0.05pt solid #000000" fo:border-right="none" fo:border-top="none" fo:border-bottom="0.05pt solid #000000"/>
    </style:style>
    <style:style style:name="Tableau1.D1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1" style:family="table-cell">
      <style:table-cell-properties fo:padding="0.097cm" fo:border-left="0.05pt solid #000000" fo:border-right="none" fo:border-top="none" fo:border-bottom="0.05pt solid #000000"/>
    </style:style>
    <style:style style:name="Tableau1.B151" style:family="table-cell">
      <style:table-cell-properties fo:padding="0.097cm" fo:border-left="0.05pt solid #000000" fo:border-right="none" fo:border-top="none" fo:border-bottom="0.05pt solid #000000"/>
    </style:style>
    <style:style style:name="Tableau1.C151" style:family="table-cell">
      <style:table-cell-properties fo:padding="0.097cm" fo:border-left="0.05pt solid #000000" fo:border-right="none" fo:border-top="none" fo:border-bottom="0.05pt solid #000000"/>
    </style:style>
    <style:style style:name="Tableau1.D1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2" style:family="table-cell">
      <style:table-cell-properties fo:padding="0.097cm" fo:border-left="0.05pt solid #000000" fo:border-right="none" fo:border-top="none" fo:border-bottom="0.05pt solid #000000"/>
    </style:style>
    <style:style style:name="Tableau1.B152" style:family="table-cell">
      <style:table-cell-properties fo:padding="0.097cm" fo:border-left="0.05pt solid #000000" fo:border-right="none" fo:border-top="none" fo:border-bottom="0.05pt solid #000000"/>
    </style:style>
    <style:style style:name="Tableau1.C152" style:family="table-cell">
      <style:table-cell-properties fo:padding="0.097cm" fo:border-left="0.05pt solid #000000" fo:border-right="none" fo:border-top="none" fo:border-bottom="0.05pt solid #000000"/>
    </style:style>
    <style:style style:name="Tableau1.D1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3" style:family="table-cell">
      <style:table-cell-properties fo:padding="0.097cm" fo:border-left="0.05pt solid #000000" fo:border-right="none" fo:border-top="none" fo:border-bottom="0.05pt solid #000000"/>
    </style:style>
    <style:style style:name="Tableau1.B153" style:family="table-cell">
      <style:table-cell-properties fo:padding="0.097cm" fo:border-left="0.05pt solid #000000" fo:border-right="none" fo:border-top="none" fo:border-bottom="0.05pt solid #000000"/>
    </style:style>
    <style:style style:name="Tableau1.C153" style:family="table-cell">
      <style:table-cell-properties fo:padding="0.097cm" fo:border-left="0.05pt solid #000000" fo:border-right="none" fo:border-top="none" fo:border-bottom="0.05pt solid #000000"/>
    </style:style>
    <style:style style:name="Tableau1.D1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4" style:family="table-cell">
      <style:table-cell-properties fo:padding="0.097cm" fo:border-left="0.05pt solid #000000" fo:border-right="none" fo:border-top="none" fo:border-bottom="0.05pt solid #000000"/>
    </style:style>
    <style:style style:name="Tableau1.B154" style:family="table-cell">
      <style:table-cell-properties fo:padding="0.097cm" fo:border-left="0.05pt solid #000000" fo:border-right="none" fo:border-top="none" fo:border-bottom="0.05pt solid #000000"/>
    </style:style>
    <style:style style:name="Tableau1.C154" style:family="table-cell">
      <style:table-cell-properties fo:padding="0.097cm" fo:border-left="0.05pt solid #000000" fo:border-right="none" fo:border-top="none" fo:border-bottom="0.05pt solid #000000"/>
    </style:style>
    <style:style style:name="Tableau1.D1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5" style:family="table-cell">
      <style:table-cell-properties fo:padding="0.097cm" fo:border-left="0.05pt solid #000000" fo:border-right="none" fo:border-top="none" fo:border-bottom="0.05pt solid #000000"/>
    </style:style>
    <style:style style:name="Tableau1.B155" style:family="table-cell">
      <style:table-cell-properties fo:padding="0.097cm" fo:border-left="0.05pt solid #000000" fo:border-right="none" fo:border-top="none" fo:border-bottom="0.05pt solid #000000"/>
    </style:style>
    <style:style style:name="Tableau1.C155" style:family="table-cell">
      <style:table-cell-properties fo:padding="0.097cm" fo:border-left="0.05pt solid #000000" fo:border-right="none" fo:border-top="none" fo:border-bottom="0.05pt solid #000000"/>
    </style:style>
    <style:style style:name="Tableau1.D1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6" style:family="table-cell">
      <style:table-cell-properties fo:padding="0.097cm" fo:border-left="0.05pt solid #000000" fo:border-right="none" fo:border-top="none" fo:border-bottom="0.05pt solid #000000"/>
    </style:style>
    <style:style style:name="Tableau1.B156" style:family="table-cell">
      <style:table-cell-properties fo:padding="0.097cm" fo:border-left="0.05pt solid #000000" fo:border-right="none" fo:border-top="none" fo:border-bottom="0.05pt solid #000000"/>
    </style:style>
    <style:style style:name="Tableau1.C156" style:family="table-cell">
      <style:table-cell-properties fo:padding="0.097cm" fo:border-left="0.05pt solid #000000" fo:border-right="none" fo:border-top="none" fo:border-bottom="0.05pt solid #000000"/>
    </style:style>
    <style:style style:name="Tableau1.D1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7" style:family="table-cell">
      <style:table-cell-properties fo:padding="0.097cm" fo:border-left="0.05pt solid #000000" fo:border-right="none" fo:border-top="none" fo:border-bottom="0.05pt solid #000000"/>
    </style:style>
    <style:style style:name="Tableau1.B157" style:family="table-cell">
      <style:table-cell-properties fo:padding="0.097cm" fo:border-left="0.05pt solid #000000" fo:border-right="none" fo:border-top="none" fo:border-bottom="0.05pt solid #000000"/>
    </style:style>
    <style:style style:name="Tableau1.C157" style:family="table-cell">
      <style:table-cell-properties fo:padding="0.097cm" fo:border-left="0.05pt solid #000000" fo:border-right="none" fo:border-top="none" fo:border-bottom="0.05pt solid #000000"/>
    </style:style>
    <style:style style:name="Tableau1.D1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8" style:family="table-cell">
      <style:table-cell-properties fo:padding="0.097cm" fo:border-left="0.05pt solid #000000" fo:border-right="none" fo:border-top="none" fo:border-bottom="0.05pt solid #000000"/>
    </style:style>
    <style:style style:name="Tableau1.B158" style:family="table-cell">
      <style:table-cell-properties fo:padding="0.097cm" fo:border-left="0.05pt solid #000000" fo:border-right="none" fo:border-top="none" fo:border-bottom="0.05pt solid #000000"/>
    </style:style>
    <style:style style:name="Tableau1.C158" style:family="table-cell">
      <style:table-cell-properties fo:padding="0.097cm" fo:border-left="0.05pt solid #000000" fo:border-right="none" fo:border-top="none" fo:border-bottom="0.05pt solid #000000"/>
    </style:style>
    <style:style style:name="Tableau1.D1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9" style:family="table-cell">
      <style:table-cell-properties fo:padding="0.097cm" fo:border-left="0.05pt solid #000000" fo:border-right="none" fo:border-top="none" fo:border-bottom="0.05pt solid #000000"/>
    </style:style>
    <style:style style:name="Tableau1.B159" style:family="table-cell">
      <style:table-cell-properties fo:padding="0.097cm" fo:border-left="0.05pt solid #000000" fo:border-right="none" fo:border-top="none" fo:border-bottom="0.05pt solid #000000"/>
    </style:style>
    <style:style style:name="Tableau1.C159" style:family="table-cell">
      <style:table-cell-properties fo:padding="0.097cm" fo:border-left="0.05pt solid #000000" fo:border-right="none" fo:border-top="none" fo:border-bottom="0.05pt solid #000000"/>
    </style:style>
    <style:style style:name="Tableau1.D1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0" style:family="table-cell">
      <style:table-cell-properties fo:padding="0.097cm" fo:border-left="0.05pt solid #000000" fo:border-right="none" fo:border-top="none" fo:border-bottom="0.05pt solid #000000"/>
    </style:style>
    <style:style style:name="Tableau1.B160" style:family="table-cell">
      <style:table-cell-properties fo:padding="0.097cm" fo:border-left="0.05pt solid #000000" fo:border-right="none" fo:border-top="none" fo:border-bottom="0.05pt solid #000000"/>
    </style:style>
    <style:style style:name="Tableau1.C160" style:family="table-cell">
      <style:table-cell-properties fo:padding="0.097cm" fo:border-left="0.05pt solid #000000" fo:border-right="none" fo:border-top="none" fo:border-bottom="0.05pt solid #000000"/>
    </style:style>
    <style:style style:name="Tableau1.D1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1" style:family="table-cell">
      <style:table-cell-properties fo:padding="0.097cm" fo:border-left="0.05pt solid #000000" fo:border-right="none" fo:border-top="none" fo:border-bottom="0.05pt solid #000000"/>
    </style:style>
    <style:style style:name="Tableau1.B161" style:family="table-cell">
      <style:table-cell-properties fo:padding="0.097cm" fo:border-left="0.05pt solid #000000" fo:border-right="none" fo:border-top="none" fo:border-bottom="0.05pt solid #000000"/>
    </style:style>
    <style:style style:name="Tableau1.C161" style:family="table-cell">
      <style:table-cell-properties fo:padding="0.097cm" fo:border-left="0.05pt solid #000000" fo:border-right="none" fo:border-top="none" fo:border-bottom="0.05pt solid #000000"/>
    </style:style>
    <style:style style:name="Tableau1.D1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2" style:family="table-cell">
      <style:table-cell-properties fo:padding="0.097cm" fo:border-left="0.05pt solid #000000" fo:border-right="none" fo:border-top="none" fo:border-bottom="0.05pt solid #000000"/>
    </style:style>
    <style:style style:name="Tableau1.B162" style:family="table-cell">
      <style:table-cell-properties fo:padding="0.097cm" fo:border-left="0.05pt solid #000000" fo:border-right="none" fo:border-top="none" fo:border-bottom="0.05pt solid #000000"/>
    </style:style>
    <style:style style:name="Tableau1.C162" style:family="table-cell">
      <style:table-cell-properties fo:padding="0.097cm" fo:border-left="0.05pt solid #000000" fo:border-right="none" fo:border-top="none" fo:border-bottom="0.05pt solid #000000"/>
    </style:style>
    <style:style style:name="Tableau1.D1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3" style:family="table-cell">
      <style:table-cell-properties fo:padding="0.097cm" fo:border-left="0.05pt solid #000000" fo:border-right="none" fo:border-top="none" fo:border-bottom="0.05pt solid #000000"/>
    </style:style>
    <style:style style:name="Tableau1.B163" style:family="table-cell">
      <style:table-cell-properties fo:padding="0.097cm" fo:border-left="0.05pt solid #000000" fo:border-right="none" fo:border-top="none" fo:border-bottom="0.05pt solid #000000"/>
    </style:style>
    <style:style style:name="Tableau1.C163" style:family="table-cell">
      <style:table-cell-properties fo:padding="0.097cm" fo:border-left="0.05pt solid #000000" fo:border-right="none" fo:border-top="none" fo:border-bottom="0.05pt solid #000000"/>
    </style:style>
    <style:style style:name="Tableau1.D1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4" style:family="table-cell">
      <style:table-cell-properties fo:padding="0.097cm" fo:border-left="0.05pt solid #000000" fo:border-right="none" fo:border-top="none" fo:border-bottom="0.05pt solid #000000"/>
    </style:style>
    <style:style style:name="Tableau1.B164" style:family="table-cell">
      <style:table-cell-properties fo:padding="0.097cm" fo:border-left="0.05pt solid #000000" fo:border-right="none" fo:border-top="none" fo:border-bottom="0.05pt solid #000000"/>
    </style:style>
    <style:style style:name="Tableau1.C164" style:family="table-cell">
      <style:table-cell-properties fo:padding="0.097cm" fo:border-left="0.05pt solid #000000" fo:border-right="none" fo:border-top="none" fo:border-bottom="0.05pt solid #000000"/>
    </style:style>
    <style:style style:name="Tableau1.D1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5" style:family="table-cell">
      <style:table-cell-properties fo:padding="0.097cm" fo:border-left="0.05pt solid #000000" fo:border-right="none" fo:border-top="none" fo:border-bottom="0.05pt solid #000000"/>
    </style:style>
    <style:style style:name="Tableau1.B165" style:family="table-cell">
      <style:table-cell-properties fo:padding="0.097cm" fo:border-left="0.05pt solid #000000" fo:border-right="none" fo:border-top="none" fo:border-bottom="0.05pt solid #000000"/>
    </style:style>
    <style:style style:name="Tableau1.C165" style:family="table-cell">
      <style:table-cell-properties fo:padding="0.097cm" fo:border-left="0.05pt solid #000000" fo:border-right="none" fo:border-top="none" fo:border-bottom="0.05pt solid #000000"/>
    </style:style>
    <style:style style:name="Tableau1.D1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6" style:family="table-cell">
      <style:table-cell-properties fo:padding="0.097cm" fo:border-left="0.05pt solid #000000" fo:border-right="none" fo:border-top="none" fo:border-bottom="0.05pt solid #000000"/>
    </style:style>
    <style:style style:name="Tableau1.B166" style:family="table-cell">
      <style:table-cell-properties fo:padding="0.097cm" fo:border-left="0.05pt solid #000000" fo:border-right="none" fo:border-top="none" fo:border-bottom="0.05pt solid #000000"/>
    </style:style>
    <style:style style:name="Tableau1.C166" style:family="table-cell">
      <style:table-cell-properties fo:padding="0.097cm" fo:border-left="0.05pt solid #000000" fo:border-right="none" fo:border-top="none" fo:border-bottom="0.05pt solid #000000"/>
    </style:style>
    <style:style style:name="Tableau1.D1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7" style:family="table-cell">
      <style:table-cell-properties fo:padding="0.097cm" fo:border-left="0.05pt solid #000000" fo:border-right="none" fo:border-top="none" fo:border-bottom="0.05pt solid #000000"/>
    </style:style>
    <style:style style:name="Tableau1.B167" style:family="table-cell">
      <style:table-cell-properties fo:padding="0.097cm" fo:border-left="0.05pt solid #000000" fo:border-right="none" fo:border-top="none" fo:border-bottom="0.05pt solid #000000"/>
    </style:style>
    <style:style style:name="Tableau1.C167" style:family="table-cell">
      <style:table-cell-properties fo:padding="0.097cm" fo:border-left="0.05pt solid #000000" fo:border-right="none" fo:border-top="none" fo:border-bottom="0.05pt solid #000000"/>
    </style:style>
    <style:style style:name="Tableau1.D1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8" style:family="table-cell">
      <style:table-cell-properties fo:padding="0.097cm" fo:border-left="0.05pt solid #000000" fo:border-right="none" fo:border-top="none" fo:border-bottom="0.05pt solid #000000"/>
    </style:style>
    <style:style style:name="Tableau1.B168" style:family="table-cell">
      <style:table-cell-properties fo:padding="0.097cm" fo:border-left="0.05pt solid #000000" fo:border-right="none" fo:border-top="none" fo:border-bottom="0.05pt solid #000000"/>
    </style:style>
    <style:style style:name="Tableau1.C168" style:family="table-cell">
      <style:table-cell-properties fo:padding="0.097cm" fo:border-left="0.05pt solid #000000" fo:border-right="none" fo:border-top="none" fo:border-bottom="0.05pt solid #000000"/>
    </style:style>
    <style:style style:name="Tableau1.D1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9" style:family="table-cell">
      <style:table-cell-properties fo:padding="0.097cm" fo:border-left="0.05pt solid #000000" fo:border-right="none" fo:border-top="none" fo:border-bottom="0.05pt solid #000000"/>
    </style:style>
    <style:style style:name="Tableau1.B169" style:family="table-cell">
      <style:table-cell-properties fo:padding="0.097cm" fo:border-left="0.05pt solid #000000" fo:border-right="none" fo:border-top="none" fo:border-bottom="0.05pt solid #000000"/>
    </style:style>
    <style:style style:name="Tableau1.C169" style:family="table-cell">
      <style:table-cell-properties fo:padding="0.097cm" fo:border-left="0.05pt solid #000000" fo:border-right="none" fo:border-top="none" fo:border-bottom="0.05pt solid #000000"/>
    </style:style>
    <style:style style:name="Tableau1.D1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0" style:family="table-cell">
      <style:table-cell-properties fo:padding="0.097cm" fo:border-left="0.05pt solid #000000" fo:border-right="none" fo:border-top="none" fo:border-bottom="0.05pt solid #000000"/>
    </style:style>
    <style:style style:name="Tableau1.B170" style:family="table-cell">
      <style:table-cell-properties fo:padding="0.097cm" fo:border-left="0.05pt solid #000000" fo:border-right="none" fo:border-top="none" fo:border-bottom="0.05pt solid #000000"/>
    </style:style>
    <style:style style:name="Tableau1.C170" style:family="table-cell">
      <style:table-cell-properties fo:padding="0.097cm" fo:border-left="0.05pt solid #000000" fo:border-right="none" fo:border-top="none" fo:border-bottom="0.05pt solid #000000"/>
    </style:style>
    <style:style style:name="Tableau1.D1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1" style:family="table-cell">
      <style:table-cell-properties fo:padding="0.097cm" fo:border-left="0.05pt solid #000000" fo:border-right="none" fo:border-top="none" fo:border-bottom="0.05pt solid #000000"/>
    </style:style>
    <style:style style:name="Tableau1.B171" style:family="table-cell">
      <style:table-cell-properties fo:padding="0.097cm" fo:border-left="0.05pt solid #000000" fo:border-right="none" fo:border-top="none" fo:border-bottom="0.05pt solid #000000"/>
    </style:style>
    <style:style style:name="Tableau1.C171" style:family="table-cell">
      <style:table-cell-properties fo:padding="0.097cm" fo:border-left="0.05pt solid #000000" fo:border-right="none" fo:border-top="none" fo:border-bottom="0.05pt solid #000000"/>
    </style:style>
    <style:style style:name="Tableau1.D1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2" style:family="table-cell">
      <style:table-cell-properties fo:padding="0.097cm" fo:border-left="0.05pt solid #000000" fo:border-right="none" fo:border-top="none" fo:border-bottom="0.05pt solid #000000"/>
    </style:style>
    <style:style style:name="Tableau1.B172" style:family="table-cell">
      <style:table-cell-properties fo:padding="0.097cm" fo:border-left="0.05pt solid #000000" fo:border-right="none" fo:border-top="none" fo:border-bottom="0.05pt solid #000000"/>
    </style:style>
    <style:style style:name="Tableau1.C172" style:family="table-cell">
      <style:table-cell-properties fo:padding="0.097cm" fo:border-left="0.05pt solid #000000" fo:border-right="none" fo:border-top="none" fo:border-bottom="0.05pt solid #000000"/>
    </style:style>
    <style:style style:name="Tableau1.D1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3" style:family="table-cell">
      <style:table-cell-properties fo:padding="0.097cm" fo:border-left="0.05pt solid #000000" fo:border-right="none" fo:border-top="none" fo:border-bottom="0.05pt solid #000000"/>
    </style:style>
    <style:style style:name="Tableau1.B173" style:family="table-cell">
      <style:table-cell-properties fo:padding="0.097cm" fo:border-left="0.05pt solid #000000" fo:border-right="none" fo:border-top="none" fo:border-bottom="0.05pt solid #000000"/>
    </style:style>
    <style:style style:name="Tableau1.C173" style:family="table-cell">
      <style:table-cell-properties fo:padding="0.097cm" fo:border-left="0.05pt solid #000000" fo:border-right="none" fo:border-top="none" fo:border-bottom="0.05pt solid #000000"/>
    </style:style>
    <style:style style:name="Tableau1.D1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4" style:family="table-cell">
      <style:table-cell-properties fo:padding="0.097cm" fo:border-left="0.05pt solid #000000" fo:border-right="none" fo:border-top="none" fo:border-bottom="0.05pt solid #000000"/>
    </style:style>
    <style:style style:name="Tableau1.B174" style:family="table-cell">
      <style:table-cell-properties fo:padding="0.097cm" fo:border-left="0.05pt solid #000000" fo:border-right="none" fo:border-top="none" fo:border-bottom="0.05pt solid #000000"/>
    </style:style>
    <style:style style:name="Tableau1.C174" style:family="table-cell">
      <style:table-cell-properties fo:padding="0.097cm" fo:border-left="0.05pt solid #000000" fo:border-right="none" fo:border-top="none" fo:border-bottom="0.05pt solid #000000"/>
    </style:style>
    <style:style style:name="Tableau1.D1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5" style:family="table-cell">
      <style:table-cell-properties fo:padding="0.097cm" fo:border-left="0.05pt solid #000000" fo:border-right="none" fo:border-top="none" fo:border-bottom="0.05pt solid #000000"/>
    </style:style>
    <style:style style:name="Tableau1.B175" style:family="table-cell">
      <style:table-cell-properties fo:padding="0.097cm" fo:border-left="0.05pt solid #000000" fo:border-right="none" fo:border-top="none" fo:border-bottom="0.05pt solid #000000"/>
    </style:style>
    <style:style style:name="Tableau1.C175" style:family="table-cell">
      <style:table-cell-properties fo:padding="0.097cm" fo:border-left="0.05pt solid #000000" fo:border-right="none" fo:border-top="none" fo:border-bottom="0.05pt solid #000000"/>
    </style:style>
    <style:style style:name="Tableau1.D1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6" style:family="table-cell">
      <style:table-cell-properties fo:padding="0.097cm" fo:border-left="0.05pt solid #000000" fo:border-right="none" fo:border-top="none" fo:border-bottom="0.05pt solid #000000"/>
    </style:style>
    <style:style style:name="Tableau1.B176" style:family="table-cell">
      <style:table-cell-properties fo:padding="0.097cm" fo:border-left="0.05pt solid #000000" fo:border-right="none" fo:border-top="none" fo:border-bottom="0.05pt solid #000000"/>
    </style:style>
    <style:style style:name="Tableau1.C176" style:family="table-cell">
      <style:table-cell-properties fo:padding="0.097cm" fo:border-left="0.05pt solid #000000" fo:border-right="none" fo:border-top="none" fo:border-bottom="0.05pt solid #000000"/>
    </style:style>
    <style:style style:name="Tableau1.D1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7" style:family="table-cell">
      <style:table-cell-properties fo:padding="0.097cm" fo:border-left="0.05pt solid #000000" fo:border-right="none" fo:border-top="none" fo:border-bottom="0.05pt solid #000000"/>
    </style:style>
    <style:style style:name="Tableau1.B177" style:family="table-cell">
      <style:table-cell-properties fo:padding="0.097cm" fo:border-left="0.05pt solid #000000" fo:border-right="none" fo:border-top="none" fo:border-bottom="0.05pt solid #000000"/>
    </style:style>
    <style:style style:name="Tableau1.C177" style:family="table-cell">
      <style:table-cell-properties fo:padding="0.097cm" fo:border-left="0.05pt solid #000000" fo:border-right="none" fo:border-top="none" fo:border-bottom="0.05pt solid #000000"/>
    </style:style>
    <style:style style:name="Tableau1.D1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8" style:family="table-cell">
      <style:table-cell-properties fo:padding="0.097cm" fo:border-left="0.05pt solid #000000" fo:border-right="none" fo:border-top="none" fo:border-bottom="0.05pt solid #000000"/>
    </style:style>
    <style:style style:name="Tableau1.B178" style:family="table-cell">
      <style:table-cell-properties fo:padding="0.097cm" fo:border-left="0.05pt solid #000000" fo:border-right="none" fo:border-top="none" fo:border-bottom="0.05pt solid #000000"/>
    </style:style>
    <style:style style:name="Tableau1.C178" style:family="table-cell">
      <style:table-cell-properties fo:padding="0.097cm" fo:border-left="0.05pt solid #000000" fo:border-right="none" fo:border-top="none" fo:border-bottom="0.05pt solid #000000"/>
    </style:style>
    <style:style style:name="Tableau1.D1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6" style:family="table-cell">
      <style:table-cell-properties fo:padding="0.097cm" fo:border-left="0.05pt solid #000000" fo:border-right="none" fo:border-top="none" fo:border-bottom="0.05pt solid #000000"/>
    </style:style>
    <style:style style:name="Tableau2.B26" style:family="table-cell">
      <style:table-cell-properties fo:padding="0.097cm" fo:border-left="0.05pt solid #000000" fo:border-right="none" fo:border-top="none" fo:border-bottom="0.05pt solid #000000"/>
    </style:style>
    <style:style style:name="Tableau2.C26" style:family="table-cell">
      <style:table-cell-properties fo:padding="0.097cm" fo:border-left="0.05pt solid #000000" fo:border-right="none" fo:border-top="none" fo:border-bottom="0.05pt solid #000000"/>
    </style:style>
    <style:style style:name="Tableau2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7" style:family="table-cell">
      <style:table-cell-properties fo:padding="0.097cm" fo:border-left="0.05pt solid #000000" fo:border-right="none" fo:border-top="none" fo:border-bottom="0.05pt solid #000000"/>
    </style:style>
    <style:style style:name="Tableau2.B27" style:family="table-cell">
      <style:table-cell-properties fo:padding="0.097cm" fo:border-left="0.05pt solid #000000" fo:border-right="none" fo:border-top="none" fo:border-bottom="0.05pt solid #000000"/>
    </style:style>
    <style:style style:name="Tableau2.C27" style:family="table-cell">
      <style:table-cell-properties fo:padding="0.097cm" fo:border-left="0.05pt solid #000000" fo:border-right="none" fo:border-top="none" fo:border-bottom="0.05pt solid #000000"/>
    </style:style>
    <style:style style:name="Tableau2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8" style:family="table-cell">
      <style:table-cell-properties fo:padding="0.097cm" fo:border-left="0.05pt solid #000000" fo:border-right="none" fo:border-top="none" fo:border-bottom="0.05pt solid #000000"/>
    </style:style>
    <style:style style:name="Tableau2.B28" style:family="table-cell">
      <style:table-cell-properties fo:padding="0.097cm" fo:border-left="0.05pt solid #000000" fo:border-right="none" fo:border-top="none" fo:border-bottom="0.05pt solid #000000"/>
    </style:style>
    <style:style style:name="Tableau2.C28" style:family="table-cell">
      <style:table-cell-properties fo:padding="0.097cm" fo:border-left="0.05pt solid #000000" fo:border-right="none" fo:border-top="none" fo:border-bottom="0.05pt solid #000000"/>
    </style:style>
    <style:style style:name="Tableau2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9" style:family="table-cell">
      <style:table-cell-properties fo:padding="0.097cm" fo:border-left="0.05pt solid #000000" fo:border-right="none" fo:border-top="none" fo:border-bottom="0.05pt solid #000000"/>
    </style:style>
    <style:style style:name="Tableau2.B29" style:family="table-cell">
      <style:table-cell-properties fo:padding="0.097cm" fo:border-left="0.05pt solid #000000" fo:border-right="none" fo:border-top="none" fo:border-bottom="0.05pt solid #000000"/>
    </style:style>
    <style:style style:name="Tableau2.C29" style:family="table-cell">
      <style:table-cell-properties fo:padding="0.097cm" fo:border-left="0.05pt solid #000000" fo:border-right="none" fo:border-top="none" fo:border-bottom="0.05pt solid #000000"/>
    </style:style>
    <style:style style:name="Tableau2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1" style:family="table-cell">
      <style:table-cell-properties fo:padding="0.097cm" fo:border-left="0.05pt solid #000000" fo:border-right="none" fo:border-top="none" fo:border-bottom="0.05pt solid #000000"/>
    </style:style>
    <style:style style:name="Tableau4.B41" style:family="table-cell">
      <style:table-cell-properties fo:padding="0.097cm" fo:border-left="0.05pt solid #000000" fo:border-right="none" fo:border-top="none" fo:border-bottom="0.05pt solid #000000"/>
    </style:style>
    <style:style style:name="Tableau4.C41" style:family="table-cell">
      <style:table-cell-properties fo:padding="0.097cm" fo:border-left="0.05pt solid #000000" fo:border-right="none" fo:border-top="none" fo:border-bottom="0.05pt solid #000000"/>
    </style:style>
    <style:style style:name="Tableau4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2" style:family="table-cell">
      <style:table-cell-properties fo:padding="0.097cm" fo:border-left="0.05pt solid #000000" fo:border-right="none" fo:border-top="none" fo:border-bottom="0.05pt solid #000000"/>
    </style:style>
    <style:style style:name="Tableau4.B42" style:family="table-cell">
      <style:table-cell-properties fo:padding="0.097cm" fo:border-left="0.05pt solid #000000" fo:border-right="none" fo:border-top="none" fo:border-bottom="0.05pt solid #000000"/>
    </style:style>
    <style:style style:name="Tableau4.C42" style:family="table-cell">
      <style:table-cell-properties fo:padding="0.097cm" fo:border-left="0.05pt solid #000000" fo:border-right="none" fo:border-top="none" fo:border-bottom="0.05pt solid #000000"/>
    </style:style>
    <style:style style:name="Tableau4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3" style:family="table-cell">
      <style:table-cell-properties fo:padding="0.097cm" fo:border-left="0.05pt solid #000000" fo:border-right="none" fo:border-top="none" fo:border-bottom="0.05pt solid #000000"/>
    </style:style>
    <style:style style:name="Tableau4.B43" style:family="table-cell">
      <style:table-cell-properties fo:padding="0.097cm" fo:border-left="0.05pt solid #000000" fo:border-right="none" fo:border-top="none" fo:border-bottom="0.05pt solid #000000"/>
    </style:style>
    <style:style style:name="Tableau4.C43" style:family="table-cell">
      <style:table-cell-properties fo:padding="0.097cm" fo:border-left="0.05pt solid #000000" fo:border-right="none" fo:border-top="none" fo:border-bottom="0.05pt solid #000000"/>
    </style:style>
    <style:style style:name="Tableau4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4" style:family="table-cell">
      <style:table-cell-properties fo:padding="0.097cm" fo:border-left="0.05pt solid #000000" fo:border-right="none" fo:border-top="none" fo:border-bottom="0.05pt solid #000000"/>
    </style:style>
    <style:style style:name="Tableau4.B44" style:family="table-cell">
      <style:table-cell-properties fo:padding="0.097cm" fo:border-left="0.05pt solid #000000" fo:border-right="none" fo:border-top="none" fo:border-bottom="0.05pt solid #000000"/>
    </style:style>
    <style:style style:name="Tableau4.C44" style:family="table-cell">
      <style:table-cell-properties fo:padding="0.097cm" fo:border-left="0.05pt solid #000000" fo:border-right="none" fo:border-top="none" fo:border-bottom="0.05pt solid #000000"/>
    </style:style>
    <style:style style:name="Tableau4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5" style:family="table-cell">
      <style:table-cell-properties fo:padding="0.097cm" fo:border-left="0.05pt solid #000000" fo:border-right="none" fo:border-top="none" fo:border-bottom="0.05pt solid #000000"/>
    </style:style>
    <style:style style:name="Tableau4.B45" style:family="table-cell">
      <style:table-cell-properties fo:padding="0.097cm" fo:border-left="0.05pt solid #000000" fo:border-right="none" fo:border-top="none" fo:border-bottom="0.05pt solid #000000"/>
    </style:style>
    <style:style style:name="Tableau4.C45" style:family="table-cell">
      <style:table-cell-properties fo:padding="0.097cm" fo:border-left="0.05pt solid #000000" fo:border-right="none" fo:border-top="none" fo:border-bottom="0.05pt solid #000000"/>
    </style:style>
    <style:style style:name="Tableau4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6" style:family="table-cell">
      <style:table-cell-properties fo:padding="0.097cm" fo:border-left="0.05pt solid #000000" fo:border-right="none" fo:border-top="none" fo:border-bottom="0.05pt solid #000000"/>
    </style:style>
    <style:style style:name="Tableau4.B46" style:family="table-cell">
      <style:table-cell-properties fo:padding="0.097cm" fo:border-left="0.05pt solid #000000" fo:border-right="none" fo:border-top="none" fo:border-bottom="0.05pt solid #000000"/>
    </style:style>
    <style:style style:name="Tableau4.C46" style:family="table-cell">
      <style:table-cell-properties fo:padding="0.097cm" fo:border-left="0.05pt solid #000000" fo:border-right="none" fo:border-top="none" fo:border-bottom="0.05pt solid #000000"/>
    </style:style>
    <style:style style:name="Tableau4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7" style:family="table-cell">
      <style:table-cell-properties fo:padding="0.097cm" fo:border-left="0.05pt solid #000000" fo:border-right="none" fo:border-top="none" fo:border-bottom="0.05pt solid #000000"/>
    </style:style>
    <style:style style:name="Tableau4.B47" style:family="table-cell">
      <style:table-cell-properties fo:padding="0.097cm" fo:border-left="0.05pt solid #000000" fo:border-right="none" fo:border-top="none" fo:border-bottom="0.05pt solid #000000"/>
    </style:style>
    <style:style style:name="Tableau4.C47" style:family="table-cell">
      <style:table-cell-properties fo:padding="0.097cm" fo:border-left="0.05pt solid #000000" fo:border-right="none" fo:border-top="none" fo:border-bottom="0.05pt solid #000000"/>
    </style:style>
    <style:style style:name="Tableau4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8" style:family="table-cell">
      <style:table-cell-properties fo:padding="0.097cm" fo:border-left="0.05pt solid #000000" fo:border-right="none" fo:border-top="none" fo:border-bottom="0.05pt solid #000000"/>
    </style:style>
    <style:style style:name="Tableau4.B48" style:family="table-cell">
      <style:table-cell-properties fo:padding="0.097cm" fo:border-left="0.05pt solid #000000" fo:border-right="none" fo:border-top="none" fo:border-bottom="0.05pt solid #000000"/>
    </style:style>
    <style:style style:name="Tableau4.C48" style:family="table-cell">
      <style:table-cell-properties fo:padding="0.097cm" fo:border-left="0.05pt solid #000000" fo:border-right="none" fo:border-top="none" fo:border-bottom="0.05pt solid #000000"/>
    </style:style>
    <style:style style:name="Tableau4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9" style:family="table-cell">
      <style:table-cell-properties fo:padding="0.097cm" fo:border-left="0.05pt solid #000000" fo:border-right="none" fo:border-top="none" fo:border-bottom="0.05pt solid #000000"/>
    </style:style>
    <style:style style:name="Tableau4.B49" style:family="table-cell">
      <style:table-cell-properties fo:padding="0.097cm" fo:border-left="0.05pt solid #000000" fo:border-right="none" fo:border-top="none" fo:border-bottom="0.05pt solid #000000"/>
    </style:style>
    <style:style style:name="Tableau4.C49" style:family="table-cell">
      <style:table-cell-properties fo:padding="0.097cm" fo:border-left="0.05pt solid #000000" fo:border-right="none" fo:border-top="none" fo:border-bottom="0.05pt solid #000000"/>
    </style:style>
    <style:style style:name="Tableau4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0" style:family="table-cell">
      <style:table-cell-properties fo:padding="0.097cm" fo:border-left="0.05pt solid #000000" fo:border-right="none" fo:border-top="none" fo:border-bottom="0.05pt solid #000000"/>
    </style:style>
    <style:style style:name="Tableau4.B50" style:family="table-cell">
      <style:table-cell-properties fo:padding="0.097cm" fo:border-left="0.05pt solid #000000" fo:border-right="none" fo:border-top="none" fo:border-bottom="0.05pt solid #000000"/>
    </style:style>
    <style:style style:name="Tableau4.C50" style:family="table-cell">
      <style:table-cell-properties fo:padding="0.097cm" fo:border-left="0.05pt solid #000000" fo:border-right="none" fo:border-top="none" fo:border-bottom="0.05pt solid #000000"/>
    </style:style>
    <style:style style:name="Tableau4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1" style:family="table-cell">
      <style:table-cell-properties fo:padding="0.097cm" fo:border-left="0.05pt solid #000000" fo:border-right="none" fo:border-top="none" fo:border-bottom="0.05pt solid #000000"/>
    </style:style>
    <style:style style:name="Tableau4.B51" style:family="table-cell">
      <style:table-cell-properties fo:padding="0.097cm" fo:border-left="0.05pt solid #000000" fo:border-right="none" fo:border-top="none" fo:border-bottom="0.05pt solid #000000"/>
    </style:style>
    <style:style style:name="Tableau4.C51" style:family="table-cell">
      <style:table-cell-properties fo:padding="0.097cm" fo:border-left="0.05pt solid #000000" fo:border-right="none" fo:border-top="none" fo:border-bottom="0.05pt solid #000000"/>
    </style:style>
    <style:style style:name="Tableau4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2" style:family="table-cell">
      <style:table-cell-properties fo:padding="0.097cm" fo:border-left="0.05pt solid #000000" fo:border-right="none" fo:border-top="none" fo:border-bottom="0.05pt solid #000000"/>
    </style:style>
    <style:style style:name="Tableau4.B52" style:family="table-cell">
      <style:table-cell-properties fo:padding="0.097cm" fo:border-left="0.05pt solid #000000" fo:border-right="none" fo:border-top="none" fo:border-bottom="0.05pt solid #000000"/>
    </style:style>
    <style:style style:name="Tableau4.C52" style:family="table-cell">
      <style:table-cell-properties fo:padding="0.097cm" fo:border-left="0.05pt solid #000000" fo:border-right="none" fo:border-top="none" fo:border-bottom="0.05pt solid #000000"/>
    </style:style>
    <style:style style:name="Tableau4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2" style:family="table-cell">
      <style:table-cell-properties fo:padding="0.097cm" fo:border-left="0.05pt solid #000000" fo:border-right="none" fo:border-top="none" fo:border-bottom="0.05pt solid #000000"/>
    </style:style>
    <style:style style:name="Tableau3.B42" style:family="table-cell">
      <style:table-cell-properties fo:padding="0.097cm" fo:border-left="0.05pt solid #000000" fo:border-right="none" fo:border-top="none" fo:border-bottom="0.05pt solid #000000"/>
    </style:style>
    <style:style style:name="Tableau3.C42" style:family="table-cell">
      <style:table-cell-properties fo:padding="0.097cm" fo:border-left="0.05pt solid #000000" fo:border-right="none" fo:border-top="none" fo:border-bottom="0.05pt solid #000000"/>
    </style:style>
    <style:style style:name="Tableau3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3" style:family="table-cell">
      <style:table-cell-properties fo:padding="0.097cm" fo:border-left="0.05pt solid #000000" fo:border-right="none" fo:border-top="none" fo:border-bottom="0.05pt solid #000000"/>
    </style:style>
    <style:style style:name="Tableau3.B43" style:family="table-cell">
      <style:table-cell-properties fo:padding="0.097cm" fo:border-left="0.05pt solid #000000" fo:border-right="none" fo:border-top="none" fo:border-bottom="0.05pt solid #000000"/>
    </style:style>
    <style:style style:name="Tableau3.C43" style:family="table-cell">
      <style:table-cell-properties fo:padding="0.097cm" fo:border-left="0.05pt solid #000000" fo:border-right="none" fo:border-top="none" fo:border-bottom="0.05pt solid #000000"/>
    </style:style>
    <style:style style:name="Tableau3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4" style:family="table-cell">
      <style:table-cell-properties fo:padding="0.097cm" fo:border-left="0.05pt solid #000000" fo:border-right="none" fo:border-top="none" fo:border-bottom="0.05pt solid #000000"/>
    </style:style>
    <style:style style:name="Tableau3.B44" style:family="table-cell">
      <style:table-cell-properties fo:padding="0.097cm" fo:border-left="0.05pt solid #000000" fo:border-right="none" fo:border-top="none" fo:border-bottom="0.05pt solid #000000"/>
    </style:style>
    <style:style style:name="Tableau3.C44" style:family="table-cell">
      <style:table-cell-properties fo:padding="0.097cm" fo:border-left="0.05pt solid #000000" fo:border-right="none" fo:border-top="none" fo:border-bottom="0.05pt solid #000000"/>
    </style:style>
    <style:style style:name="Tableau3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5" style:family="table-cell">
      <style:table-cell-properties fo:padding="0.097cm" fo:border-left="0.05pt solid #000000" fo:border-right="none" fo:border-top="none" fo:border-bottom="0.05pt solid #000000"/>
    </style:style>
    <style:style style:name="Tableau3.B45" style:family="table-cell">
      <style:table-cell-properties fo:padding="0.097cm" fo:border-left="0.05pt solid #000000" fo:border-right="none" fo:border-top="none" fo:border-bottom="0.05pt solid #000000"/>
    </style:style>
    <style:style style:name="Tableau3.C45" style:family="table-cell">
      <style:table-cell-properties fo:padding="0.097cm" fo:border-left="0.05pt solid #000000" fo:border-right="none" fo:border-top="none" fo:border-bottom="0.05pt solid #000000"/>
    </style:style>
    <style:style style:name="Tableau3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6" style:family="table-cell">
      <style:table-cell-properties fo:padding="0.097cm" fo:border-left="0.05pt solid #000000" fo:border-right="none" fo:border-top="none" fo:border-bottom="0.05pt solid #000000"/>
    </style:style>
    <style:style style:name="Tableau3.B46" style:family="table-cell">
      <style:table-cell-properties fo:padding="0.097cm" fo:border-left="0.05pt solid #000000" fo:border-right="none" fo:border-top="none" fo:border-bottom="0.05pt solid #000000"/>
    </style:style>
    <style:style style:name="Tableau3.C46" style:family="table-cell">
      <style:table-cell-properties fo:padding="0.097cm" fo:border-left="0.05pt solid #000000" fo:border-right="none" fo:border-top="none" fo:border-bottom="0.05pt solid #000000"/>
    </style:style>
    <style:style style:name="Tableau3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7" style:family="table-cell">
      <style:table-cell-properties fo:padding="0.097cm" fo:border-left="0.05pt solid #000000" fo:border-right="none" fo:border-top="none" fo:border-bottom="0.05pt solid #000000"/>
    </style:style>
    <style:style style:name="Tableau3.B47" style:family="table-cell">
      <style:table-cell-properties fo:padding="0.097cm" fo:border-left="0.05pt solid #000000" fo:border-right="none" fo:border-top="none" fo:border-bottom="0.05pt solid #000000"/>
    </style:style>
    <style:style style:name="Tableau3.C47" style:family="table-cell">
      <style:table-cell-properties fo:padding="0.097cm" fo:border-left="0.05pt solid #000000" fo:border-right="none" fo:border-top="none" fo:border-bottom="0.05pt solid #000000"/>
    </style:style>
    <style:style style:name="Tableau3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8" style:family="table-cell">
      <style:table-cell-properties fo:padding="0.097cm" fo:border-left="0.05pt solid #000000" fo:border-right="none" fo:border-top="none" fo:border-bottom="0.05pt solid #000000"/>
    </style:style>
    <style:style style:name="Tableau3.B48" style:family="table-cell">
      <style:table-cell-properties fo:padding="0.097cm" fo:border-left="0.05pt solid #000000" fo:border-right="none" fo:border-top="none" fo:border-bottom="0.05pt solid #000000"/>
    </style:style>
    <style:style style:name="Tableau3.C48" style:family="table-cell">
      <style:table-cell-properties fo:padding="0.097cm" fo:border-left="0.05pt solid #000000" fo:border-right="none" fo:border-top="none" fo:border-bottom="0.05pt solid #000000"/>
    </style:style>
    <style:style style:name="Tableau3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9" style:family="table-cell">
      <style:table-cell-properties fo:padding="0.097cm" fo:border-left="0.05pt solid #000000" fo:border-right="none" fo:border-top="none" fo:border-bottom="0.05pt solid #000000"/>
    </style:style>
    <style:style style:name="Tableau3.B49" style:family="table-cell">
      <style:table-cell-properties fo:padding="0.097cm" fo:border-left="0.05pt solid #000000" fo:border-right="none" fo:border-top="none" fo:border-bottom="0.05pt solid #000000"/>
    </style:style>
    <style:style style:name="Tableau3.C49" style:family="table-cell">
      <style:table-cell-properties fo:padding="0.097cm" fo:border-left="0.05pt solid #000000" fo:border-right="none" fo:border-top="none" fo:border-bottom="0.05pt solid #000000"/>
    </style:style>
    <style:style style:name="Tableau3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0" style:family="table-cell">
      <style:table-cell-properties fo:padding="0.097cm" fo:border-left="0.05pt solid #000000" fo:border-right="none" fo:border-top="none" fo:border-bottom="0.05pt solid #000000"/>
    </style:style>
    <style:style style:name="Tableau3.B50" style:family="table-cell">
      <style:table-cell-properties fo:padding="0.097cm" fo:border-left="0.05pt solid #000000" fo:border-right="none" fo:border-top="none" fo:border-bottom="0.05pt solid #000000"/>
    </style:style>
    <style:style style:name="Tableau3.C50" style:family="table-cell">
      <style:table-cell-properties fo:padding="0.097cm" fo:border-left="0.05pt solid #000000" fo:border-right="none" fo:border-top="none" fo:border-bottom="0.05pt solid #000000"/>
    </style:style>
    <style:style style:name="Tableau3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1" style:family="table-cell">
      <style:table-cell-properties fo:padding="0.097cm" fo:border-left="0.05pt solid #000000" fo:border-right="none" fo:border-top="none" fo:border-bottom="0.05pt solid #000000"/>
    </style:style>
    <style:style style:name="Tableau3.B51" style:family="table-cell">
      <style:table-cell-properties fo:padding="0.097cm" fo:border-left="0.05pt solid #000000" fo:border-right="none" fo:border-top="none" fo:border-bottom="0.05pt solid #000000"/>
    </style:style>
    <style:style style:name="Tableau3.C51" style:family="table-cell">
      <style:table-cell-properties fo:padding="0.097cm" fo:border-left="0.05pt solid #000000" fo:border-right="none" fo:border-top="none" fo:border-bottom="0.05pt solid #000000"/>
    </style:style>
    <style:style style:name="Tableau3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2" style:family="table-cell">
      <style:table-cell-properties fo:padding="0.097cm" fo:border-left="0.05pt solid #000000" fo:border-right="none" fo:border-top="none" fo:border-bottom="0.05pt solid #000000"/>
    </style:style>
    <style:style style:name="Tableau3.B52" style:family="table-cell">
      <style:table-cell-properties fo:padding="0.097cm" fo:border-left="0.05pt solid #000000" fo:border-right="none" fo:border-top="none" fo:border-bottom="0.05pt solid #000000"/>
    </style:style>
    <style:style style:name="Tableau3.C52" style:family="table-cell">
      <style:table-cell-properties fo:padding="0.097cm" fo:border-left="0.05pt solid #000000" fo:border-right="none" fo:border-top="none" fo:border-bottom="0.05pt solid #000000"/>
    </style:style>
    <style:style style:name="Tableau3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5.689cm" table:align="left"/>
    </style:style>
    <style:style style:name="Tableau5.A" style:family="table-column">
      <style:table-column-properties style:column-width="4.595cm"/>
    </style:style>
    <style:style style:name="Tableau5.B" style:family="table-column">
      <style:table-column-properties style:column-width="5.509cm"/>
    </style:style>
    <style:style style:name="Tableau5.C" style:family="table-column">
      <style:table-column-properties style:column-width="10.197cm"/>
    </style:style>
    <style:style style:name="Tableau5.D" style:family="table-column">
      <style:table-column-properties style:column-width="5.389cm"/>
    </style:style>
    <style:style style:name="Tableau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689cm" table:align="left"/>
    </style:style>
    <style:style style:name="Tableau6.A" style:family="table-column">
      <style:table-column-properties style:column-width="4.595cm"/>
    </style:style>
    <style:style style:name="Tableau6.B" style:family="table-column">
      <style:table-column-properties style:column-width="5.509cm"/>
    </style:style>
    <style:style style:name="Tableau6.C" style:family="table-column">
      <style:table-column-properties style:column-width="10.197cm"/>
    </style:style>
    <style:style style:name="Tableau6.D" style:family="table-column">
      <style:table-column-properties style:column-width="5.389cm"/>
    </style:style>
    <style:style style:name="Tableau6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84874" officeooo:paragraph-rsid="00bb402d"/>
    </style:style>
    <style:style style:name="P4" style:family="paragraph" style:parent-style-name="Table_20_Contents">
      <style:text-properties officeooo:rsid="00098c23" officeooo:paragraph-rsid="00098c23"/>
    </style:style>
    <style:style style:name="P5" style:family="paragraph" style:parent-style-name="Table_20_Contents">
      <style:text-properties officeooo:rsid="000b161d" officeooo:paragraph-rsid="000b161d"/>
    </style:style>
    <style:style style:name="P6" style:family="paragraph" style:parent-style-name="Table_20_Contents">
      <style:text-properties officeooo:rsid="000c643f" officeooo:paragraph-rsid="000c643f"/>
    </style:style>
    <style:style style:name="P7" style:family="paragraph" style:parent-style-name="Table_20_Contents">
      <style:text-properties officeooo:rsid="000d8e1e" officeooo:paragraph-rsid="000d8e1e"/>
    </style:style>
    <style:style style:name="P8" style:family="paragraph" style:parent-style-name="Table_20_Contents">
      <style:text-properties officeooo:rsid="000f1aee" officeooo:paragraph-rsid="000f1aee"/>
    </style:style>
    <style:style style:name="P9" style:family="paragraph" style:parent-style-name="Table_20_Contents">
      <style:text-properties officeooo:rsid="00110317" officeooo:paragraph-rsid="00110317"/>
    </style:style>
    <style:style style:name="P10" style:family="paragraph" style:parent-style-name="Table_20_Contents">
      <style:text-properties officeooo:paragraph-rsid="00110317"/>
    </style:style>
    <style:style style:name="P11" style:family="paragraph" style:parent-style-name="Table_20_Contents">
      <style:text-properties officeooo:rsid="00115592" officeooo:paragraph-rsid="00115592"/>
    </style:style>
    <style:style style:name="P12" style:family="paragraph" style:parent-style-name="Table_20_Contents">
      <style:text-properties officeooo:rsid="001283e5" officeooo:paragraph-rsid="001283e5"/>
    </style:style>
    <style:style style:name="P13" style:family="paragraph" style:parent-style-name="Table_20_Contents">
      <style:text-properties officeooo:rsid="00146426" officeooo:paragraph-rsid="00146426"/>
    </style:style>
    <style:style style:name="P14" style:family="paragraph" style:parent-style-name="Table_20_Contents">
      <style:text-properties officeooo:rsid="00152af0" officeooo:paragraph-rsid="00152af0"/>
    </style:style>
    <style:style style:name="P15" style:family="paragraph" style:parent-style-name="Table_20_Contents">
      <style:text-properties officeooo:rsid="0016f6e3" officeooo:paragraph-rsid="0016f6e3"/>
    </style:style>
    <style:style style:name="P16" style:family="paragraph" style:parent-style-name="Table_20_Contents">
      <style:text-properties officeooo:rsid="00177050" officeooo:paragraph-rsid="00177050"/>
    </style:style>
    <style:style style:name="P17" style:family="paragraph" style:parent-style-name="Table_20_Contents">
      <style:text-properties officeooo:rsid="00182db2" officeooo:paragraph-rsid="00182db2"/>
    </style:style>
    <style:style style:name="P18" style:family="paragraph" style:parent-style-name="Table_20_Contents">
      <style:text-properties officeooo:rsid="0019f902" officeooo:paragraph-rsid="0019f902"/>
    </style:style>
    <style:style style:name="P19" style:family="paragraph" style:parent-style-name="Table_20_Contents">
      <style:text-properties officeooo:rsid="001aae85" officeooo:paragraph-rsid="001aae85"/>
    </style:style>
    <style:style style:name="P20" style:family="paragraph" style:parent-style-name="Table_20_Contents">
      <style:text-properties officeooo:rsid="0021e795" officeooo:paragraph-rsid="0021e795"/>
    </style:style>
    <style:style style:name="P21" style:family="paragraph" style:parent-style-name="Table_20_Contents">
      <style:text-properties officeooo:rsid="002290ff" officeooo:paragraph-rsid="002290ff"/>
    </style:style>
    <style:style style:name="P22" style:family="paragraph" style:parent-style-name="Table_20_Contents">
      <style:text-properties officeooo:rsid="0024377b" officeooo:paragraph-rsid="0024377b"/>
    </style:style>
    <style:style style:name="P23" style:family="paragraph" style:parent-style-name="Table_20_Contents">
      <style:text-properties officeooo:rsid="00245d8f" officeooo:paragraph-rsid="00245d8f"/>
    </style:style>
    <style:style style:name="P24" style:family="paragraph" style:parent-style-name="Table_20_Contents">
      <style:text-properties officeooo:rsid="00263fc5" officeooo:paragraph-rsid="00263fc5"/>
    </style:style>
    <style:style style:name="P25" style:family="paragraph" style:parent-style-name="Table_20_Contents">
      <style:text-properties officeooo:rsid="0026f8a2" officeooo:paragraph-rsid="0026f8a2"/>
    </style:style>
    <style:style style:name="P26" style:family="paragraph" style:parent-style-name="Table_20_Contents">
      <style:text-properties officeooo:rsid="0027c6d2" officeooo:paragraph-rsid="0027c6d2"/>
    </style:style>
    <style:style style:name="P27" style:family="paragraph" style:parent-style-name="Table_20_Contents">
      <style:text-properties officeooo:rsid="0029c4d2" officeooo:paragraph-rsid="0029c4d2"/>
    </style:style>
    <style:style style:name="P28" style:family="paragraph" style:parent-style-name="Table_20_Contents">
      <style:text-properties officeooo:rsid="002b0878" officeooo:paragraph-rsid="002b0878"/>
    </style:style>
    <style:style style:name="P29" style:family="paragraph" style:parent-style-name="Table_20_Contents">
      <style:text-properties officeooo:rsid="002beeea" officeooo:paragraph-rsid="002beeea"/>
    </style:style>
    <style:style style:name="P30" style:family="paragraph" style:parent-style-name="Table_20_Contents">
      <style:text-properties officeooo:rsid="002ceb18" officeooo:paragraph-rsid="002ceb18"/>
    </style:style>
    <style:style style:name="P31" style:family="paragraph" style:parent-style-name="Table_20_Contents">
      <style:text-properties officeooo:rsid="002d2635" officeooo:paragraph-rsid="002d2635"/>
    </style:style>
    <style:style style:name="P32" style:family="paragraph" style:parent-style-name="Table_20_Contents">
      <style:text-properties officeooo:rsid="002eace2" officeooo:paragraph-rsid="002eace2"/>
    </style:style>
    <style:style style:name="P33" style:family="paragraph" style:parent-style-name="Table_20_Contents">
      <style:text-properties officeooo:rsid="00303bf2" officeooo:paragraph-rsid="00303bf2"/>
    </style:style>
    <style:style style:name="P34" style:family="paragraph" style:parent-style-name="Table_20_Contents">
      <style:text-properties officeooo:rsid="0031ea08" officeooo:paragraph-rsid="0031ea08"/>
    </style:style>
    <style:style style:name="P35" style:family="paragraph" style:parent-style-name="Table_20_Contents">
      <style:text-properties officeooo:rsid="00320cd8" officeooo:paragraph-rsid="00320cd8"/>
    </style:style>
    <style:style style:name="P36" style:family="paragraph" style:parent-style-name="Table_20_Contents">
      <style:text-properties officeooo:rsid="0032809b" officeooo:paragraph-rsid="0032809b"/>
    </style:style>
    <style:style style:name="P37" style:family="paragraph" style:parent-style-name="Table_20_Contents">
      <style:text-properties officeooo:rsid="00333356" officeooo:paragraph-rsid="00333356"/>
    </style:style>
    <style:style style:name="P38" style:family="paragraph" style:parent-style-name="Table_20_Contents">
      <style:text-properties officeooo:rsid="00343d47" officeooo:paragraph-rsid="00343d47"/>
    </style:style>
    <style:style style:name="P39" style:family="paragraph" style:parent-style-name="Table_20_Contents">
      <style:text-properties officeooo:rsid="0034d573" officeooo:paragraph-rsid="0034d573"/>
    </style:style>
    <style:style style:name="P40" style:family="paragraph" style:parent-style-name="Table_20_Contents">
      <style:text-properties officeooo:rsid="00366bc2" officeooo:paragraph-rsid="00366bc2"/>
    </style:style>
    <style:style style:name="P41" style:family="paragraph" style:parent-style-name="Table_20_Contents">
      <style:text-properties officeooo:rsid="00368dcc" officeooo:paragraph-rsid="00368dcc"/>
    </style:style>
    <style:style style:name="P42" style:family="paragraph" style:parent-style-name="Table_20_Contents">
      <style:text-properties officeooo:rsid="0037df86" officeooo:paragraph-rsid="0037df86"/>
    </style:style>
    <style:style style:name="P43" style:family="paragraph" style:parent-style-name="Table_20_Contents">
      <style:text-properties officeooo:rsid="0039376c" officeooo:paragraph-rsid="0039376c"/>
    </style:style>
    <style:style style:name="P44" style:family="paragraph" style:parent-style-name="Table_20_Contents">
      <style:text-properties officeooo:rsid="003970ef" officeooo:paragraph-rsid="003970ef"/>
    </style:style>
    <style:style style:name="P45" style:family="paragraph" style:parent-style-name="Table_20_Contents">
      <style:text-properties officeooo:rsid="003a7cc5" officeooo:paragraph-rsid="003a7cc5"/>
    </style:style>
    <style:style style:name="P46" style:family="paragraph" style:parent-style-name="Table_20_Contents">
      <style:text-properties officeooo:rsid="003c6433" officeooo:paragraph-rsid="003c6433"/>
    </style:style>
    <style:style style:name="P47" style:family="paragraph" style:parent-style-name="Table_20_Contents">
      <style:text-properties officeooo:rsid="003cf525" officeooo:paragraph-rsid="003cf525"/>
    </style:style>
    <style:style style:name="P48" style:family="paragraph" style:parent-style-name="Table_20_Contents">
      <style:text-properties officeooo:rsid="003de2fb" officeooo:paragraph-rsid="003de2fb"/>
    </style:style>
    <style:style style:name="P49" style:family="paragraph" style:parent-style-name="Table_20_Contents">
      <style:text-properties officeooo:rsid="003e3484" officeooo:paragraph-rsid="003e3484"/>
    </style:style>
    <style:style style:name="P50" style:family="paragraph" style:parent-style-name="Table_20_Contents">
      <style:text-properties officeooo:rsid="003e590d" officeooo:paragraph-rsid="003e590d"/>
    </style:style>
    <style:style style:name="P51" style:family="paragraph" style:parent-style-name="Table_20_Contents">
      <style:text-properties officeooo:rsid="003fcda6" officeooo:paragraph-rsid="003fcda6"/>
    </style:style>
    <style:style style:name="P52" style:family="paragraph" style:parent-style-name="Table_20_Contents">
      <style:text-properties officeooo:rsid="003fcda6" officeooo:paragraph-rsid="00ad3baf"/>
    </style:style>
    <style:style style:name="P53" style:family="paragraph" style:parent-style-name="Table_20_Contents">
      <style:text-properties officeooo:rsid="0041b6bb" officeooo:paragraph-rsid="0041b6bb"/>
    </style:style>
    <style:style style:name="P54" style:family="paragraph" style:parent-style-name="Table_20_Contents">
      <style:text-properties officeooo:rsid="0042e2b0" officeooo:paragraph-rsid="0042e2b0"/>
    </style:style>
    <style:style style:name="P55" style:family="paragraph" style:parent-style-name="Table_20_Contents">
      <style:text-properties officeooo:rsid="0043e98f" officeooo:paragraph-rsid="0043e98f"/>
    </style:style>
    <style:style style:name="P56" style:family="paragraph" style:parent-style-name="Table_20_Contents">
      <style:text-properties officeooo:rsid="0045688d" officeooo:paragraph-rsid="0045688d"/>
    </style:style>
    <style:style style:name="P57" style:family="paragraph" style:parent-style-name="Table_20_Contents">
      <style:text-properties officeooo:rsid="0045d648" officeooo:paragraph-rsid="0045d648"/>
    </style:style>
    <style:style style:name="P58" style:family="paragraph" style:parent-style-name="Table_20_Contents">
      <style:text-properties officeooo:rsid="0046bc8e" officeooo:paragraph-rsid="0046bc8e"/>
    </style:style>
    <style:style style:name="P59" style:family="paragraph" style:parent-style-name="Table_20_Contents">
      <style:text-properties officeooo:rsid="00472f1d" officeooo:paragraph-rsid="00472f1d"/>
    </style:style>
    <style:style style:name="P60" style:family="paragraph" style:parent-style-name="Table_20_Contents">
      <style:text-properties officeooo:rsid="00474cc6" officeooo:paragraph-rsid="00474cc6"/>
    </style:style>
    <style:style style:name="P61" style:family="paragraph" style:parent-style-name="Table_20_Contents">
      <style:text-properties officeooo:rsid="0048cfd5" officeooo:paragraph-rsid="0048cfd5"/>
    </style:style>
    <style:style style:name="P62" style:family="paragraph" style:parent-style-name="Table_20_Contents">
      <style:text-properties officeooo:rsid="0049f883" officeooo:paragraph-rsid="0049f883"/>
    </style:style>
    <style:style style:name="P63" style:family="paragraph" style:parent-style-name="Table_20_Contents">
      <style:text-properties officeooo:rsid="004bf1bd" officeooo:paragraph-rsid="004bf1bd"/>
    </style:style>
    <style:style style:name="P64" style:family="paragraph" style:parent-style-name="Table_20_Contents">
      <style:text-properties officeooo:rsid="004cde15" officeooo:paragraph-rsid="004cde15"/>
    </style:style>
    <style:style style:name="P65" style:family="paragraph" style:parent-style-name="Table_20_Contents">
      <style:text-properties officeooo:rsid="004cf1a7" officeooo:paragraph-rsid="004cf1a7"/>
    </style:style>
    <style:style style:name="P66" style:family="paragraph" style:parent-style-name="Table_20_Contents">
      <style:text-properties officeooo:rsid="004df04a" officeooo:paragraph-rsid="004df04a"/>
    </style:style>
    <style:style style:name="P67" style:family="paragraph" style:parent-style-name="Table_20_Contents">
      <style:text-properties officeooo:rsid="004e073d" officeooo:paragraph-rsid="004e073d"/>
    </style:style>
    <style:style style:name="P68" style:family="paragraph" style:parent-style-name="Table_20_Contents">
      <style:text-properties officeooo:rsid="004f8563" officeooo:paragraph-rsid="004f8563"/>
    </style:style>
    <style:style style:name="P69" style:family="paragraph" style:parent-style-name="Table_20_Contents">
      <style:text-properties officeooo:rsid="00507f5f" officeooo:paragraph-rsid="00507f5f"/>
    </style:style>
    <style:style style:name="P70" style:family="paragraph" style:parent-style-name="Table_20_Contents">
      <style:text-properties officeooo:rsid="00523c58" officeooo:paragraph-rsid="00523c58"/>
    </style:style>
    <style:style style:name="P71" style:family="paragraph" style:parent-style-name="Table_20_Contents">
      <style:text-properties officeooo:rsid="005264da" officeooo:paragraph-rsid="005264da"/>
    </style:style>
    <style:style style:name="P72" style:family="paragraph" style:parent-style-name="Table_20_Contents">
      <style:text-properties officeooo:rsid="00537df8" officeooo:paragraph-rsid="00537df8"/>
    </style:style>
    <style:style style:name="P73" style:family="paragraph" style:parent-style-name="Table_20_Contents">
      <style:text-properties officeooo:rsid="00537df8" officeooo:paragraph-rsid="00bb402d"/>
    </style:style>
    <style:style style:name="P74" style:family="paragraph" style:parent-style-name="Table_20_Contents">
      <style:text-properties officeooo:rsid="0056e486" officeooo:paragraph-rsid="0056e486"/>
    </style:style>
    <style:style style:name="P75" style:family="paragraph" style:parent-style-name="Table_20_Contents">
      <style:text-properties officeooo:rsid="0057e7ca" officeooo:paragraph-rsid="0057e7ca"/>
    </style:style>
    <style:style style:name="P76" style:family="paragraph" style:parent-style-name="Table_20_Contents">
      <style:text-properties officeooo:rsid="00584394" officeooo:paragraph-rsid="00584394"/>
    </style:style>
    <style:style style:name="P77" style:family="paragraph" style:parent-style-name="Table_20_Contents">
      <style:text-properties officeooo:rsid="0058d31b" officeooo:paragraph-rsid="0058d31b"/>
    </style:style>
    <style:style style:name="P78" style:family="paragraph" style:parent-style-name="Table_20_Contents">
      <style:text-properties officeooo:rsid="005c274b" officeooo:paragraph-rsid="005c274b"/>
    </style:style>
    <style:style style:name="P79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80" style:family="paragraph" style:parent-style-name="Table_20_Contents">
      <style:text-properties officeooo:rsid="005c84d0" officeooo:paragraph-rsid="005c84d0"/>
    </style:style>
    <style:style style:name="P81" style:family="paragraph" style:parent-style-name="Table_20_Contents">
      <style:text-properties officeooo:rsid="005e8234" officeooo:paragraph-rsid="005e8234"/>
    </style:style>
    <style:style style:name="P82" style:family="paragraph" style:parent-style-name="Table_20_Contents">
      <style:text-properties officeooo:rsid="006071d2" officeooo:paragraph-rsid="006071d2"/>
    </style:style>
    <style:style style:name="P83" style:family="paragraph" style:parent-style-name="Table_20_Contents">
      <style:text-properties officeooo:rsid="0060afb5" officeooo:paragraph-rsid="0060afb5"/>
    </style:style>
    <style:style style:name="P84" style:family="paragraph" style:parent-style-name="Table_20_Contents">
      <style:text-properties officeooo:rsid="00610f0b" officeooo:paragraph-rsid="00610f0b"/>
    </style:style>
    <style:style style:name="P85" style:family="paragraph" style:parent-style-name="Table_20_Contents">
      <style:text-properties officeooo:rsid="006124e2" officeooo:paragraph-rsid="006124e2"/>
    </style:style>
    <style:style style:name="P86" style:family="paragraph" style:parent-style-name="Table_20_Contents">
      <style:text-properties officeooo:rsid="0062cee5" officeooo:paragraph-rsid="0062cee5"/>
    </style:style>
    <style:style style:name="P87" style:family="paragraph" style:parent-style-name="Table_20_Contents">
      <style:text-properties officeooo:rsid="0063770a" officeooo:paragraph-rsid="0063770a"/>
    </style:style>
    <style:style style:name="P88" style:family="paragraph" style:parent-style-name="Table_20_Contents">
      <style:text-properties officeooo:rsid="00638aea" officeooo:paragraph-rsid="00638aea"/>
    </style:style>
    <style:style style:name="P89" style:family="paragraph" style:parent-style-name="Table_20_Contents">
      <style:text-properties officeooo:rsid="006419ed" officeooo:paragraph-rsid="006419ed"/>
    </style:style>
    <style:style style:name="P90" style:family="paragraph" style:parent-style-name="Table_20_Contents">
      <style:text-properties officeooo:rsid="0064879a" officeooo:paragraph-rsid="0064879a"/>
    </style:style>
    <style:style style:name="P91" style:family="paragraph" style:parent-style-name="Table_20_Contents">
      <style:text-properties officeooo:rsid="0065451c" officeooo:paragraph-rsid="0065451c"/>
    </style:style>
    <style:style style:name="P92" style:family="paragraph" style:parent-style-name="Table_20_Contents">
      <style:text-properties officeooo:rsid="00665184" officeooo:paragraph-rsid="00665184"/>
    </style:style>
    <style:style style:name="P93" style:family="paragraph" style:parent-style-name="Table_20_Contents">
      <style:text-properties officeooo:rsid="0067ee95" officeooo:paragraph-rsid="0067ee95"/>
    </style:style>
    <style:style style:name="P94" style:family="paragraph" style:parent-style-name="Table_20_Contents">
      <style:text-properties officeooo:rsid="00686e7d" officeooo:paragraph-rsid="00686e7d"/>
    </style:style>
    <style:style style:name="P95" style:family="paragraph" style:parent-style-name="Table_20_Contents">
      <style:text-properties officeooo:rsid="006953c2" officeooo:paragraph-rsid="006953c2"/>
    </style:style>
    <style:style style:name="P96" style:family="paragraph" style:parent-style-name="Table_20_Contents">
      <style:text-properties officeooo:rsid="006a1e53" officeooo:paragraph-rsid="006a1e53"/>
    </style:style>
    <style:style style:name="P97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98" style:family="paragraph" style:parent-style-name="Table_20_Contents">
      <style:text-properties officeooo:rsid="006a2230" officeooo:paragraph-rsid="006a2230"/>
    </style:style>
    <style:style style:name="P99" style:family="paragraph" style:parent-style-name="Table_20_Contents">
      <style:text-properties officeooo:rsid="006a2376" officeooo:paragraph-rsid="006a2376"/>
    </style:style>
    <style:style style:name="P100" style:family="paragraph" style:parent-style-name="Table_20_Contents">
      <style:text-properties officeooo:rsid="006a479e" officeooo:paragraph-rsid="006a479e"/>
    </style:style>
    <style:style style:name="P101" style:family="paragraph" style:parent-style-name="Table_20_Contents">
      <style:text-properties officeooo:rsid="006aa1e3" officeooo:paragraph-rsid="006aa1e3"/>
    </style:style>
    <style:style style:name="P102" style:family="paragraph" style:parent-style-name="Table_20_Contents">
      <style:text-properties officeooo:rsid="006bff25" officeooo:paragraph-rsid="006bff25"/>
    </style:style>
    <style:style style:name="P103" style:family="paragraph" style:parent-style-name="Table_20_Contents">
      <style:text-properties officeooo:rsid="006c249d" officeooo:paragraph-rsid="006c249d"/>
    </style:style>
    <style:style style:name="P104" style:family="paragraph" style:parent-style-name="Table_20_Contents">
      <style:text-properties officeooo:rsid="006daf62" officeooo:paragraph-rsid="006daf62"/>
    </style:style>
    <style:style style:name="P105" style:family="paragraph" style:parent-style-name="Table_20_Contents">
      <style:text-properties officeooo:rsid="006f419e" officeooo:paragraph-rsid="006f419e"/>
    </style:style>
    <style:style style:name="P106" style:family="paragraph" style:parent-style-name="Table_20_Contents">
      <style:text-properties officeooo:rsid="006f4971" officeooo:paragraph-rsid="006f4971"/>
    </style:style>
    <style:style style:name="P107" style:family="paragraph" style:parent-style-name="Table_20_Contents">
      <style:text-properties officeooo:rsid="007092fc" officeooo:paragraph-rsid="00bb402d"/>
    </style:style>
    <style:style style:name="P108" style:family="paragraph" style:parent-style-name="Table_20_Contents">
      <style:text-properties officeooo:rsid="00715c67" officeooo:paragraph-rsid="00bb402d"/>
    </style:style>
    <style:style style:name="P109" style:family="paragraph" style:parent-style-name="Table_20_Contents">
      <style:text-properties officeooo:rsid="0071c1a0" officeooo:paragraph-rsid="00bb402d"/>
    </style:style>
    <style:style style:name="P110" style:family="paragraph" style:parent-style-name="Table_20_Contents">
      <style:text-properties officeooo:rsid="0072cb73" officeooo:paragraph-rsid="00bb402d"/>
    </style:style>
    <style:style style:name="P111" style:family="paragraph" style:parent-style-name="Table_20_Contents">
      <style:text-properties officeooo:rsid="00752395" officeooo:paragraph-rsid="00bb402d"/>
    </style:style>
    <style:style style:name="P112" style:family="paragraph" style:parent-style-name="Table_20_Contents">
      <style:text-properties officeooo:rsid="0075c097" officeooo:paragraph-rsid="00bb402d"/>
    </style:style>
    <style:style style:name="P113" style:family="paragraph" style:parent-style-name="Table_20_Contents">
      <style:text-properties officeooo:rsid="0075e0b9" officeooo:paragraph-rsid="00bb402d"/>
    </style:style>
    <style:style style:name="P114" style:family="paragraph" style:parent-style-name="Table_20_Contents">
      <style:text-properties officeooo:rsid="0075e4b1" officeooo:paragraph-rsid="00bb402d"/>
    </style:style>
    <style:style style:name="P115" style:family="paragraph" style:parent-style-name="Table_20_Contents">
      <style:text-properties officeooo:rsid="0077ace9" officeooo:paragraph-rsid="00bb402d"/>
    </style:style>
    <style:style style:name="P116" style:family="paragraph" style:parent-style-name="Table_20_Contents">
      <style:text-properties officeooo:rsid="0077ebc7" officeooo:paragraph-rsid="00bb402d"/>
    </style:style>
    <style:style style:name="P117" style:family="paragraph" style:parent-style-name="Table_20_Contents">
      <style:text-properties officeooo:rsid="00791bca" officeooo:paragraph-rsid="00bb402d"/>
    </style:style>
    <style:style style:name="P118" style:family="paragraph" style:parent-style-name="Table_20_Contents">
      <style:text-properties officeooo:rsid="007ab412" officeooo:paragraph-rsid="00bb402d"/>
    </style:style>
    <style:style style:name="P119" style:family="paragraph" style:parent-style-name="Table_20_Contents">
      <style:text-properties officeooo:rsid="007bcb5d" officeooo:paragraph-rsid="00bb402d"/>
    </style:style>
    <style:style style:name="P120" style:family="paragraph" style:parent-style-name="Table_20_Contents">
      <style:text-properties officeooo:rsid="007d6291" officeooo:paragraph-rsid="00bb402d"/>
    </style:style>
    <style:style style:name="P121" style:family="paragraph" style:parent-style-name="Table_20_Contents">
      <style:text-properties officeooo:rsid="007d7e6f" officeooo:paragraph-rsid="00bb402d"/>
    </style:style>
    <style:style style:name="P122" style:family="paragraph" style:parent-style-name="Table_20_Contents">
      <style:text-properties officeooo:rsid="007ecdbe" officeooo:paragraph-rsid="00bb402d"/>
    </style:style>
    <style:style style:name="P123" style:family="paragraph" style:parent-style-name="Table_20_Contents">
      <style:text-properties officeooo:rsid="007fdff7" officeooo:paragraph-rsid="00bb402d"/>
    </style:style>
    <style:style style:name="P124" style:family="paragraph" style:parent-style-name="Table_20_Contents">
      <style:text-properties officeooo:rsid="008065b6" officeooo:paragraph-rsid="00bb402d"/>
    </style:style>
    <style:style style:name="P125" style:family="paragraph" style:parent-style-name="Table_20_Contents">
      <style:text-properties officeooo:rsid="0081f102" officeooo:paragraph-rsid="00bb402d"/>
    </style:style>
    <style:style style:name="P126" style:family="paragraph" style:parent-style-name="Table_20_Contents">
      <style:text-properties officeooo:rsid="008357aa" officeooo:paragraph-rsid="00bb402d"/>
    </style:style>
    <style:style style:name="P127" style:family="paragraph" style:parent-style-name="Table_20_Contents">
      <style:text-properties officeooo:rsid="0084edf6" officeooo:paragraph-rsid="00bb402d"/>
    </style:style>
    <style:style style:name="P128" style:family="paragraph" style:parent-style-name="Table_20_Contents">
      <style:text-properties officeooo:rsid="0085b835" officeooo:paragraph-rsid="00bb402d"/>
    </style:style>
    <style:style style:name="P129" style:family="paragraph" style:parent-style-name="Table_20_Contents">
      <style:text-properties officeooo:rsid="0086f57e" officeooo:paragraph-rsid="0086f57e"/>
    </style:style>
    <style:style style:name="P130" style:family="paragraph" style:parent-style-name="Table_20_Contents">
      <style:text-properties officeooo:rsid="008774c6" officeooo:paragraph-rsid="008774c6"/>
    </style:style>
    <style:style style:name="P131" style:family="paragraph" style:parent-style-name="Table_20_Contents">
      <style:text-properties officeooo:rsid="008a6676" officeooo:paragraph-rsid="008a6676"/>
    </style:style>
    <style:style style:name="P132" style:family="paragraph" style:parent-style-name="Table_20_Contents">
      <style:text-properties officeooo:rsid="008b5347" officeooo:paragraph-rsid="008b5347"/>
    </style:style>
    <style:style style:name="P133" style:family="paragraph" style:parent-style-name="Table_20_Contents">
      <style:text-properties officeooo:rsid="008bd5ea" officeooo:paragraph-rsid="008bd5ea"/>
    </style:style>
    <style:style style:name="P134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35" style:family="paragraph" style:parent-style-name="Table_20_Contents">
      <style:text-properties officeooo:rsid="008d71cb" officeooo:paragraph-rsid="008d71cb"/>
    </style:style>
    <style:style style:name="P136" style:family="paragraph" style:parent-style-name="Table_20_Contents">
      <style:text-properties officeooo:rsid="0091fdf2" officeooo:paragraph-rsid="0091fdf2"/>
    </style:style>
    <style:style style:name="P137" style:family="paragraph" style:parent-style-name="Table_20_Contents">
      <style:text-properties officeooo:rsid="009322d4" officeooo:paragraph-rsid="009322d4"/>
    </style:style>
    <style:style style:name="P138" style:family="paragraph" style:parent-style-name="Table_20_Contents">
      <style:text-properties officeooo:rsid="0094f0ee" officeooo:paragraph-rsid="0037df86"/>
    </style:style>
    <style:style style:name="P139" style:family="paragraph" style:parent-style-name="Table_20_Contents">
      <style:text-properties officeooo:rsid="0094f0ee" officeooo:paragraph-rsid="003a7cc5"/>
    </style:style>
    <style:style style:name="P140" style:family="paragraph" style:parent-style-name="Table_20_Contents">
      <style:text-properties officeooo:rsid="009a8377" officeooo:paragraph-rsid="009a8377"/>
    </style:style>
    <style:style style:name="P141" style:family="paragraph" style:parent-style-name="Table_20_Contents">
      <style:text-properties officeooo:rsid="009c3e04" officeooo:paragraph-rsid="009c3e04"/>
    </style:style>
    <style:style style:name="P142" style:family="paragraph" style:parent-style-name="Table_20_Contents">
      <style:text-properties officeooo:rsid="00a00f36" officeooo:paragraph-rsid="00a00f36"/>
    </style:style>
    <style:style style:name="P143" style:family="paragraph" style:parent-style-name="Table_20_Contents">
      <style:text-properties officeooo:rsid="00a216eb"/>
    </style:style>
    <style:style style:name="P144" style:family="paragraph" style:parent-style-name="Table_20_Contents">
      <style:text-properties officeooo:rsid="00a72051" officeooo:paragraph-rsid="00a72051"/>
    </style:style>
    <style:style style:name="P145" style:family="paragraph" style:parent-style-name="Table_20_Contents">
      <style:text-properties officeooo:rsid="00a87503" officeooo:paragraph-rsid="00a87503"/>
    </style:style>
    <style:style style:name="P146" style:family="paragraph" style:parent-style-name="Table_20_Contents">
      <style:text-properties officeooo:rsid="00b36064" officeooo:paragraph-rsid="00b36064"/>
    </style:style>
    <style:style style:name="P147" style:family="paragraph" style:parent-style-name="Table_20_Contents">
      <style:text-properties fo:font-weight="bold" officeooo:rsid="00b36064" officeooo:paragraph-rsid="00b36064"/>
    </style:style>
    <style:style style:name="P148" style:family="paragraph" style:parent-style-name="Table_20_Contents">
      <style:text-properties officeooo:rsid="00b3ef2e" officeooo:paragraph-rsid="00b3ef2e"/>
    </style:style>
    <style:style style:name="P149" style:family="paragraph" style:parent-style-name="Table_20_Contents">
      <style:text-properties officeooo:rsid="00b505ad" officeooo:paragraph-rsid="00b505ad"/>
    </style:style>
    <style:style style:name="P150" style:family="paragraph" style:parent-style-name="Table_20_Contents">
      <style:text-properties officeooo:rsid="00b5cb54" officeooo:paragraph-rsid="00b5cb54"/>
    </style:style>
    <style:style style:name="P151" style:family="paragraph" style:parent-style-name="Table_20_Contents">
      <style:text-properties officeooo:rsid="00b7b19a" officeooo:paragraph-rsid="00b7b19a"/>
    </style:style>
    <style:style style:name="P152" style:family="paragraph" style:parent-style-name="Table_20_Contents">
      <style:text-properties officeooo:rsid="00b88046" officeooo:paragraph-rsid="00b88046"/>
    </style:style>
    <style:style style:name="P153" style:family="paragraph" style:parent-style-name="Table_20_Contents">
      <style:text-properties officeooo:rsid="00b95355" officeooo:paragraph-rsid="00b95355"/>
    </style:style>
    <style:style style:name="P154" style:family="paragraph" style:parent-style-name="Table_20_Contents">
      <style:text-properties officeooo:rsid="00bd05e3" officeooo:paragraph-rsid="00bd05e3"/>
    </style:style>
    <style:style style:name="P155" style:family="paragraph" style:parent-style-name="Table_20_Contents">
      <style:text-properties officeooo:rsid="00be92ad" officeooo:paragraph-rsid="00be92ad"/>
    </style:style>
    <style:style style:name="P156" style:family="paragraph" style:parent-style-name="Table_20_Contents">
      <style:text-properties officeooo:rsid="00c0658b" officeooo:paragraph-rsid="00c0658b"/>
    </style:style>
    <style:style style:name="P157" style:family="paragraph" style:parent-style-name="Table_20_Contents">
      <style:text-properties officeooo:rsid="00c0658b" officeooo:paragraph-rsid="00c3be8f"/>
    </style:style>
    <style:style style:name="P158" style:family="paragraph" style:parent-style-name="Table_20_Contents">
      <style:text-properties officeooo:rsid="00c26284" officeooo:paragraph-rsid="00c26284"/>
    </style:style>
    <style:style style:name="P159" style:family="paragraph" style:parent-style-name="Table_20_Contents">
      <style:text-properties officeooo:rsid="00c26284" officeooo:paragraph-rsid="00c3be8f"/>
    </style:style>
    <style:style style:name="P160" style:family="paragraph" style:parent-style-name="Table_20_Contents">
      <style:text-properties officeooo:rsid="00c26284" officeooo:paragraph-rsid="00c52df1"/>
    </style:style>
    <style:style style:name="P161" style:family="paragraph" style:parent-style-name="Table_20_Contents">
      <style:text-properties officeooo:rsid="00c3be8f" officeooo:paragraph-rsid="00c3be8f"/>
    </style:style>
    <style:style style:name="P162" style:family="paragraph" style:parent-style-name="Table_20_Contents">
      <style:text-properties officeooo:rsid="00c3c4e5" officeooo:paragraph-rsid="00c3c4e5"/>
    </style:style>
    <style:style style:name="P163" style:family="paragraph" style:parent-style-name="Table_20_Contents">
      <style:text-properties officeooo:rsid="00c52df1" officeooo:paragraph-rsid="00c52df1"/>
    </style:style>
    <style:style style:name="P164" style:family="paragraph" style:parent-style-name="Table_20_Contents">
      <style:text-properties officeooo:rsid="00c82dc3" officeooo:paragraph-rsid="00c82dc3"/>
    </style:style>
    <style:style style:name="P165" style:family="paragraph" style:parent-style-name="Table_20_Contents">
      <style:text-properties officeooo:rsid="00c9087e" officeooo:paragraph-rsid="00c9087e"/>
    </style:style>
    <style:style style:name="P166" style:family="paragraph" style:parent-style-name="Table_20_Contents">
      <style:text-properties officeooo:rsid="00cab95c" officeooo:paragraph-rsid="00cab95c"/>
    </style:style>
    <style:style style:name="P167" style:family="paragraph" style:parent-style-name="Footnote">
      <style:text-properties officeooo:rsid="000b161d" officeooo:paragraph-rsid="000b161d"/>
    </style:style>
    <style:style style:name="P168" style:family="paragraph" style:parent-style-name="Table_20_Heading">
      <style:text-properties officeooo:rsid="00084874" officeooo:paragraph-rsid="00084874"/>
    </style:style>
    <style:style style:name="P169" style:family="paragraph" style:parent-style-name="Table_20_Heading">
      <style:text-properties officeooo:rsid="00084874" officeooo:paragraph-rsid="00533014"/>
    </style:style>
    <style:style style:name="P170" style:family="paragraph" style:parent-style-name="Table_20_Heading">
      <style:text-properties officeooo:rsid="00084874" officeooo:paragraph-rsid="00bb402d"/>
    </style:style>
    <style:style style:name="P171" style:family="paragraph" style:parent-style-name="Table_20_Heading">
      <style:text-properties officeooo:rsid="00098c23" officeooo:paragraph-rsid="00098c23"/>
    </style:style>
    <style:style style:name="P172" style:family="paragraph" style:parent-style-name="Table_20_Heading">
      <style:text-properties officeooo:rsid="00098c23" officeooo:paragraph-rsid="00533014"/>
    </style:style>
    <style:style style:name="P173" style:family="paragraph" style:parent-style-name="Table_20_Heading">
      <style:text-properties officeooo:rsid="00098c23" officeooo:paragraph-rsid="00bb402d"/>
    </style:style>
    <style:style style:name="P174" style:family="paragraph" style:parent-style-name="Table_20_Heading">
      <style:text-properties officeooo:rsid="0016f893" officeooo:paragraph-rsid="0016f893"/>
    </style:style>
    <style:style style:name="P175" style:family="paragraph" style:parent-style-name="Table_20_Heading">
      <style:text-properties officeooo:rsid="0016f893" officeooo:paragraph-rsid="00533014"/>
    </style:style>
    <style:style style:name="P176" style:family="paragraph" style:parent-style-name="Table_20_Heading">
      <style:text-properties officeooo:rsid="0016f893" officeooo:paragraph-rsid="00bb402d"/>
    </style:style>
    <style:style style:name="P177" style:family="paragraph" style:parent-style-name="Table_20_Contents">
      <style:text-properties officeooo:rsid="00152af0" officeooo:paragraph-rsid="00cb725f"/>
    </style:style>
    <style:style style:name="P178" style:family="paragraph" style:parent-style-name="Table_20_Contents">
      <style:text-properties officeooo:rsid="0024377b" officeooo:paragraph-rsid="00cb725f"/>
    </style:style>
    <style:style style:name="P179" style:family="paragraph" style:parent-style-name="Table_20_Contents">
      <style:text-properties officeooo:rsid="00cb725f" officeooo:paragraph-rsid="00cb725f"/>
    </style:style>
    <style:style style:name="P180" style:family="paragraph" style:parent-style-name="Table_20_Contents">
      <style:text-properties officeooo:rsid="004f8563" officeooo:paragraph-rsid="00cb725f"/>
    </style:style>
    <style:style style:name="P181" style:family="paragraph" style:parent-style-name="Heading_20_1">
      <style:text-properties officeooo:paragraph-rsid="00533014"/>
    </style:style>
    <style:style style:name="P182" style:family="paragraph" style:parent-style-name="Heading_20_1">
      <style:text-properties officeooo:paragraph-rsid="00bb402d"/>
    </style:style>
    <style:style style:name="P183" style:family="paragraph" style:parent-style-name="Heading_20_1">
      <style:text-properties officeooo:paragraph-rsid="00cb725f"/>
    </style:style>
    <style:style style:name="P184" style:family="paragraph" style:parent-style-name="Table_20_Heading">
      <style:text-properties officeooo:rsid="0016f893" officeooo:paragraph-rsid="00cb725f"/>
    </style:style>
    <style:style style:name="P185" style:family="paragraph" style:parent-style-name="Table_20_Heading">
      <style:text-properties officeooo:rsid="00098c23" officeooo:paragraph-rsid="00cb725f"/>
    </style:style>
    <style:style style:name="P186" style:family="paragraph" style:parent-style-name="Table_20_Heading">
      <style:text-properties officeooo:rsid="00084874" officeooo:paragraph-rsid="00cb725f"/>
    </style:style>
    <style:style style:name="P187" style:family="paragraph" style:parent-style-name="Footnote">
      <style:text-properties officeooo:rsid="000b161d" officeooo:paragraph-rsid="000b161d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b0878"/>
    </style:style>
    <style:style style:name="T18" style:family="text">
      <style:text-properties officeooo:rsid="0043e98f"/>
    </style:style>
    <style:style style:name="T19" style:family="text">
      <style:text-properties officeooo:rsid="004cde15"/>
    </style:style>
    <style:style style:name="T20" style:family="text">
      <style:text-properties officeooo:rsid="00533014"/>
    </style:style>
    <style:style style:name="T21" style:family="text">
      <style:text-properties officeooo:rsid="0056dea0"/>
    </style:style>
    <style:style style:name="T22" style:family="text">
      <style:text-properties officeooo:rsid="005c274b"/>
    </style:style>
    <style:style style:name="T23" style:family="text">
      <style:text-properties officeooo:rsid="006c249d"/>
    </style:style>
    <style:style style:name="T24" style:family="text">
      <style:text-properties officeooo:rsid="008bd5ea"/>
    </style:style>
    <style:style style:name="T25" style:family="text">
      <style:text-properties officeooo:rsid="008ddb67"/>
    </style:style>
    <style:style style:name="T26" style:family="text">
      <style:text-properties officeooo:rsid="008ddce8"/>
    </style:style>
    <style:style style:name="T27" style:family="text">
      <style:text-properties officeooo:rsid="008fd092"/>
    </style:style>
    <style:style style:name="T28" style:family="text">
      <style:text-properties officeooo:rsid="00913f00"/>
    </style:style>
    <style:style style:name="T29" style:family="text">
      <style:text-properties officeooo:rsid="009322d4"/>
    </style:style>
    <style:style style:name="T30" style:family="text">
      <style:text-properties officeooo:rsid="0094f0ee"/>
    </style:style>
    <style:style style:name="T31" style:family="text">
      <style:text-properties officeooo:rsid="0096dee7"/>
    </style:style>
    <style:style style:name="T32" style:family="text">
      <style:text-properties officeooo:rsid="00983f09"/>
    </style:style>
    <style:style style:name="T33" style:family="text">
      <style:text-properties officeooo:rsid="009878cd"/>
    </style:style>
    <style:style style:name="T34" style:family="text">
      <style:text-properties officeooo:rsid="0098c07a"/>
    </style:style>
    <style:style style:name="T35" style:family="text">
      <style:text-properties officeooo:rsid="0098eb5d"/>
    </style:style>
    <style:style style:name="T36" style:family="text">
      <style:text-properties officeooo:rsid="009a8377"/>
    </style:style>
    <style:style style:name="T37" style:family="text">
      <style:text-properties officeooo:rsid="009c3e04"/>
    </style:style>
    <style:style style:name="T38" style:family="text">
      <style:text-properties officeooo:rsid="009e67a1"/>
    </style:style>
    <style:style style:name="T39" style:family="text">
      <style:text-properties officeooo:rsid="009f6c05"/>
    </style:style>
    <style:style style:name="T40" style:family="text">
      <style:text-properties officeooo:rsid="00a00f36"/>
    </style:style>
    <style:style style:name="T41" style:family="text">
      <style:text-properties officeooo:rsid="00a12876"/>
    </style:style>
    <style:style style:name="T42" style:family="text">
      <style:text-properties officeooo:rsid="00a18913"/>
    </style:style>
    <style:style style:name="T43" style:family="text">
      <style:text-properties officeooo:rsid="00a216eb"/>
    </style:style>
    <style:style style:name="T44" style:family="text">
      <style:text-properties officeooo:rsid="00a2fe7c"/>
    </style:style>
    <style:style style:name="T45" style:family="text">
      <style:text-properties officeooo:rsid="00a425a4"/>
    </style:style>
    <style:style style:name="T46" style:family="text">
      <style:text-properties officeooo:rsid="00a49f6f"/>
    </style:style>
    <style:style style:name="T47" style:family="text">
      <style:text-properties officeooo:rsid="00a5c386"/>
    </style:style>
    <style:style style:name="T48" style:family="text">
      <style:text-properties officeooo:rsid="00a87503"/>
    </style:style>
    <style:style style:name="T49" style:family="text">
      <style:text-properties officeooo:rsid="00ab6e4d"/>
    </style:style>
    <style:style style:name="T50" style:family="text">
      <style:text-properties officeooo:rsid="00ad3baf"/>
    </style:style>
    <style:style style:name="T51" style:family="text">
      <style:text-properties officeooo:rsid="00ade314"/>
    </style:style>
    <style:style style:name="T52" style:family="text">
      <style:text-properties officeooo:rsid="00af1919"/>
    </style:style>
    <style:style style:name="T53" style:family="text">
      <style:text-properties officeooo:rsid="00b07a6a"/>
    </style:style>
    <style:style style:name="T54" style:family="text">
      <style:text-properties officeooo:rsid="00b36064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officeooo:rsid="00b3ef2e"/>
    </style:style>
    <style:style style:name="T57" style:family="text">
      <style:text-properties officeooo:rsid="00b88046"/>
    </style:style>
    <style:style style:name="T58" style:family="text">
      <style:text-properties officeooo:rsid="00c0658b"/>
    </style:style>
    <style:style style:name="T59" style:family="text">
      <style:text-properties officeooo:rsid="00c26284"/>
    </style:style>
    <style:style style:name="T60" style:family="text">
      <style:text-properties officeooo:rsid="00c3be8f"/>
    </style:style>
    <style:style style:name="T61" style:family="text">
      <style:text-properties officeooo:rsid="00c3c4e5"/>
    </style:style>
    <style:style style:name="T62" style:family="text">
      <style:text-properties officeooo:rsid="00c52df1"/>
    </style:style>
    <style:style style:name="T63" style:family="text">
      <style:text-properties officeooo:rsid="00c729d1"/>
    </style:style>
    <style:style style:name="T64" style:family="text">
      <style:text-properties officeooo:rsid="00c82dc3"/>
    </style:style>
    <style:style style:name="T65" style:family="text">
      <style:text-properties officeooo:rsid="00cb725f"/>
    </style:style>
    <style:style style:name="T66" style:family="text">
      <style:text-properties officeooo:rsid="004f85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3" text:outline-level="1">MLED 14.<text:span text:style-name="T65">2</text:span> <text:span text:style-name="T1">desktop/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84">Package</text:p>
            </table:table-cell>
            <table:table-cell table:style-name="Tableau5.B1" office:value-type="string">
              <text:p text:style-name="P185">Version<text:note text:id="ftn0" text:note-class="footnote"><text:note-citation>1</text:note-citation><text:note-body><text:p text:style-name="P167">MLED / SBo <text:span text:style-name="T6">or Slackware </text:span>/ upstream</text:p></text:note-body></text:note></text:p>
            </table:table-cell>
            <table:table-cell table:style-name="Tableau5.C1" office:value-type="string">
              <text:p text:style-name="P186">Source</text:p>
            </table:table-cell>
            <table:table-cell table:style-name="Tableau5.D1" office:value-type="string">
              <text:p text:style-name="P186">Comment<text:span text:style-name="T7">s</text:span></text:p>
            </table:table-cell>
          </table:table-row>
        </table:table-header-rows>
        <table:table-row>
          <table:table-cell table:style-name="Tableau5.A3" office:value-type="string">
            <text:p text:style-name="P179">slackpkg+</text:p>
          </table:table-cell>
          <table:table-cell table:style-name="Tableau5.B2" office:value-type="string">
            <text:p text:style-name="P179">1.5.0 / - / 1.5.0</text:p>
          </table:table-cell>
          <table:table-cell table:style-name="Tableau5.C2" office:value-type="string">
            <text:p text:style-name="P180"><text:a xlink:type="simple" xlink:href="http://sourceforge.net/projects/slackpkgplus/files/" text:style-name="Internet_20_link" text:visited-style-name="Visited_20_Internet_20_Link"><text:span text:style-name="T66">http://sourceforge.net/projects/slackpkgplus/files/</text:span></text:a> </text:p>
          </table:table-cell>
          <table:table-cell table:style-name="Tableau5.D2" office:value-type="string">
            <text:p text:style-name="P177">OK.</text:p>
          </table:table-cell>
        </table:table-row>
        <table:table-row>
          <table:table-cell table:style-name="Tableau5.A3" office:value-type="string">
            <text:p text:style-name="P179">user-settings-console</text:p>
          </table:table-cell>
          <table:table-cell table:style-name="Tableau5.B3" office:value-type="string">
            <text:p text:style-name="P179">14.2 / - / - </text:p>
          </table:table-cell>
          <table:table-cell table:style-name="Tableau5.C3" office:value-type="string">
            <text:p text:style-name="P178">-</text:p>
          </table:table-cell>
          <table:table-cell table:style-name="Tableau5.D3" office:value-type="string">
            <text:p text:style-name="P178">OK.</text:p>
          </table:table-cell>
        </table:table-row>
      </table:table>
      <text:h text:style-name="P183" text:outline-level="1">MLE<text:span text:style-name="T65">S</text:span> 14.<text:span text:style-name="T65">2</text:span> <text:span text:style-name="T65">server/</text:span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header-rows>
          <table:table-row>
            <table:table-cell table:style-name="Tableau6.A1" office:value-type="string">
              <text:p text:style-name="P184">Package</text:p>
            </table:table-cell>
            <table:table-cell table:style-name="Tableau6.B1" office:value-type="string">
              <text:p text:style-name="P185">Version<text:note text:id="ftn5" text:note-class="footnote"><text:note-citation>2</text:note-citation><text:note-body><text:p text:style-name="P167">MLE<text:span text:style-name="T65">S</text:span> / SBo <text:span text:style-name="T6">or Slackware </text:span>/ upstream</text:p></text:note-body></text:note></text:p>
            </table:table-cell>
            <table:table-cell table:style-name="Tableau6.C1" office:value-type="string">
              <text:p text:style-name="P186">Source</text:p>
            </table:table-cell>
            <table:table-cell table:style-name="Tableau6.D1" office:value-type="string">
              <text:p text:style-name="P186">Comment<text:span text:style-name="T7">s</text:span></text:p>
            </table:table-cell>
          </table:table-row>
        </table:table-header-rows>
        <table:table-row>
          <table:table-cell table:style-name="Tableau6.A3" office:value-type="string">
            <text:p text:style-name="P179">slackpkg+</text:p>
          </table:table-cell>
          <table:table-cell table:style-name="Tableau6.B2" office:value-type="string">
            <text:p text:style-name="P179">1.5.0 / - / 1.5.0</text:p>
          </table:table-cell>
          <table:table-cell table:style-name="Tableau6.C2" office:value-type="string">
            <text:p text:style-name="P180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6.D2" office:value-type="string">
            <text:p text:style-name="P177">OK.</text:p>
          </table:table-cell>
        </table:table-row>
        <table:table-row>
          <table:table-cell table:style-name="Tableau6.A3" office:value-type="string">
            <text:p text:style-name="P179">user-settings-console</text:p>
          </table:table-cell>
          <table:table-cell table:style-name="Tableau6.B3" office:value-type="string">
            <text:p text:style-name="P179">14.2 / - / - </text:p>
          </table:table-cell>
          <table:table-cell table:style-name="Tableau6.C3" office:value-type="string">
            <text:p text:style-name="P178">-</text:p>
          </table:table-cell>
          <table:table-cell table:style-name="Tableau6.D3" office:value-type="string">
            <text:p text:style-name="P178">OK.</text:p>
          </table:table-cell>
        </table:table-row>
      </table:table>
      <text:h text:style-name="P183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74">Package</text:p>
            </table:table-cell>
            <table:table-cell table:style-name="Tableau1.B1" office:value-type="string">
              <text:p text:style-name="P171">Version<text:note text:id="ftn1" text:note-class="footnote"><text:note-citation>3</text:note-citation><text:note-body><text:p text:style-name="P167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68">Source</text:p>
            </table:table-cell>
            <table:table-cell table:style-name="Tableau1.D1" office:value-type="string">
              <text:p text:style-name="P168">Comment<text:span text:style-name="T7">s</text:span></text:p>
            </table:table-cell>
          </table:table-row>
        </table:table-header-rows>
        <table:table-row>
          <table:table-cell table:style-name="Tableau1.A35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4">OK.</text:p>
          </table:table-cell>
        </table:table-row>
        <table:table-row>
          <table:table-cell table:style-name="Tableau1.A35" office:value-type="string">
            <text:p text:style-name="P1">acpica</text:p>
          </table:table-cell>
          <table:table-cell table:style-name="Tableau1.B3" office:value-type="string">
            <text:p text:style-name="P21">20150204 / 20150204 / -</text:p>
          </table:table-cell>
          <table:table-cell table:style-name="Tableau1.C3" office:value-type="string">
            <text:p text:style-name="P22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2">OK.</text:p>
          </table:table-cell>
        </table:table-row>
        <table:table-row>
          <table:table-cell table:style-name="Tableau1.A35" office:value-type="string">
            <text:p text:style-name="P1">aero</text:p>
          </table:table-cell>
          <table:table-cell table:style-name="Tableau1.B4" office:value-type="string">
            <text:p text:style-name="P23">1.0 (none)</text:p>
          </table:table-cell>
          <table:table-cell table:style-name="Tableau1.C4" office:value-type="string">
            <text:p text:style-name="P23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3">OK.</text:p>
          </table:table-cell>
        </table:table-row>
        <table:table-row>
          <table:table-cell table:style-name="Tableau1.A35" office:value-type="string">
            <text:p text:style-name="P166">antiword</text:p>
          </table:table-cell>
          <table:table-cell table:style-name="Tableau1.B7" office:value-type="string">
            <text:p text:style-name="P166">0.37 / 0.37 / 0.37</text:p>
          </table:table-cell>
          <table:table-cell table:style-name="Tableau1.C7" office:value-type="string">
            <text:p text:style-name="P166"><text:a xlink:type="simple" xlink:href="http://slackbuilds.org/repository/14.1/office/antiword/" text:style-name="Internet_20_link" text:visited-style-name="Visited_20_Internet_20_Link">http://slackbuilds.org/repository/14.1/office/antiword/</text:a> </text:p>
          </table:table-cell>
          <table:table-cell table:style-name="Tableau1.D7" office:value-type="string">
            <text:p text:style-name="P166">OK.</text:p>
          </table:table-cell>
        </table:table-row>
        <table:table-row>
          <table:table-cell table:style-name="Tableau1.A35" office:value-type="string">
            <text:p text:style-name="P149">apsw</text:p>
          </table:table-cell>
          <table:table-cell table:style-name="Tableau1.B7" office:value-type="string">
            <text:p text:style-name="P149">3.7.17r1 / 3.7.17r1 / 3.8.11.1r1</text:p>
          </table:table-cell>
          <table:table-cell table:style-name="Tableau1.C7" office:value-type="string">
            <text:p text:style-name="P149"><text:a xlink:type="simple" xlink:href="http://slackbuilds.org/repository/14.1/python/apsw/" text:style-name="Internet_20_link" text:visited-style-name="Visited_20_Internet_20_Link">http://slackbuilds.org/repository/14.1/python/apsw/</text:a> </text:p>
          </table:table-cell>
          <table:table-cell table:style-name="Tableau1.D7" office:value-type="string">
            <text:p text:style-name="P149">OK.</text:p>
          </table:table-cell>
        </table:table-row>
        <table:table-row>
          <table:table-cell table:style-name="Tableau1.A35" office:value-type="string">
            <text:p text:style-name="P1">asunder</text:p>
          </table:table-cell>
          <table:table-cell table:style-name="Tableau1.B7" office:value-type="string">
            <text:p text:style-name="P23">2.<text:span text:style-name="T28">7</text:span> / 2.3 / 2.7</text:p>
          </table:table-cell>
          <table:table-cell table:style-name="Tableau1.C7" office:value-type="string">
            <text:p text:style-name="P23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7" office:value-type="string">
            <text:p text:style-name="P23"><text:span text:style-name="T28">OK.</text:span>.</text:p>
          </table:table-cell>
        </table:table-row>
        <table:table-row>
          <table:table-cell table:style-name="Tableau1.A35" office:value-type="string">
            <text:p text:style-name="P1">atkmm</text:p>
          </table:table-cell>
          <table:table-cell table:style-name="Tableau1.B8" office:value-type="string">
            <text:p text:style-name="P25">2.22.7 / 2.22.7 / 2.22.7</text:p>
          </table:table-cell>
          <table:table-cell table:style-name="Tableau1.C8" office:value-type="string">
            <text:p text:style-name="P25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8" office:value-type="string">
            <text:p text:style-name="P25">OK.</text:p>
          </table:table-cell>
        </table:table-row>
        <table:table-row>
          <table:table-cell table:style-name="Tableau1.A35" office:value-type="string">
            <text:p text:style-name="P1">audacious</text:p>
          </table:table-cell>
          <table:table-cell table:style-name="Tableau1.B9" office:value-type="string">
            <text:p text:style-name="P25">3.<text:span text:style-name="T43">6</text:span>.2 / 3.3.4 / 3.6.2</text:p>
          </table:table-cell>
          <table:table-cell table:style-name="Tableau1.C9" office:value-type="string">
            <text:p text:style-name="P25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9" office:value-type="string">
            <text:p text:style-name="P25"><text:span text:style-name="T43">OK</text:span>.</text:p>
          </table:table-cell>
        </table:table-row>
        <table:table-row>
          <table:table-cell table:style-name="Tableau1.A35" office:value-type="string">
            <text:p text:style-name="P1">audacious-plugins</text:p>
          </table:table-cell>
          <table:table-cell table:style-name="Tableau1.B10" office:value-type="string">
            <text:p text:style-name="P25">3.<text:span text:style-name="T43">6</text:span>.2 / 3.3.4 / 3.6.2</text:p>
          </table:table-cell>
          <table:table-cell table:style-name="Tableau1.C10" office:value-type="string">
            <text:p text:style-name="P25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10" office:value-type="string">
            <text:p text:style-name="P143">OK.</text:p>
          </table:table-cell>
        </table:table-row>
        <table:table-row>
          <table:table-cell table:style-name="Tableau1.A35" office:value-type="string">
            <text:p text:style-name="P1">audacity</text:p>
          </table:table-cell>
          <table:table-cell table:style-name="Tableau1.B11" office:value-type="string">
            <text:p text:style-name="P24">2.<text:span text:style-name="T41">1.0</text:span> / 2.1.0 / 2.1.0</text:p>
          </table:table-cell>
          <table:table-cell table:style-name="Tableau1.C11" office:value-type="string">
            <text:p text:style-name="P24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11" office:value-type="string">
            <text:p text:style-name="P24"><text:span text:style-name="T41">OK</text:span>.</text:p>
          </table:table-cell>
        </table:table-row>
        <table:table-row>
          <table:table-cell table:style-name="Tableau1.A35" office:value-type="string">
            <text:p text:style-name="P146">backports-ssl-match-hostname</text:p>
          </table:table-cell>
          <table:table-cell table:style-name="Tableau1.B12" office:value-type="string">
            <text:p text:style-name="P146">3.4.0.2 / 3.4.0.2 / -</text:p>
          </table:table-cell>
          <table:table-cell table:style-name="Tableau1.C12" office:value-type="string">
            <text:p text:style-name="P147"><text:a xlink:type="simple" xlink:href="http://tinyurl.com/qaxqkup" text:style-name="Internet_20_link" text:visited-style-name="Visited_20_Internet_20_Link">h</text:a><text:a xlink:type="simple" xlink:href="http://tinyurl.com/qaxqkup" text:style-name="Internet_20_link" text:visited-style-name="Visited_20_Internet_20_Link"><text:span text:style-name="T55">ttp://tinyurl.com/qaxqkup</text:span></text:a><text:span text:style-name="T55"> </text:span></text:p>
          </table:table-cell>
          <table:table-cell table:style-name="Tableau1.D12" office:value-type="string">
            <text:p text:style-name="P146">OK.</text:p>
          </table:table-cell>
        </table:table-row>
        <text:soft-page-break/>
        <table:table-row>
          <table:table-cell table:style-name="Tableau1.A35" office:value-type="string">
            <text:p text:style-name="P164">bamf</text:p>
          </table:table-cell>
          <table:table-cell table:style-name="Tableau1.B14" office:value-type="string">
            <text:p text:style-name="P164">0.5.1 / 0.5.1 / -</text:p>
          </table:table-cell>
          <table:table-cell table:style-name="Tableau1.C14" office:value-type="string">
            <text:p text:style-name="P164"><text:a xlink:type="simple" xlink:href="http://slackbuilds.org/repository/14.1/libraries/bamf/" text:style-name="Internet_20_link" text:visited-style-name="Visited_20_Internet_20_Link">http://slackbuilds.org/repository/14.1/libraries/bamf/</text:a> </text:p>
          </table:table-cell>
          <table:table-cell table:style-name="Tableau1.D14" office:value-type="string">
            <text:p text:style-name="P164">OK.</text:p>
          </table:table-cell>
        </table:table-row>
        <table:table-row>
          <table:table-cell table:style-name="Tableau1.A35" office:value-type="string">
            <text:p text:style-name="P1">BeautifulSoup</text:p>
          </table:table-cell>
          <table:table-cell table:style-name="Tableau1.B14" office:value-type="string">
            <text:p text:style-name="P26">3.2.1 / 3.2.1 / 3.2.1</text:p>
          </table:table-cell>
          <table:table-cell table:style-name="Tableau1.C14" office:value-type="string">
            <text:p text:style-name="P26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4" office:value-type="string">
            <text:p text:style-name="P26">OK.</text:p>
          </table:table-cell>
        </table:table-row>
        <table:table-row>
          <table:table-cell table:style-name="Tableau1.A35" office:value-type="string">
            <text:p text:style-name="P1">brasero</text:p>
          </table:table-cell>
          <table:table-cell table:style-name="Tableau1.B15" office:value-type="string">
            <text:p text:style-name="P26">3.1<text:span text:style-name="T44">2.1</text:span> / 3.12.1 / 3.12.1</text:p>
          </table:table-cell>
          <table:table-cell table:style-name="Tableau1.C15" office:value-type="string">
            <text:p text:style-name="P26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5" office:value-type="string">
            <text:p text:style-name="P26"><text:span text:style-name="T44">OK</text:span>.</text:p>
          </table:table-cell>
        </table:table-row>
        <table:table-row>
          <table:table-cell table:style-name="Tableau1.A35" office:value-type="string">
            <text:p text:style-name="P1">cairomm</text:p>
          </table:table-cell>
          <table:table-cell table:style-name="Tableau1.B16" office:value-type="string">
            <text:p text:style-name="P27">1.10.0 / 1.10.0 / -</text:p>
          </table:table-cell>
          <table:table-cell table:style-name="Tableau1.C16" office:value-type="string">
            <text:p text:style-name="P27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6" office:value-type="string">
            <text:p text:style-name="P27">OK.</text:p>
          </table:table-cell>
        </table:table-row>
        <table:table-row>
          <table:table-cell table:style-name="Tableau1.A17" office:value-type="string">
            <text:p text:style-name="P152">calibre</text:p>
          </table:table-cell>
          <table:table-cell table:style-name="Tableau1.B17" office:value-type="string">
            <text:p text:style-name="P152">1.48.0 / 1.48.0 / 2.40.0</text:p>
          </table:table-cell>
          <table:table-cell table:style-name="Tableau1.C17" office:value-type="string">
            <text:p text:style-name="P152"><text:a xlink:type="simple" xlink:href="http://slackbuilds.org/repository/14.1/office/calibre/" text:style-name="Internet_20_link" text:visited-style-name="Visited_20_Internet_20_Link">http://slackbuilds.org/repository/14.1/office/calibre/</text:a> </text:p>
          </table:table-cell>
          <table:table-cell table:style-name="Tableau1.D17" office:value-type="string">
            <text:p text:style-name="P152">OK.</text:p>
          </table:table-cell>
        </table:table-row>
        <table:table-row>
          <table:table-cell table:style-name="Tableau1.A35" office:value-type="string">
            <text:p text:style-name="P1">cddb-py</text:p>
          </table:table-cell>
          <table:table-cell table:style-name="Tableau1.B18" office:value-type="string">
            <text:p text:style-name="P27">1.4 / 1.4 / 1.4</text:p>
          </table:table-cell>
          <table:table-cell table:style-name="Tableau1.C18" office:value-type="string">
            <text:p text:style-name="P27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8" office:value-type="string">
            <text:p text:style-name="P27">OK.</text:p>
          </table:table-cell>
        </table:table-row>
        <table:table-row>
          <table:table-cell table:style-name="Tableau1.A35" office:value-type="string">
            <text:p text:style-name="P1">clearlooks-phenix-theme</text:p>
          </table:table-cell>
          <table:table-cell table:style-name="Tableau1.B19" office:value-type="string">
            <text:p text:style-name="P27"><text:span text:style-name="T35">4.0</text:span> / 4.0 / 6.0.3</text:p>
          </table:table-cell>
          <table:table-cell table:style-name="Tableau1.C19" office:value-type="string">
            <text:p text:style-name="P27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19" office:value-type="string">
            <text:p text:style-name="P136">OK. <text:span text:style-name="T35">Latest version is ugly.</text:span></text:p>
          </table:table-cell>
        </table:table-row>
        <table:table-row>
          <table:table-cell table:style-name="Tableau1.A35" office:value-type="string">
            <text:p text:style-name="P1">conky</text:p>
          </table:table-cell>
          <table:table-cell table:style-name="Tableau1.B20" office:value-type="string">
            <text:p text:style-name="Table_20_Contents">1.<text:span text:style-name="T17">9.0 / 1.9.0 / 1.9.0</text:span></text:p>
          </table:table-cell>
          <table:table-cell table:style-name="Tableau1.C20" office:value-type="string">
            <text:p text:style-name="P28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20" office:value-type="string">
            <text:p text:style-name="P28">OK.</text:p>
          </table:table-cell>
        </table:table-row>
        <table:table-row>
          <table:table-cell table:style-name="Tableau1.A35" office:value-type="string">
            <text:p text:style-name="P1">cryptopp</text:p>
          </table:table-cell>
          <table:table-cell table:style-name="Tableau1.B21" office:value-type="string">
            <text:p text:style-name="P28">5.6.2 / 5.6.2 / 5.6.2</text:p>
          </table:table-cell>
          <table:table-cell table:style-name="Tableau1.C21" office:value-type="string">
            <text:p text:style-name="P28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21" office:value-type="string">
            <text:p text:style-name="P28">OK.</text:p>
          </table:table-cell>
        </table:table-row>
        <table:table-row>
          <table:table-cell table:style-name="Tableau1.A35" office:value-type="string">
            <text:p text:style-name="P149">cssselect</text:p>
          </table:table-cell>
          <table:table-cell table:style-name="Tableau1.B25" office:value-type="string">
            <text:p text:style-name="P149">0.9.1 / 0.9.1 / 0.9.1</text:p>
          </table:table-cell>
          <table:table-cell table:style-name="Tableau1.C25" office:value-type="string">
            <text:p text:style-name="P149"><text:a xlink:type="simple" xlink:href="http://slackbuilds.org/repository/14.1/python/cssselect/" text:style-name="Internet_20_link" text:visited-style-name="Visited_20_Internet_20_Link">http://slackbuilds.org/repository/14.1/python/cssselect/</text:a> </text:p>
          </table:table-cell>
          <table:table-cell table:style-name="Tableau1.D25" office:value-type="string">
            <text:p text:style-name="P149">OK.</text:p>
          </table:table-cell>
        </table:table-row>
        <table:table-row>
          <table:table-cell table:style-name="Tableau1.A35" office:value-type="string">
            <text:p text:style-name="P150">cssutils</text:p>
          </table:table-cell>
          <table:table-cell table:style-name="Tableau1.B25" office:value-type="string">
            <text:p text:style-name="P150">1.0 / 1.0 / -</text:p>
          </table:table-cell>
          <table:table-cell table:style-name="Tableau1.C25" office:value-type="string">
            <text:p text:style-name="P150"><text:a xlink:type="simple" xlink:href="http://slackbuilds.org/repository/14.1/python/cssutils/" text:style-name="Internet_20_link" text:visited-style-name="Visited_20_Internet_20_Link">http://slackbuilds.org/repository/14.1/python/cssutils/</text:a> </text:p>
          </table:table-cell>
          <table:table-cell table:style-name="Tableau1.D25" office:value-type="string">
            <text:p text:style-name="P150">OK.</text:p>
          </table:table-cell>
        </table:table-row>
        <table:table-row>
          <table:table-cell table:style-name="Tableau1.A35" office:value-type="string">
            <text:p text:style-name="P151">dns-python</text:p>
          </table:table-cell>
          <table:table-cell table:style-name="Tableau1.B25" office:value-type="string">
            <text:p text:style-name="P151">1.12.0 / 1.12.0 / <text:span text:style-name="T57">1.12.0</text:span></text:p>
          </table:table-cell>
          <table:table-cell table:style-name="Tableau1.C25" office:value-type="string">
            <text:p text:style-name="P152"><text:a xlink:type="simple" xlink:href="http://slackbuilds.org/repository/14.1/python/dnspython/" text:style-name="Internet_20_link" text:visited-style-name="Visited_20_Internet_20_Link">http://slackbuilds.org/repository/14.1/python/dnspython/</text:a> </text:p>
          </table:table-cell>
          <table:table-cell table:style-name="Tableau1.D25" office:value-type="string">
            <text:p text:style-name="P152">OK.</text:p>
          </table:table-cell>
        </table:table-row>
        <table:table-row>
          <table:table-cell table:style-name="Tableau1.A35" office:value-type="string">
            <text:p text:style-name="P1">elementary-xfce</text:p>
          </table:table-cell>
          <table:table-cell table:style-name="Tableau1.B25" office:value-type="string">
            <text:p text:style-name="P24"><text:span text:style-name="T29">0.5</text:span> / 0.5 / 0.5</text:p>
          </table:table-cell>
          <table:table-cell table:style-name="Tableau1.C25" office:value-type="string">
            <text:p text:style-name="P24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25" office:value-type="string">
            <text:p text:style-name="P137">OK.</text:p>
          </table:table-cell>
        </table:table-row>
        <table:table-row>
          <table:table-cell table:style-name="Tableau1.A35" office:value-type="string">
            <text:p text:style-name="P1">eurostile-fonts</text:p>
          </table:table-cell>
          <table:table-cell table:style-name="Tableau1.B26" office:value-type="string">
            <text:p text:style-name="P28">1.0 (none)</text:p>
          </table:table-cell>
          <table:table-cell table:style-name="Tableau1.C26" office:value-type="string">
            <text:p text:style-name="P28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26" office:value-type="string">
            <text:p text:style-name="P28">OK.</text:p>
          </table:table-cell>
        </table:table-row>
        <table:table-row>
          <table:table-cell table:style-name="Tableau1.A35" office:value-type="string">
            <text:p text:style-name="P1">evince</text:p>
          </table:table-cell>
          <table:table-cell table:style-name="Tableau1.B27" office:value-type="string">
            <text:p text:style-name="P29">3.12.2 / 3.12.2 / -</text:p>
          </table:table-cell>
          <table:table-cell table:style-name="Tableau1.C27" office:value-type="string">
            <text:p text:style-name="P29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7" office:value-type="string">
            <text:p text:style-name="P29">OK.</text:p>
          </table:table-cell>
        </table:table-row>
        <table:table-row>
          <table:table-cell table:style-name="Tableau1.A35" office:value-type="string">
            <text:p text:style-name="P166">exiftool</text:p>
          </table:table-cell>
          <table:table-cell table:style-name="Tableau1.B29" office:value-type="string">
            <text:p text:style-name="P166">10.00 / 10.00 / 10.00</text:p>
          </table:table-cell>
          <table:table-cell table:style-name="Tableau1.C29" office:value-type="string">
            <text:p text:style-name="P166"><text:a xlink:type="simple" xlink:href="http://slackbuilds.org/repository/14.1/libraries/exiftool/" text:style-name="Internet_20_link" text:visited-style-name="Visited_20_Internet_20_Link">http://slackbuilds.org/repository/14.1/libraries/exiftool/</text:a> </text:p>
          </table:table-cell>
          <table:table-cell table:style-name="Tableau1.D29" office:value-type="string">
            <text:p text:style-name="P166">OK.</text:p>
          </table:table-cell>
        </table:table-row>
        <table:table-row>
          <table:table-cell table:style-name="Tableau1.A35" office:value-type="string">
            <text:p text:style-name="P1">exo</text:p>
          </table:table-cell>
          <table:table-cell table:style-name="Tableau1.B29" office:value-type="string">
            <text:p text:style-name="P7">0.10.<text:span text:style-name="T21">6</text:span> / <text:span text:style-name="T10">0.10.2</text:span> / 0.10.6</text:p>
          </table:table-cell>
          <table:table-cell table:style-name="Tableau1.C29" office:value-type="string">
            <text:p text:style-name="P7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29" office:value-type="string">
            <text:p text:style-name="P8"><text:span text:style-name="T21">OK</text:span>.</text:p>
          </table:table-cell>
        </table:table-row>
        <table:table-row>
          <table:table-cell table:style-name="Tableau1.A35" office:value-type="string">
            <text:p text:style-name="P1">faac</text:p>
          </table:table-cell>
          <table:table-cell table:style-name="Tableau1.B30" office:value-type="string">
            <text:p text:style-name="P30">1.28 / 1.28 / 1.28</text:p>
          </table:table-cell>
          <table:table-cell table:style-name="Tableau1.C30" office:value-type="string">
            <text:p text:style-name="P30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30" office:value-type="string">
            <text:p text:style-name="P30">OK.</text:p>
          </table:table-cell>
        </table:table-row>
        <table:table-row>
          <table:table-cell table:style-name="Tableau1.A35" office:value-type="string">
            <text:p text:style-name="P1">faad2</text:p>
          </table:table-cell>
          <table:table-cell table:style-name="Tableau1.B31" office:value-type="string">
            <text:p text:style-name="P30">2.7 / 2.7 / 2.7</text:p>
          </table:table-cell>
          <table:table-cell table:style-name="Tableau1.C31" office:value-type="string">
            <text:p text:style-name="P30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31" office:value-type="string">
            <text:p text:style-name="P30">OK.</text:p>
          </table:table-cell>
        </table:table-row>
        <table:table-row>
          <table:table-cell table:style-name="Tableau1.A35" office:value-type="string">
            <text:p text:style-name="P1">ffmpeg</text:p>
          </table:table-cell>
          <table:table-cell table:style-name="Tableau1.B32" office:value-type="string">
            <text:p text:style-name="P31">2.<text:span text:style-name="T39">6.3</text:span> / 2.6.3 / 2.7.1</text:p>
          </table:table-cell>
          <table:table-cell table:style-name="Tableau1.C32" office:value-type="string">
            <text:p text:style-name="P31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32" office:value-type="string">
            <text:p text:style-name="P31"><text:span text:style-name="T39">OK</text:span>.</text:p>
          </table:table-cell>
        </table:table-row>
        <table:table-row>
          <table:table-cell table:style-name="Tableau1.A35" office:value-type="string">
            <text:p text:style-name="P1">ffmpegthumbnailer</text:p>
          </table:table-cell>
          <table:table-cell table:style-name="Tableau1.B33" office:value-type="string">
            <text:p text:style-name="P32">2.0.<text:span text:style-name="T44">10</text:span> / 2.0.10 / 2.0.10</text:p>
          </table:table-cell>
          <table:table-cell table:style-name="Tableau1.C33" office:value-type="string">
            <text:p text:style-name="P32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33" office:value-type="string">
            <text:p text:style-name="P32"><text:span text:style-name="T44">OK</text:span>.</text:p>
          </table:table-cell>
        </table:table-row>
        <table:table-row>
          <table:table-cell table:style-name="Tableau1.A35" office:value-type="string">
            <text:p text:style-name="P1">flashplayer-plugin</text:p>
          </table:table-cell>
          <table:table-cell table:style-name="Tableau1.B34" office:value-type="string">
            <text:p text:style-name="P33">11.2.202.<text:span text:style-name="T64">540</text:span> / 11.2.202.<text:span text:style-name="T54">540</text:span> / -</text:p>
          </table:table-cell>
          <table:table-cell table:style-name="Tableau1.C34" office:value-type="string">
            <text:p text:style-name="P33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34" office:value-type="string">
            <text:p text:style-name="P33"><text:span text:style-name="T25">OK</text:span>.</text:p>
          </table:table-cell>
        </table:table-row>
        <table:table-row>
          <table:table-cell table:style-name="Tableau1.A35" office:value-type="string">
            <text:p text:style-name="P4">frei0r</text:p>
          </table:table-cell>
          <table:table-cell table:style-name="Tableau1.B35" office:value-type="string">
            <text:p text:style-name="P33">1.4 / 1.4 / 1.4</text:p>
          </table:table-cell>
          <table:table-cell table:style-name="Tableau1.C35" office:value-type="string">
            <text:p text:style-name="P33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35" office:value-type="string">
            <text:p text:style-name="P33">OK.</text:p>
          </table:table-cell>
        </table:table-row>
        <table:table-row>
          <table:table-cell table:style-name="Tableau1.A90" office:value-type="string">
            <text:p text:style-name="P4">galculator</text:p>
          </table:table-cell>
          <table:table-cell table:style-name="Tableau1.B36" office:value-type="string">
            <text:p text:style-name="P33">2.1.3 / 2.1.3 / 2.1.3</text:p>
          </table:table-cell>
          <table:table-cell table:style-name="Tableau1.C36" office:value-type="string">
            <text:p text:style-name="P33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36" office:value-type="string">
            <text:p text:style-name="P33">OK.</text:p>
          </table:table-cell>
        </table:table-row>
        <table:table-row>
          <table:table-cell table:style-name="Tableau1.A90" office:value-type="string">
            <text:p text:style-name="P4">garcon</text:p>
          </table:table-cell>
          <table:table-cell table:style-name="Tableau1.B37" office:value-type="string">
            <text:p text:style-name="P6">0.4.0 / <text:span text:style-name="T11">0.2.1</text:span> / 0.5.0</text:p>
          </table:table-cell>
          <table:table-cell table:style-name="Tableau1.C37" office:value-type="string">
            <text:p text:style-name="P6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37" office:value-type="string">
            <text:p text:style-name="P8"><text:span text:style-name="T21">OK</text:span>. <text:span text:style-name="T21">Latest requires GTK3 ≥ 3.14.0.</text:span></text:p>
          </table:table-cell>
        </table:table-row>
        <table:table-row>
          <table:table-cell table:style-name="Tableau1.A90" office:value-type="string">
            <text:p text:style-name="P4">gdm</text:p>
          </table:table-cell>
          <table:table-cell table:style-name="Tableau1.B38" office:value-type="string">
            <text:p text:style-name="P34">2.20.11 / 2.20.11 / -</text:p>
          </table:table-cell>
          <table:table-cell table:style-name="Tableau1.C38" office:value-type="string">
            <text:p text:style-name="P34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8" office:value-type="string">
            <text:p text:style-name="P34">OK.</text:p>
          </table:table-cell>
        </table:table-row>
        <text:soft-page-break/>
        <table:table-row>
          <table:table-cell table:style-name="Tableau1.A90" office:value-type="string">
            <text:p text:style-name="P4">glibmm</text:p>
          </table:table-cell>
          <table:table-cell table:style-name="Tableau1.B39" office:value-type="string">
            <text:p text:style-name="P34">2.36.2 / 2.36.2 / -</text:p>
          </table:table-cell>
          <table:table-cell table:style-name="Tableau1.C39" office:value-type="string">
            <text:p text:style-name="P34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39" office:value-type="string">
            <text:p text:style-name="P34">OK.</text:p>
          </table:table-cell>
        </table:table-row>
        <table:table-row>
          <table:table-cell table:style-name="Tableau1.A90" office:value-type="string">
            <text:p text:style-name="P4">gmtk</text:p>
          </table:table-cell>
          <table:table-cell table:style-name="Tableau1.B40" office:value-type="string">
            <text:p text:style-name="P34">1.0.8 / 1.0.8 / 1.0.8</text:p>
          </table:table-cell>
          <table:table-cell table:style-name="Tableau1.C40" office:value-type="string">
            <text:p text:style-name="P34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40" office:value-type="string">
            <text:p text:style-name="P34">OK.</text:p>
          </table:table-cell>
        </table:table-row>
        <table:table-row>
          <table:table-cell table:style-name="Tableau1.A90" office:value-type="string">
            <text:p text:style-name="P164">gnome-common</text:p>
          </table:table-cell>
          <table:table-cell table:style-name="Tableau1.B42" office:value-type="string">
            <text:p text:style-name="P164">3.14.0 / 3.14.0 / -</text:p>
          </table:table-cell>
          <table:table-cell table:style-name="Tableau1.C42" office:value-type="string">
            <text:p text:style-name="P164"><text:a xlink:type="simple" xlink:href="http://slackbuilds.org/repository/14.1/development/gnome-common/" text:style-name="Internet_20_link" text:visited-style-name="Visited_20_Internet_20_Link">http://slackbuilds.org/repository/14.1/development/gnome-common/</text:a> </text:p>
          </table:table-cell>
          <table:table-cell table:style-name="Tableau1.D42" office:value-type="string">
            <text:p text:style-name="P164">OK.</text:p>
          </table:table-cell>
        </table:table-row>
        <table:table-row>
          <table:table-cell table:style-name="Tableau1.A90" office:value-type="string">
            <text:p text:style-name="P4">gnome-mplayer</text:p>
          </table:table-cell>
          <table:table-cell table:style-name="Tableau1.B42" office:value-type="string">
            <text:p text:style-name="P34">1.0.8 / 1.0.8 / 1.0.8</text:p>
          </table:table-cell>
          <table:table-cell table:style-name="Tableau1.C42" office:value-type="string">
            <text:p text:style-name="P34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42" office:value-type="string">
            <text:p text:style-name="P34">OK.</text:p>
          </table:table-cell>
        </table:table-row>
        <table:table-row>
          <table:table-cell table:style-name="Tableau1.A90" office:value-type="string">
            <text:p text:style-name="P4">gnote</text:p>
          </table:table-cell>
          <table:table-cell table:style-name="Tableau1.B43" office:value-type="string">
            <text:p text:style-name="P35">0.8.4 / - / 3.16.1</text:p>
          </table:table-cell>
          <table:table-cell table:style-name="Tableau1.C43" office:value-type="string">
            <text:p text:style-name="P35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43" office:value-type="string">
            <text:p text:style-name="P35">This version seems to work best.</text:p>
          </table:table-cell>
        </table:table-row>
        <table:table-row>
          <table:table-cell table:style-name="Tableau1.A90" office:value-type="string">
            <text:p text:style-name="P4">goocanvas</text:p>
          </table:table-cell>
          <table:table-cell table:style-name="Tableau1.B44" office:value-type="string">
            <text:p text:style-name="P35">0.15 / 0.15 / -</text:p>
          </table:table-cell>
          <table:table-cell table:style-name="Tableau1.C44" office:value-type="string">
            <text:p text:style-name="P35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44" office:value-type="string">
            <text:p text:style-name="P35">OK.</text:p>
          </table:table-cell>
        </table:table-row>
        <table:table-row>
          <table:table-cell table:style-name="Tableau1.A90" office:value-type="string">
            <text:p text:style-name="P4">google-droid-fonts</text:p>
          </table:table-cell>
          <table:table-cell table:style-name="Tableau1.B45" office:value-type="string">
            <text:p text:style-name="P35">20100409 / 20141010 / -</text:p>
          </table:table-cell>
          <table:table-cell table:style-name="Tableau1.C45" office:value-type="string">
            <text:p text:style-name="P35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45" office:value-type="string">
            <text:p text:style-name="P35">Droid Sans missing in later versions.</text:p>
          </table:table-cell>
        </table:table-row>
        <table:table-row>
          <table:table-cell table:style-name="Tableau1.A90" office:value-type="string">
            <text:p text:style-name="P4">gsl</text:p>
          </table:table-cell>
          <table:table-cell table:style-name="Tableau1.B46" office:value-type="string">
            <text:p text:style-name="P36">1.16 / 1.16 / 1.16</text:p>
          </table:table-cell>
          <table:table-cell table:style-name="Tableau1.C46" office:value-type="string">
            <text:p text:style-name="P36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46" office:value-type="string">
            <text:p text:style-name="P36">OK.</text:p>
          </table:table-cell>
        </table:table-row>
        <table:table-row>
          <table:table-cell table:style-name="Tableau1.A90" office:value-type="string">
            <text:p text:style-name="P4">gst-ffmpeg</text:p>
          </table:table-cell>
          <table:table-cell table:style-name="Tableau1.B47" office:value-type="string">
            <text:p text:style-name="P37">0.10.13 / 0.10.13 / -</text:p>
          </table:table-cell>
          <table:table-cell table:style-name="Tableau1.C47" office:value-type="string">
            <text:p text:style-name="P37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47" office:value-type="string">
            <text:p text:style-name="P37">OK.</text:p>
          </table:table-cell>
        </table:table-row>
        <table:table-row>
          <table:table-cell table:style-name="Tableau1.A90" office:value-type="string">
            <text:p text:style-name="P4">gst-plugins-bad</text:p>
          </table:table-cell>
          <table:table-cell table:style-name="Tableau1.B48" office:value-type="string">
            <text:p text:style-name="P37">0.10.23 / 0.10.23 / -</text:p>
          </table:table-cell>
          <table:table-cell table:style-name="Tableau1.C48" office:value-type="string">
            <text:p text:style-name="P37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48" office:value-type="string">
            <text:p text:style-name="P37">OK.</text:p>
          </table:table-cell>
        </table:table-row>
        <table:table-row>
          <table:table-cell table:style-name="Tableau1.A90" office:value-type="string">
            <text:p text:style-name="P4">gst-plugins-ugly</text:p>
          </table:table-cell>
          <table:table-cell table:style-name="Tableau1.B49" office:value-type="string">
            <text:p text:style-name="P37">0.10.19 / 0.10.19 / -</text:p>
          </table:table-cell>
          <table:table-cell table:style-name="Tableau1.C49" office:value-type="string">
            <text:p text:style-name="P37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49" office:value-type="string">
            <text:p text:style-name="P37">OK.</text:p>
          </table:table-cell>
        </table:table-row>
        <table:table-row>
          <table:table-cell table:style-name="Tableau1.A90" office:value-type="string">
            <text:p text:style-name="P4">gst1-libav</text:p>
          </table:table-cell>
          <table:table-cell table:style-name="Tableau1.B50" office:value-type="string">
            <text:p text:style-name="P37">1.4.<text:span text:style-name="T42">5</text:span> / 1.4.5 / -</text:p>
          </table:table-cell>
          <table:table-cell table:style-name="Tableau1.C50" office:value-type="string">
            <text:p text:style-name="P37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50" office:value-type="string">
            <text:p text:style-name="P37"><text:span text:style-name="T42">OK</text:span>.</text:p>
          </table:table-cell>
        </table:table-row>
        <table:table-row>
          <table:table-cell table:style-name="Tableau1.A90" office:value-type="string">
            <text:p text:style-name="P4">gst1-plugins-bad</text:p>
          </table:table-cell>
          <table:table-cell table:style-name="Tableau1.B51" office:value-type="string">
            <text:p text:style-name="P37">1.4.<text:span text:style-name="T42">5</text:span> / 1.4.5 / -</text:p>
          </table:table-cell>
          <table:table-cell table:style-name="Tableau1.C51" office:value-type="string">
            <text:p text:style-name="P37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51" office:value-type="string">
            <text:p text:style-name="P37"><text:span text:style-name="T42">OK</text:span>.</text:p>
          </table:table-cell>
        </table:table-row>
        <table:table-row>
          <table:table-cell table:style-name="Tableau1.A90" office:value-type="string">
            <text:p text:style-name="P4">gst1-plugins-base</text:p>
          </table:table-cell>
          <table:table-cell table:style-name="Tableau1.B52" office:value-type="string">
            <text:p text:style-name="P37">1.4.<text:span text:style-name="T42">5</text:span> / 1.4.5 / -</text:p>
          </table:table-cell>
          <table:table-cell table:style-name="Tableau1.C52" office:value-type="string">
            <text:p text:style-name="P37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52" office:value-type="string">
            <text:p text:style-name="P37"><text:span text:style-name="T42">OK</text:span>.</text:p>
          </table:table-cell>
        </table:table-row>
        <table:table-row>
          <table:table-cell table:style-name="Tableau1.A90" office:value-type="string">
            <text:p text:style-name="P4">gst1-plugins-good</text:p>
          </table:table-cell>
          <table:table-cell table:style-name="Tableau1.B53" office:value-type="string">
            <text:p text:style-name="P38">1.4.<text:span text:style-name="T42">5</text:span> / 1.4.5 / -</text:p>
          </table:table-cell>
          <table:table-cell table:style-name="Tableau1.C53" office:value-type="string">
            <text:p text:style-name="P38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53" office:value-type="string">
            <text:p text:style-name="P38"><text:span text:style-name="T42">OK</text:span>.</text:p>
          </table:table-cell>
        </table:table-row>
        <table:table-row>
          <table:table-cell table:style-name="Tableau1.A90" office:value-type="string">
            <text:p text:style-name="P4">gstreamer1</text:p>
          </table:table-cell>
          <table:table-cell table:style-name="Tableau1.B54" office:value-type="string">
            <text:p text:style-name="P39">1.4.<text:span text:style-name="T42">5</text:span> / 1.4.5 / -</text:p>
          </table:table-cell>
          <table:table-cell table:style-name="Tableau1.C54" office:value-type="string">
            <text:p text:style-name="P39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54" office:value-type="string">
            <text:p text:style-name="P39"><text:span text:style-name="T42">OK</text:span>.</text:p>
          </table:table-cell>
        </table:table-row>
        <table:table-row>
          <table:table-cell table:style-name="Tableau1.A90" office:value-type="string">
            <text:p text:style-name="P4">gthumb</text:p>
          </table:table-cell>
          <table:table-cell table:style-name="Tableau1.B55" office:value-type="string">
            <text:p text:style-name="P40">3.2.9.1 / 3.2.8 / 3.4.0</text:p>
          </table:table-cell>
          <table:table-cell table:style-name="Tableau1.C55" office:value-type="string">
            <text:p text:style-name="P40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55" office:value-type="string">
            <text:p text:style-name="P40">OK.</text:p>
          </table:table-cell>
        </table:table-row>
        <table:table-row>
          <table:table-cell table:style-name="Tableau1.A90" office:value-type="string">
            <text:p text:style-name="P4">gtk-engines</text:p>
          </table:table-cell>
          <table:table-cell table:style-name="Tableau1.B56" office:value-type="string">
            <text:p text:style-name="P41">2.20.2 / 2.20.2 / 2.20.2</text:p>
          </table:table-cell>
          <table:table-cell table:style-name="Tableau1.C56" office:value-type="string">
            <text:p text:style-name="P41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56" office:value-type="string">
            <text:p text:style-name="P41">OK.</text:p>
          </table:table-cell>
        </table:table-row>
        <table:table-row>
          <table:table-cell table:style-name="Tableau1.A90" office:value-type="string">
            <text:p text:style-name="P4">gtk-xfce-engine</text:p>
          </table:table-cell>
          <table:table-cell table:style-name="Tableau1.B57" office:value-type="string">
            <text:p text:style-name="P8">3.2.0 / <text:span text:style-name="T12">3.0.1</text:span> / 3.2.0</text:p>
          </table:table-cell>
          <table:table-cell table:style-name="Tableau1.C57" office:value-type="string">
            <text:p text:style-name="P8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57" office:value-type="string">
            <text:p text:style-name="P11">OK.</text:p>
          </table:table-cell>
        </table:table-row>
        <table:table-row>
          <table:table-cell table:style-name="Tableau1.A90" office:value-type="string">
            <text:p text:style-name="P4">gtkam</text:p>
          </table:table-cell>
          <table:table-cell table:style-name="Tableau1.B58" office:value-type="string">
            <text:p text:style-name="P41">0.2.0 / 0.2.0 / 0.2.0</text:p>
          </table:table-cell>
          <table:table-cell table:style-name="Tableau1.C58" office:value-type="string">
            <text:p text:style-name="P41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58" office:value-type="string">
            <text:p text:style-name="P41">OK.</text:p>
          </table:table-cell>
        </table:table-row>
        <table:table-row>
          <table:table-cell table:style-name="Tableau1.A90" office:value-type="string">
            <text:p text:style-name="P4">gtkmm</text:p>
          </table:table-cell>
          <table:table-cell table:style-name="Tableau1.B59" office:value-type="string">
            <text:p text:style-name="P41">2.24.4 / 2.24.4 / 2.24.4</text:p>
          </table:table-cell>
          <table:table-cell table:style-name="Tableau1.C59" office:value-type="string">
            <text:p text:style-name="P41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59" office:value-type="string">
            <text:p text:style-name="P41">OK.</text:p>
          </table:table-cell>
        </table:table-row>
        <table:table-row>
          <table:table-cell table:style-name="Tableau1.A60" office:value-type="string">
            <text:p text:style-name="P4">gtkmm3</text:p>
          </table:table-cell>
          <table:table-cell table:style-name="Tableau1.B60" office:value-type="string">
            <text:p text:style-name="P41">3.8.1 / 3.8.1 / 3.8.1</text:p>
          </table:table-cell>
          <table:table-cell table:style-name="Tableau1.C60" office:value-type="string">
            <text:p text:style-name="P41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60" office:value-type="string">
            <text:p text:style-name="P41">OK.</text:p>
          </table:table-cell>
        </table:table-row>
        <table:table-row>
          <table:table-cell table:style-name="Tableau1.A90" office:value-type="string">
            <text:p text:style-name="P4">id3lib</text:p>
          </table:table-cell>
          <table:table-cell table:style-name="Tableau1.B61" office:value-type="string">
            <text:p text:style-name="P42">3.8.3 / 3.8.3 / 3.8.3</text:p>
          </table:table-cell>
          <table:table-cell table:style-name="Tableau1.C61" office:value-type="string">
            <text:p text:style-name="P42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61" office:value-type="string">
            <text:p text:style-name="P42">OK.</text:p>
          </table:table-cell>
        </table:table-row>
        <table:table-row>
          <table:table-cell table:style-name="Tableau1.A90" office:value-type="string">
            <text:p text:style-name="P4">imlib2</text:p>
          </table:table-cell>
          <table:table-cell table:style-name="Tableau1.B62" office:value-type="string">
            <text:p text:style-name="P42">1.4.<text:span text:style-name="T30">7</text:span> / 1.4.7 / 1.4.7</text:p>
          </table:table-cell>
          <table:table-cell table:style-name="Tableau1.C62" office:value-type="string">
            <text:p text:style-name="P42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62" office:value-type="string">
            <text:p text:style-name="P138">OK.</text:p>
          </table:table-cell>
        </table:table-row>
        <table:table-row>
          <table:table-cell table:style-name="Tableau1.A90" office:value-type="string">
            <text:p text:style-name="P4">inkscape</text:p>
          </table:table-cell>
          <table:table-cell table:style-name="Tableau1.B63" office:value-type="string">
            <text:p text:style-name="P42">0.<text:span text:style-name="T45">91</text:span> / 0.91 / 0.91</text:p>
          </table:table-cell>
          <table:table-cell table:style-name="Tableau1.C63" office:value-type="string">
            <text:p text:style-name="P42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63" office:value-type="string">
            <text:p text:style-name="P42"><text:span text:style-name="T45">OK</text:span>.</text:p>
          </table:table-cell>
        </table:table-row>
        <table:table-row>
          <table:table-cell table:style-name="Tableau1.A90" office:value-type="string">
            <text:p text:style-name="P4">jdk</text:p>
          </table:table-cell>
          <table:table-cell table:style-name="Tableau1.B64" office:value-type="string">
            <text:p text:style-name="P43">8u<text:span text:style-name="T27">51</text:span> / 8u<text:span text:style-name="T27">51</text:span> / 8u<text:span text:style-name="T27">51</text:span></text:p>
          </table:table-cell>
          <table:table-cell table:style-name="Tableau1.C64" office:value-type="string">
            <text:p text:style-name="P43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64" office:value-type="string">
            <text:p text:style-name="P43">OK.</text:p>
          </table:table-cell>
        </table:table-row>
        <text:soft-page-break/>
        <table:table-row>
          <table:table-cell table:style-name="Tableau1.A90" office:value-type="string">
            <text:p text:style-name="P164">json-glib</text:p>
          </table:table-cell>
          <table:table-cell table:style-name="Tableau1.B66" office:value-type="string">
            <text:p text:style-name="P164">0.14.2 / 0.14.2 / -</text:p>
          </table:table-cell>
          <table:table-cell table:style-name="Tableau1.C66" office:value-type="string">
            <text:p text:style-name="P164"><text:a xlink:type="simple" xlink:href="http://slackbuilds.org/repository/14.1/libraries/json-glib/" text:style-name="Internet_20_link" text:visited-style-name="Visited_20_Internet_20_Link">http://slackbuilds.org/repository/14.1/libraries/json-glib/</text:a> </text:p>
          </table:table-cell>
          <table:table-cell table:style-name="Tableau1.D66" office:value-type="string">
            <text:p text:style-name="P164">OK.</text:p>
          </table:table-cell>
        </table:table-row>
        <table:table-row>
          <table:table-cell table:style-name="Tableau1.A90" office:value-type="string">
            <text:p text:style-name="P4">lame</text:p>
          </table:table-cell>
          <table:table-cell table:style-name="Tableau1.B66" office:value-type="string">
            <text:p text:style-name="P44">3.99.5 / 3.99.5 / 3.99.5</text:p>
          </table:table-cell>
          <table:table-cell table:style-name="Tableau1.C66" office:value-type="string">
            <text:p text:style-name="P44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66" office:value-type="string">
            <text:p text:style-name="P44">OK.</text:p>
          </table:table-cell>
        </table:table-row>
        <table:table-row>
          <table:table-cell table:style-name="Tableau1.A90" office:value-type="string">
            <text:p text:style-name="P4">leafpad</text:p>
          </table:table-cell>
          <table:table-cell table:style-name="Tableau1.B67" office:value-type="string">
            <text:p text:style-name="P45">0.8.18.1 / 0.8.18.1 / 0.8.17 (?)</text:p>
          </table:table-cell>
          <table:table-cell table:style-name="Tableau1.C67" office:value-type="string">
            <text:p text:style-name="P45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67" office:value-type="string">
            <text:p text:style-name="P45">OK.</text:p>
          </table:table-cell>
        </table:table-row>
        <table:table-row>
          <table:table-cell table:style-name="Tableau1.A90" office:value-type="string">
            <text:p text:style-name="P4">libburn</text:p>
          </table:table-cell>
          <table:table-cell table:style-name="Tableau1.B68" office:value-type="string">
            <text:p text:style-name="P45">1.<text:span text:style-name="T30">4.0</text:span> / 1.4.0 / 1.4.0</text:p>
          </table:table-cell>
          <table:table-cell table:style-name="Tableau1.C68" office:value-type="string">
            <text:p text:style-name="P45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68" office:value-type="string">
            <text:p text:style-name="P139">OK.</text:p>
          </table:table-cell>
        </table:table-row>
        <table:table-row>
          <table:table-cell table:style-name="Tableau1.A90" office:value-type="string">
            <text:p text:style-name="P4">libcdaudio</text:p>
          </table:table-cell>
          <table:table-cell table:style-name="Tableau1.B69" office:value-type="string">
            <text:p text:style-name="P46">0.99.12p2 / 0.99.12p2 / 0.99.12p2</text:p>
          </table:table-cell>
          <table:table-cell table:style-name="Tableau1.C69" office:value-type="string">
            <text:p text:style-name="P46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69" office:value-type="string">
            <text:p text:style-name="P46">OK.</text:p>
          </table:table-cell>
        </table:table-row>
        <table:table-row>
          <table:table-cell table:style-name="Tableau1.A90" office:value-type="string">
            <text:p text:style-name="P4">libcuefile</text:p>
          </table:table-cell>
          <table:table-cell table:style-name="Tableau1.B70" office:value-type="string">
            <text:p text:style-name="P46">r475 / r475 / r475</text:p>
          </table:table-cell>
          <table:table-cell table:style-name="Tableau1.C70" office:value-type="string">
            <text:p text:style-name="P46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70" office:value-type="string">
            <text:p text:style-name="P46">OK.</text:p>
          </table:table-cell>
        </table:table-row>
        <table:table-row>
          <table:table-cell table:style-name="Tableau1.A90" office:value-type="string">
            <text:p text:style-name="P164">libdbusmenu</text:p>
          </table:table-cell>
          <table:table-cell table:style-name="Tableau1.B72" office:value-type="string">
            <text:p text:style-name="P164">12.10.2 / 12.10.2 / -</text:p>
          </table:table-cell>
          <table:table-cell table:style-name="Tableau1.C72" office:value-type="string">
            <text:p text:style-name="P164"><text:a xlink:type="simple" xlink:href="http://slackbuilds.org/repository/14.1/libraries/libdbusmenu/" text:style-name="Internet_20_link" text:visited-style-name="Visited_20_Internet_20_Link">http://slackbuilds.org/repository/14.1/libraries/libdbusmenu/</text:a> </text:p>
          </table:table-cell>
          <table:table-cell table:style-name="Tableau1.D72" office:value-type="string">
            <text:p text:style-name="P164">OK.</text:p>
          </table:table-cell>
        </table:table-row>
        <table:table-row>
          <table:table-cell table:style-name="Tableau1.A90" office:value-type="string">
            <text:p text:style-name="P4">libdv</text:p>
          </table:table-cell>
          <table:table-cell table:style-name="Tableau1.B72" office:value-type="string">
            <text:p text:style-name="P46">1.0.0 / 1.0.0 / 1.0.0</text:p>
          </table:table-cell>
          <table:table-cell table:style-name="Tableau1.C72" office:value-type="string">
            <text:p text:style-name="P46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72" office:value-type="string">
            <text:p text:style-name="P46">OK.</text:p>
          </table:table-cell>
        </table:table-row>
        <table:table-row>
          <table:table-cell table:style-name="Tableau1.A90" office:value-type="string">
            <text:p text:style-name="P4">libdvdcss</text:p>
          </table:table-cell>
          <table:table-cell table:style-name="Tableau1.B73" office:value-type="string">
            <text:p text:style-name="P47">1.2.13 / 1.2.13 / 1.2.13</text:p>
          </table:table-cell>
          <table:table-cell table:style-name="Tableau1.C73" office:value-type="string">
            <text:p text:style-name="P47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73" office:value-type="string">
            <text:p text:style-name="P47">OK.</text:p>
          </table:table-cell>
        </table:table-row>
        <table:table-row>
          <table:table-cell table:style-name="Tableau1.A90" office:value-type="string">
            <text:p text:style-name="P4">libdvdnav</text:p>
          </table:table-cell>
          <table:table-cell table:style-name="Tableau1.B74" office:value-type="string">
            <text:p text:style-name="P47">4.2.0 / 4.2.0 / 5.0.0</text:p>
          </table:table-cell>
          <table:table-cell table:style-name="Tableau1.C74" office:value-type="string">
            <text:p text:style-name="P47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74" office:value-type="string">
            <text:p text:style-name="P47">OK.</text:p>
          </table:table-cell>
        </table:table-row>
        <table:table-row>
          <table:table-cell table:style-name="Tableau1.A90" office:value-type="string">
            <text:p text:style-name="P4">libexif-gtk</text:p>
          </table:table-cell>
          <table:table-cell table:style-name="Tableau1.B75" office:value-type="string">
            <text:p text:style-name="P47">0.3.5 / 0.3.5 / 0.4.0</text:p>
          </table:table-cell>
          <table:table-cell table:style-name="Tableau1.C75" office:value-type="string">
            <text:p text:style-name="P47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75" office:value-type="string">
            <text:p text:style-name="P47">OK.</text:p>
          </table:table-cell>
        </table:table-row>
        <table:table-row>
          <table:table-cell table:style-name="Tableau1.A90" office:value-type="string">
            <text:p text:style-name="P164">libgee</text:p>
          </table:table-cell>
          <table:table-cell table:style-name="Tableau1.B77" office:value-type="string">
            <text:p text:style-name="P164">0.16.1 / 0.16.1 / -</text:p>
          </table:table-cell>
          <table:table-cell table:style-name="Tableau1.C77" office:value-type="string">
            <text:p text:style-name="P164"><text:a xlink:type="simple" xlink:href="http://slackbuilds.org/repository/14.1/libraries/libgee/" text:style-name="Internet_20_link" text:visited-style-name="Visited_20_Internet_20_Link">http://slackbuilds.org/repository/14.1/libraries/libgee/</text:a> </text:p>
          </table:table-cell>
          <table:table-cell table:style-name="Tableau1.D77" office:value-type="string">
            <text:p text:style-name="P164">OK.</text:p>
          </table:table-cell>
        </table:table-row>
        <table:table-row>
          <table:table-cell table:style-name="Tableau1.A90" office:value-type="string">
            <text:p text:style-name="P4">libgnomecanvas</text:p>
          </table:table-cell>
          <table:table-cell table:style-name="Tableau1.B77" office:value-type="string">
            <text:p text:style-name="P47">2.30.3 / 2.30.3 / 2.30.3</text:p>
          </table:table-cell>
          <table:table-cell table:style-name="Tableau1.C77" office:value-type="string">
            <text:p text:style-name="P47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77" office:value-type="string">
            <text:p text:style-name="P47">OK.</text:p>
          </table:table-cell>
        </table:table-row>
        <table:table-row>
          <table:table-cell table:style-name="Tableau1.A90" office:value-type="string">
            <text:p text:style-name="P4">libgnomecups</text:p>
          </table:table-cell>
          <table:table-cell table:style-name="Tableau1.B78" office:value-type="string">
            <text:p text:style-name="P47">0.2.3 / 0.2.3 / 0.2.3</text:p>
          </table:table-cell>
          <table:table-cell table:style-name="Tableau1.C78" office:value-type="string">
            <text:p text:style-name="P47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78" office:value-type="string">
            <text:p text:style-name="P47">OK.</text:p>
          </table:table-cell>
        </table:table-row>
        <table:table-row>
          <table:table-cell table:style-name="Tableau1.A90" office:value-type="string">
            <text:p text:style-name="P4">libgnomeprint</text:p>
          </table:table-cell>
          <table:table-cell table:style-name="Tableau1.B79" office:value-type="string">
            <text:p text:style-name="P48">2.18.8 / 2.18.8 / 2.18.8</text:p>
          </table:table-cell>
          <table:table-cell table:style-name="Tableau1.C79" office:value-type="string">
            <text:p text:style-name="P48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79" office:value-type="string">
            <text:p text:style-name="P48">OK.</text:p>
          </table:table-cell>
        </table:table-row>
        <table:table-row>
          <table:table-cell table:style-name="Tableau1.A90" office:value-type="string">
            <text:p text:style-name="P4">libgnomeprintui</text:p>
          </table:table-cell>
          <table:table-cell table:style-name="Tableau1.B80" office:value-type="string">
            <text:p text:style-name="P48">2.18.6 / 2.18.6 / 2.18.6</text:p>
          </table:table-cell>
          <table:table-cell table:style-name="Tableau1.C80" office:value-type="string">
            <text:p text:style-name="P48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80" office:value-type="string">
            <text:p text:style-name="P48">OK.</text:p>
          </table:table-cell>
        </table:table-row>
        <table:table-row>
          <table:table-cell table:style-name="Tableau1.A90" office:value-type="string">
            <text:p text:style-name="P164">libgtop</text:p>
          </table:table-cell>
          <table:table-cell table:style-name="Tableau1.B82" office:value-type="string">
            <text:p text:style-name="P164">2.28.5 / 2.28.5 / -</text:p>
          </table:table-cell>
          <table:table-cell table:style-name="Tableau1.C82" office:value-type="string">
            <text:p text:style-name="P164"><text:a xlink:type="simple" xlink:href="http://slackbuilds.org/repository/14.1/libraries/libgtop/" text:style-name="Internet_20_link" text:visited-style-name="Visited_20_Internet_20_Link">http://slackbuilds.org/repository/14.1/libraries/libgtop/</text:a> </text:p>
          </table:table-cell>
          <table:table-cell table:style-name="Tableau1.D82" office:value-type="string">
            <text:p text:style-name="P164">OK.</text:p>
          </table:table-cell>
        </table:table-row>
        <table:table-row>
          <table:table-cell table:style-name="Tableau1.A90" office:value-type="string">
            <text:p text:style-name="P4">libisofs</text:p>
          </table:table-cell>
          <table:table-cell table:style-name="Tableau1.B82" office:value-type="string">
            <text:p text:style-name="P45">1.<text:span text:style-name="T30">4.0</text:span> / 1.4.0 / 1.4.0</text:p>
          </table:table-cell>
          <table:table-cell table:style-name="Tableau1.C82" office:value-type="string">
            <text:p text:style-name="P45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82" office:value-type="string">
            <text:p text:style-name="P45"><text:span text:style-name="T30">OK</text:span>.</text:p>
          </table:table-cell>
        </table:table-row>
        <table:table-row>
          <table:table-cell table:style-name="Tableau1.A90" office:value-type="string">
            <text:p text:style-name="P4">libmp4v2</text:p>
          </table:table-cell>
          <table:table-cell table:style-name="Tableau1.B83" office:value-type="string">
            <text:p text:style-name="P49">2.0.0 / 2.0.0 / 2.0.0</text:p>
          </table:table-cell>
          <table:table-cell table:style-name="Tableau1.C83" office:value-type="string">
            <text:p text:style-name="P49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83" office:value-type="string">
            <text:p text:style-name="P49">OK.</text:p>
          </table:table-cell>
        </table:table-row>
        <table:table-row>
          <table:table-cell table:style-name="Tableau1.A90" office:value-type="string">
            <text:p text:style-name="P4">libmpeg2</text:p>
          </table:table-cell>
          <table:table-cell table:style-name="Tableau1.B84" office:value-type="string">
            <text:p text:style-name="P49">0.5.1 / 0.5.1 / 0.5.1</text:p>
          </table:table-cell>
          <table:table-cell table:style-name="Tableau1.C84" office:value-type="string">
            <text:p text:style-name="P49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84" office:value-type="string">
            <text:p text:style-name="P49">OK.</text:p>
          </table:table-cell>
        </table:table-row>
        <table:table-row>
          <table:table-cell table:style-name="Tableau1.A90" office:value-type="string">
            <text:p text:style-name="P153">libofx</text:p>
          </table:table-cell>
          <table:table-cell table:style-name="Tableau1.B86" office:value-type="string">
            <text:p text:style-name="P153">0.9.9 / 0.9.9 / -</text:p>
          </table:table-cell>
          <table:table-cell table:style-name="Tableau1.C86" office:value-type="string">
            <text:p text:style-name="P153"><text:a xlink:type="simple" xlink:href="http://slackbuilds.org/repository/14.1/libraries/libofx/" text:style-name="Internet_20_link" text:visited-style-name="Visited_20_Internet_20_Link">http://slackbuilds.org/repository/14.1/libraries/libofx/</text:a> </text:p>
          </table:table-cell>
          <table:table-cell table:style-name="Tableau1.D86" office:value-type="string">
            <text:p text:style-name="P153">OK.</text:p>
          </table:table-cell>
        </table:table-row>
        <table:table-row>
          <table:table-cell table:style-name="Tableau1.A90" office:value-type="string">
            <text:p text:style-name="P4">libopenraw</text:p>
          </table:table-cell>
          <table:table-cell table:style-name="Tableau1.B86" office:value-type="string">
            <text:p text:style-name="P49">0.0.9 / 0.0.9 / 0.0.9</text:p>
          </table:table-cell>
          <table:table-cell table:style-name="Tableau1.C86" office:value-type="string">
            <text:p text:style-name="P50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86" office:value-type="string">
            <text:p text:style-name="P50">OK.</text:p>
          </table:table-cell>
        </table:table-row>
        <table:table-row>
          <table:table-cell table:style-name="Tableau1.A90" office:value-type="string">
            <text:p text:style-name="P4">libquicktime</text:p>
          </table:table-cell>
          <table:table-cell table:style-name="Tableau1.B87" office:value-type="string">
            <text:p text:style-name="P50">1.2.4 / 1.2.4 / 1.2.4</text:p>
          </table:table-cell>
          <table:table-cell table:style-name="Tableau1.C87" office:value-type="string">
            <text:p text:style-name="P50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87" office:value-type="string">
            <text:p text:style-name="P50">OK.</text:p>
          </table:table-cell>
        </table:table-row>
        <table:table-row>
          <table:table-cell table:style-name="Tableau1.A90" office:value-type="string">
            <text:p text:style-name="P4">libreoffice</text:p>
          </table:table-cell>
          <table:table-cell table:style-name="Tableau1.B88" office:value-type="string">
            <text:p text:style-name="P52"><text:span text:style-name="T50">4.4.5</text:span> / <text:span text:style-name="T50">4.4.5</text:span> / <text:span text:style-name="T50">4.4.5</text:span></text:p>
          </table:table-cell>
          <table:table-cell table:style-name="Tableau1.C88" office:value-type="string">
            <text:p text:style-name="P51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88" office:value-type="string">
            <text:p text:style-name="P51">OK.</text:p>
          </table:table-cell>
        </table:table-row>
        <table:table-row>
          <table:table-cell table:style-name="Tableau1.A90" office:value-type="string">
            <text:p text:style-name="P4">libreoffice-helppack</text:p>
          </table:table-cell>
          <table:table-cell table:style-name="Tableau1.B89" office:value-type="string">
            <text:p text:style-name="P52"><text:span text:style-name="T50">4.4.5</text:span> / <text:span text:style-name="T50">4.4.5</text:span> / <text:span text:style-name="T50">4.4.5</text:span></text:p>
          </table:table-cell>
          <table:table-cell table:style-name="Tableau1.C89" office:value-type="string">
            <text:p text:style-name="P51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89" office:value-type="string">
            <text:p text:style-name="P51">OK.</text:p>
          </table:table-cell>
        </table:table-row>
        <table:table-row>
          <table:table-cell table:style-name="Tableau1.A90" office:value-type="string">
            <text:p text:style-name="P4">libreoffice-langpack</text:p>
          </table:table-cell>
          <table:table-cell table:style-name="Tableau1.B90" office:value-type="string">
            <text:p text:style-name="P52"><text:span text:style-name="T50">4.4.5</text:span> / <text:span text:style-name="T50">4.4.5</text:span> / <text:span text:style-name="T50">4.4.5</text:span></text:p>
          </table:table-cell>
          <table:table-cell table:style-name="Tableau1.C90" office:value-type="string">
            <text:p text:style-name="P51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90" office:value-type="string">
            <text:p text:style-name="P51">OK.</text:p>
          </table:table-cell>
        </table:table-row>
        <text:soft-page-break/>
        <table:table-row>
          <table:table-cell table:style-name="Tableau1.A148" office:value-type="string">
            <text:p text:style-name="P4">libsigc++</text:p>
          </table:table-cell>
          <table:table-cell table:style-name="Tableau1.B91" office:value-type="string">
            <text:p text:style-name="P53">2.2.11 / 2.2.11 / 2.2.11</text:p>
          </table:table-cell>
          <table:table-cell table:style-name="Tableau1.C91" office:value-type="string">
            <text:p text:style-name="P53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91" office:value-type="string">
            <text:p text:style-name="P53">OK.</text:p>
          </table:table-cell>
        </table:table-row>
        <table:table-row>
          <table:table-cell table:style-name="Tableau1.A148" office:value-type="string">
            <text:p text:style-name="P4">libunique</text:p>
          </table:table-cell>
          <table:table-cell table:style-name="Tableau1.B92" office:value-type="string">
            <text:p text:style-name="P53">1.1.6 / 1.1.6 / 1.1.6</text:p>
          </table:table-cell>
          <table:table-cell table:style-name="Tableau1.C92" office:value-type="string">
            <text:p text:style-name="P54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92" office:value-type="string">
            <text:p text:style-name="P54">OK.</text:p>
          </table:table-cell>
        </table:table-row>
        <table:table-row>
          <table:table-cell table:style-name="Tableau1.A148" office:value-type="string">
            <text:p text:style-name="P4">libupnp</text:p>
          </table:table-cell>
          <table:table-cell table:style-name="Tableau1.B93" office:value-type="string">
            <text:p text:style-name="P54">1.6.17 / 1.6.17 / <text:span text:style-name="T18">1.6.19</text:span></text:p>
          </table:table-cell>
          <table:table-cell table:style-name="Tableau1.C93" office:value-type="string">
            <text:p text:style-name="P55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93" office:value-type="string">
            <text:p text:style-name="P55"><text:span text:style-name="T30">OK</text:span>. <text:span text:style-name="T30">Later version doesn't build.</text:span></text:p>
          </table:table-cell>
        </table:table-row>
        <table:table-row>
          <table:table-cell table:style-name="Tableau1.A148" office:value-type="string">
            <text:p text:style-name="P164">libwnck3</text:p>
          </table:table-cell>
          <table:table-cell table:style-name="Tableau1.B95" office:value-type="string">
            <text:p text:style-name="P164">3.4.9 / 3.4.9 / -</text:p>
          </table:table-cell>
          <table:table-cell table:style-name="Tableau1.C95" office:value-type="string">
            <text:p text:style-name="P164"><text:a xlink:type="simple" xlink:href="http://slackbuilds.org/repository/14.1/libraries/libwnck3/" text:style-name="Internet_20_link" text:visited-style-name="Visited_20_Internet_20_Link">http://slackbuilds.org/repository/14.1/libraries/libwnck3/</text:a> </text:p>
          </table:table-cell>
          <table:table-cell table:style-name="Tableau1.D95" office:value-type="string">
            <text:p text:style-name="P164">OK.</text:p>
          </table:table-cell>
        </table:table-row>
        <table:table-row>
          <table:table-cell table:style-name="Tableau1.A148" office:value-type="string">
            <text:p text:style-name="P4">libxfce4ui</text:p>
          </table:table-cell>
          <table:table-cell table:style-name="Tableau1.B95" office:value-type="string">
            <text:p text:style-name="P8">4.12.1 / <text:span text:style-name="T12">4.10.0</text:span> / 4.12.1</text:p>
          </table:table-cell>
          <table:table-cell table:style-name="Tableau1.C95" office:value-type="string">
            <text:p text:style-name="P8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95" office:value-type="string">
            <text:p text:style-name="P11">OK.</text:p>
          </table:table-cell>
        </table:table-row>
        <table:table-row>
          <table:table-cell table:style-name="Tableau1.A148" office:value-type="string">
            <text:p text:style-name="P4">libxfce4util</text:p>
          </table:table-cell>
          <table:table-cell table:style-name="Tableau1.B96" office:value-type="string">
            <text:p text:style-name="P9">4.12.1 / <text:span text:style-name="T12">4.10.1</text:span> / 4.12.1</text:p>
          </table:table-cell>
          <table:table-cell table:style-name="Tableau1.C96" office:value-type="string">
            <text:p text:style-name="P10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96" office:value-type="string">
            <text:p text:style-name="P11">OK.</text:p>
          </table:table-cell>
        </table:table-row>
        <table:table-row>
          <table:table-cell table:style-name="Tableau1.A148" office:value-type="string">
            <text:p text:style-name="P153">libxml++</text:p>
          </table:table-cell>
          <table:table-cell table:style-name="Tableau1.B98" office:value-type="string">
            <text:p text:style-name="P153">2.36.0 / 2.36.0 / -</text:p>
          </table:table-cell>
          <table:table-cell table:style-name="Tableau1.C98" office:value-type="string">
            <text:p text:style-name="P153"><text:a xlink:type="simple" xlink:href="http://slackbuilds.org/repository/14.1/libraries/libxml++/" text:style-name="Internet_20_link" text:visited-style-name="Visited_20_Internet_20_Link">http://slackbuilds.org/repository/14.1/libraries/libxml++/</text:a> </text:p>
          </table:table-cell>
          <table:table-cell table:style-name="Tableau1.D98" office:value-type="string">
            <text:p text:style-name="P153">OK.</text:p>
          </table:table-cell>
        </table:table-row>
        <table:table-row>
          <table:table-cell table:style-name="Tableau1.A148" office:value-type="string">
            <text:p text:style-name="P4">lua</text:p>
          </table:table-cell>
          <table:table-cell table:style-name="Tableau1.B98" office:value-type="string">
            <text:p text:style-name="P56">5.1.5 / 5.1.5 / 5.1.5</text:p>
          </table:table-cell>
          <table:table-cell table:style-name="Tableau1.C98" office:value-type="string">
            <text:p text:style-name="P56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98" office:value-type="string">
            <text:p text:style-name="P56"><text:span text:style-name="T30">OK. </text:span>Stick with 5.1.x version.</text:p>
          </table:table-cell>
        </table:table-row>
        <table:table-row>
          <table:table-cell table:style-name="Tableau1.A148" office:value-type="string">
            <text:p text:style-name="P4">luna-wallpapers</text:p>
          </table:table-cell>
          <table:table-cell table:style-name="Tableau1.B99" office:value-type="string">
            <text:p text:style-name="P57">0.2 / 0.2 / 0.2</text:p>
          </table:table-cell>
          <table:table-cell table:style-name="Tableau1.C99" office:value-type="string">
            <text:p text:style-name="P57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99" office:value-type="string">
            <text:p text:style-name="P57">OK.</text:p>
          </table:table-cell>
        </table:table-row>
        <table:table-row>
          <table:table-cell table:style-name="Tableau1.A148" office:value-type="string">
            <text:p text:style-name="P4">lxml</text:p>
          </table:table-cell>
          <table:table-cell table:style-name="Tableau1.B100" office:value-type="string">
            <text:p text:style-name="P58">3.4.<text:span text:style-name="T31">4</text:span> / 3.4.4 / 3.4.4</text:p>
          </table:table-cell>
          <table:table-cell table:style-name="Tableau1.C100" office:value-type="string">
            <text:p text:style-name="P58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100" office:value-type="string">
            <text:p text:style-name="P59"><text:span text:style-name="T31">OK</text:span>.</text:p>
          </table:table-cell>
        </table:table-row>
        <table:table-row>
          <table:table-cell table:style-name="Tableau1.A148" office:value-type="string">
            <text:p text:style-name="P146">matplotlib</text:p>
          </table:table-cell>
          <table:table-cell table:style-name="Tableau1.B103" office:value-type="string">
            <text:p text:style-name="P146">1.4.2 / 1.4.2 / 1.4.3</text:p>
          </table:table-cell>
          <table:table-cell table:style-name="Tableau1.C103" office:value-type="string">
            <text:p text:style-name="P146"><text:a xlink:type="simple" xlink:href="http://slackbuilds.org/repository/14.1/libraries/matplotlib/" text:style-name="Internet_20_link" text:visited-style-name="Visited_20_Internet_20_Link">http://slackbuilds.org/repository/14.1/libraries/matplotlib/</text:a> </text:p>
          </table:table-cell>
          <table:table-cell table:style-name="Tableau1.D103" office:value-type="string">
            <text:p text:style-name="P146">OK.</text:p>
          </table:table-cell>
        </table:table-row>
        <table:table-row>
          <table:table-cell table:style-name="Tableau1.A148" office:value-type="string">
            <text:p text:style-name="P149">mechanize</text:p>
          </table:table-cell>
          <table:table-cell table:style-name="Tableau1.B103" office:value-type="string">
            <text:p text:style-name="P149">0.2.5 / 0.2.5 / 0.2.5</text:p>
          </table:table-cell>
          <table:table-cell table:style-name="Tableau1.C103" office:value-type="string">
            <text:p text:style-name="P149"><text:a xlink:type="simple" xlink:href="http://slackbuilds.org/repository/14.1/python/mechanize/" text:style-name="Internet_20_link" text:visited-style-name="Visited_20_Internet_20_Link">http://slackbuilds.org/repository/14.1/python/mechanize/</text:a> </text:p>
          </table:table-cell>
          <table:table-cell table:style-name="Tableau1.D103" office:value-type="string">
            <text:p text:style-name="P149">OK.</text:p>
          </table:table-cell>
        </table:table-row>
        <table:table-row>
          <table:table-cell table:style-name="Tableau1.A148" office:value-type="string">
            <text:p text:style-name="P4">microlinux-wallpapers</text:p>
          </table:table-cell>
          <table:table-cell table:style-name="Tableau1.B103" office:value-type="string">
            <text:p text:style-name="P58">1.0 (none)</text:p>
          </table:table-cell>
          <table:table-cell table:style-name="Tableau1.C103" office:value-type="string">
            <text:p text:style-name="P58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103" office:value-type="string">
            <text:p text:style-name="P58">OK.</text:p>
          </table:table-cell>
        </table:table-row>
        <table:table-row>
          <table:table-cell table:style-name="Tableau1.A148" office:value-type="string">
            <text:p text:style-name="P4">mlt</text:p>
          </table:table-cell>
          <table:table-cell table:style-name="Tableau1.B104" office:value-type="string">
            <text:p text:style-name="P59">0.9.<text:span text:style-name="T40">6</text:span> / 0.9.6 / 0.9.6</text:p>
          </table:table-cell>
          <table:table-cell table:style-name="Tableau1.C104" office:value-type="string">
            <text:p text:style-name="P59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104" office:value-type="string">
            <text:p text:style-name="P142">OK.</text:p>
          </table:table-cell>
        </table:table-row>
        <table:table-row>
          <table:table-cell table:style-name="Tableau1.A148" office:value-type="string">
            <text:p text:style-name="P4">mm-common</text:p>
          </table:table-cell>
          <table:table-cell table:style-name="Tableau1.B105" office:value-type="string">
            <text:p text:style-name="P60">0.9.<text:span text:style-name="T32">7</text:span> / 0.9.7 / 0.9.7</text:p>
          </table:table-cell>
          <table:table-cell table:style-name="Tableau1.C105" office:value-type="string">
            <text:p text:style-name="P60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105" office:value-type="string">
            <text:p text:style-name="P60"><text:span text:style-name="T32">OK</text:span>.</text:p>
          </table:table-cell>
        </table:table-row>
        <table:table-row>
          <table:table-cell table:style-name="Tableau1.A148" office:value-type="string">
            <text:p text:style-name="P4">mozilla-firefox-langpack</text:p>
          </table:table-cell>
          <table:table-cell table:style-name="Tableau1.B106" office:value-type="string">
            <text:p text:style-name="P60"><text:span text:style-name="T53">38.3.0</text:span> / - / 3<text:span text:style-name="T53">8.3.0</text:span></text:p>
          </table:table-cell>
          <table:table-cell table:style-name="Tableau1.C106" office:value-type="string">
            <text:p text:style-name="P60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106" office:value-type="string">
            <text:p text:style-name="P60">OK.</text:p>
          </table:table-cell>
        </table:table-row>
        <table:table-row>
          <table:table-cell table:style-name="Tableau1.A148" office:value-type="string">
            <text:p text:style-name="P4">mozilla-thunderbird-langpack</text:p>
          </table:table-cell>
          <table:table-cell table:style-name="Tableau1.B107" office:value-type="string">
            <text:p text:style-name="P60">3<text:span text:style-name="T26">8</text:span>.<text:span text:style-name="T54">3</text:span>.0 / - / 3<text:span text:style-name="T26">8</text:span>.<text:span text:style-name="T54">3</text:span>.0</text:p>
          </table:table-cell>
          <table:table-cell table:style-name="Tableau1.C107" office:value-type="string">
            <text:p text:style-name="P60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107" office:value-type="string">
            <text:p text:style-name="P60">OK.</text:p>
          </table:table-cell>
        </table:table-row>
        <table:table-row>
          <table:table-cell table:style-name="Tableau1.A148" office:value-type="string">
            <text:p text:style-name="P4">mplayer-codecs32</text:p>
          </table:table-cell>
          <table:table-cell table:style-name="Tableau1.B108" office:value-type="string">
            <text:p text:style-name="P61">20110131 / 20110131 / -</text:p>
          </table:table-cell>
          <table:table-cell table:style-name="Tableau1.C108" office:value-type="string">
            <text:p text:style-name="P61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108" office:value-type="string">
            <text:p text:style-name="P61">OK.</text:p>
          </table:table-cell>
        </table:table-row>
        <table:table-row>
          <table:table-cell table:style-name="Tableau1.A148" office:value-type="string">
            <text:p text:style-name="P4">mplayer-codecs64</text:p>
          </table:table-cell>
          <table:table-cell table:style-name="Tableau1.B109" office:value-type="string">
            <text:p text:style-name="P61">20061022 / 20061022 / -</text:p>
          </table:table-cell>
          <table:table-cell table:style-name="Tableau1.C109" office:value-type="string">
            <text:p text:style-name="P61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109" office:value-type="string">
            <text:p text:style-name="P61">OK.</text:p>
          </table:table-cell>
        </table:table-row>
        <table:table-row>
          <table:table-cell table:style-name="Tableau1.A148" office:value-type="string">
            <text:p text:style-name="P4">MPlayer</text:p>
          </table:table-cell>
          <table:table-cell table:style-name="Tableau1.B110" office:value-type="string">
            <text:p text:style-name="P62">1.1.1 / 1.1_20130819 / 1.1.1</text:p>
          </table:table-cell>
          <table:table-cell table:style-name="Tableau1.C110" office:value-type="string">
            <text:p text:style-name="P62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110" office:value-type="string">
            <text:p text:style-name="P62">OK.</text:p>
          </table:table-cell>
        </table:table-row>
        <table:table-row>
          <table:table-cell table:style-name="Tableau1.A148" office:value-type="string">
            <text:p text:style-name="P4">muParser</text:p>
          </table:table-cell>
          <table:table-cell table:style-name="Tableau1.B111" office:value-type="string">
            <text:p text:style-name="P62">2.2.<text:span text:style-name="T33">4</text:span> / 2.2.4 / 2.2.4</text:p>
          </table:table-cell>
          <table:table-cell table:style-name="Tableau1.C111" office:value-type="string">
            <text:p text:style-name="P62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111" office:value-type="string">
            <text:p text:style-name="P62"><text:span text:style-name="T33">OK</text:span>.</text:p>
          </table:table-cell>
        </table:table-row>
        <table:table-row>
          <table:table-cell table:style-name="Tableau1.A148" office:value-type="string">
            <text:p text:style-name="P150">netifaces</text:p>
          </table:table-cell>
          <table:table-cell table:style-name="Tableau1.B113" office:value-type="string">
            <text:p text:style-name="P150">0.10.4 / 0.10.4 / -</text:p>
          </table:table-cell>
          <table:table-cell table:style-name="Tableau1.C113" office:value-type="string">
            <text:p text:style-name="P150"><text:a xlink:type="simple" xlink:href="http://slackbuilds.org/repository/14.1/python/netifaces/" text:style-name="Internet_20_link" text:visited-style-name="Visited_20_Internet_20_Link">http://slackbuilds.org/repository/14.1/python/netifaces/</text:a> </text:p>
          </table:table-cell>
          <table:table-cell table:style-name="Tableau1.D113" office:value-type="string">
            <text:p text:style-name="P150">OK.</text:p>
          </table:table-cell>
        </table:table-row>
        <table:table-row>
          <table:table-cell table:style-name="Tableau1.A148" office:value-type="string">
            <text:p text:style-name="P4">numlockx</text:p>
          </table:table-cell>
          <table:table-cell table:style-name="Tableau1.B113" office:value-type="string">
            <text:p text:style-name="P62">1.2 / 1.2 / - </text:p>
          </table:table-cell>
          <table:table-cell table:style-name="Tableau1.C113" office:value-type="string">
            <text:p text:style-name="P62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113" office:value-type="string">
            <text:p text:style-name="P62">OK.</text:p>
          </table:table-cell>
        </table:table-row>
        <table:table-row>
          <table:table-cell table:style-name="Tableau1.A148" office:value-type="string">
            <text:p text:style-name="P4">numpy</text:p>
          </table:table-cell>
          <table:table-cell table:style-name="Tableau1.B114" office:value-type="string">
            <text:p text:style-name="P63">1.9.1 / 1.9.1 / -</text:p>
          </table:table-cell>
          <table:table-cell table:style-name="Tableau1.C114" office:value-type="string">
            <text:p text:style-name="P63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114" office:value-type="string">
            <text:p text:style-name="P63">OK.</text:p>
          </table:table-cell>
        </table:table-row>
        <table:table-row>
          <table:table-cell table:style-name="Tableau1.A148" office:value-type="string">
            <text:p text:style-name="P4">openshot</text:p>
          </table:table-cell>
          <table:table-cell table:style-name="Tableau1.B115" office:value-type="string">
            <text:p text:style-name="P63">1.4.3 / 1.4.3 / 1.4.3</text:p>
          </table:table-cell>
          <table:table-cell table:style-name="Tableau1.C115" office:value-type="string">
            <text:p text:style-name="P63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115" office:value-type="string">
            <text:p text:style-name="P63">OK.</text:p>
          </table:table-cell>
        </table:table-row>
        <table:table-row>
          <table:table-cell table:style-name="Tableau1.A148" office:value-type="string">
            <text:p text:style-name="P4">orage</text:p>
          </table:table-cell>
          <table:table-cell table:style-name="Tableau1.B116" office:value-type="string">
            <text:p text:style-name="P14">4.<text:span text:style-name="T34">12.1</text:span> / <text:span text:style-name="T13">4.8.4</text:span> / 4.12.1</text:p>
          </table:table-cell>
          <table:table-cell table:style-name="Tableau1.C116" office:value-type="string">
            <text:p text:style-name="P14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116" office:value-type="string">
            <text:p text:style-name="P14"><text:span text:style-name="T34">OK</text:span>.</text:p>
          </table:table-cell>
        </table:table-row>
        <text:soft-page-break/>
        <table:table-row>
          <table:table-cell table:style-name="Tableau1.A148" office:value-type="string">
            <text:p text:style-name="P4">orc</text:p>
          </table:table-cell>
          <table:table-cell table:style-name="Tableau1.B117" office:value-type="string">
            <text:p text:style-name="P64">0.4.2<text:span text:style-name="T36">4</text:span> / 0.4.23 / 0.4.24</text:p>
          </table:table-cell>
          <table:table-cell table:style-name="Tableau1.C117" office:value-type="string">
            <text:p text:style-name="P64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117" office:value-type="string">
            <text:p text:style-name="P64"><text:span text:style-name="T36">OK</text:span>.</text:p>
          </table:table-cell>
        </table:table-row>
        <table:table-row>
          <table:table-cell table:style-name="Tableau1.A148" office:value-type="string">
            <text:p text:style-name="P4">p7zip</text:p>
          </table:table-cell>
          <table:table-cell table:style-name="Tableau1.B118" office:value-type="string">
            <text:p text:style-name="P64">9.20.1 / 9.20.1 / 9.38.1</text:p>
          </table:table-cell>
          <table:table-cell table:style-name="Tableau1.C118" office:value-type="string">
            <text:p text:style-name="P64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18" office:value-type="string">
            <text:p text:style-name="P140">OK.</text:p>
          </table:table-cell>
        </table:table-row>
        <table:table-row>
          <table:table-cell table:style-name="Tableau1.A148" office:value-type="string">
            <text:p text:style-name="P4">pangomm</text:p>
          </table:table-cell>
          <table:table-cell table:style-name="Tableau1.B119" office:value-type="string">
            <text:p text:style-name="Table_20_Contents">2.<text:span text:style-name="T19">34.0 / 2.34.0 / 2.34.0</text:span></text:p>
          </table:table-cell>
          <table:table-cell table:style-name="Tableau1.C119" office:value-type="string">
            <text:p text:style-name="P64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19" office:value-type="string">
            <text:p text:style-name="P64">OK.</text:p>
          </table:table-cell>
        </table:table-row>
        <table:table-row>
          <table:table-cell table:style-name="Tableau1.A148" office:value-type="string">
            <text:p text:style-name="P4">perl-extutils-depends</text:p>
          </table:table-cell>
          <table:table-cell table:style-name="Tableau1.B120" office:value-type="string">
            <text:p text:style-name="P64">0.40<text:span text:style-name="T36">4</text:span> / 0.404 / 0.404</text:p>
          </table:table-cell>
          <table:table-cell table:style-name="Tableau1.C120" office:value-type="string">
            <text:p text:style-name="P64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20" office:value-type="string">
            <text:p text:style-name="P140">OK.</text:p>
          </table:table-cell>
        </table:table-row>
        <table:table-row>
          <table:table-cell table:style-name="Tableau1.A148" office:value-type="string">
            <text:p text:style-name="P4">perl-extutils-pkgconfig</text:p>
          </table:table-cell>
          <table:table-cell table:style-name="Tableau1.B121" office:value-type="string">
            <text:p text:style-name="P64">1.15 / 1.15 / 1.15</text:p>
          </table:table-cell>
          <table:table-cell table:style-name="Tableau1.C121" office:value-type="string">
            <text:p text:style-name="P64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21" office:value-type="string">
            <text:p text:style-name="P64">OK.</text:p>
          </table:table-cell>
        </table:table-row>
        <table:table-row>
          <table:table-cell table:style-name="Tableau1.A148" office:value-type="string">
            <text:p text:style-name="P4">perl-glib</text:p>
          </table:table-cell>
          <table:table-cell table:style-name="Tableau1.B122" office:value-type="string">
            <text:p text:style-name="P65">1.30<text:span text:style-name="T36">7</text:span> / 1.307 / 1.307</text:p>
          </table:table-cell>
          <table:table-cell table:style-name="Tableau1.C122" office:value-type="string">
            <text:p text:style-name="P65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22" office:value-type="string">
            <text:p text:style-name="P65"><text:span text:style-name="T36">OK</text:span>.</text:p>
          </table:table-cell>
        </table:table-row>
        <table:table-row>
          <table:table-cell table:style-name="Tableau1.A148" office:value-type="string">
            <text:p text:style-name="P151">podofo</text:p>
          </table:table-cell>
          <table:table-cell table:style-name="Tableau1.B127" office:value-type="string">
            <text:p text:style-name="P151">0.9.3 / 0.9.3 / 0.9.3</text:p>
          </table:table-cell>
          <table:table-cell table:style-name="Tableau1.C127" office:value-type="string">
            <text:p text:style-name="P151"><text:a xlink:type="simple" xlink:href="http://slackbuilds.org/repository/14.1/libraries/podofo/" text:style-name="Internet_20_link" text:visited-style-name="Visited_20_Internet_20_Link">http://slackbuilds.org/repository/14.1/libraries/podofo/</text:a> </text:p>
          </table:table-cell>
          <table:table-cell table:style-name="Tableau1.D127" office:value-type="string">
            <text:p text:style-name="P151">OK.</text:p>
          </table:table-cell>
        </table:table-row>
        <table:table-row>
          <table:table-cell table:style-name="Tableau1.A148" office:value-type="string">
            <text:p text:style-name="P146">portaudio</text:p>
          </table:table-cell>
          <table:table-cell table:style-name="Tableau1.B127" office:value-type="string">
            <text:p text:style-name="P146">V19 / V19 / <text:span text:style-name="T56">V19</text:span></text:p>
          </table:table-cell>
          <table:table-cell table:style-name="Tableau1.C127" office:value-type="string">
            <text:p text:style-name="P148"><text:a xlink:type="simple" xlink:href="http://slackbuilds.org/repository/14.1/development/portaudio/" text:style-name="Internet_20_link" text:visited-style-name="Visited_20_Internet_20_Link">http://slackbuilds.org/repository/14.1/development/portaudio/</text:a> </text:p>
          </table:table-cell>
          <table:table-cell table:style-name="Tableau1.D127" office:value-type="string">
            <text:p text:style-name="P148">OK.</text:p>
          </table:table-cell>
        </table:table-row>
        <table:table-row>
          <table:table-cell table:style-name="Tableau1.A148" office:value-type="string">
            <text:p text:style-name="P152">psutil</text:p>
          </table:table-cell>
          <table:table-cell table:style-name="Tableau1.B127" office:value-type="string">
            <text:p text:style-name="P152">3.1.1 / 3.2.1 / 3.2.1</text:p>
          </table:table-cell>
          <table:table-cell table:style-name="Tableau1.C127" office:value-type="string">
            <text:p text:style-name="P152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1.D127" office:value-type="string">
            <text:p text:style-name="P152">OK.</text:p>
          </table:table-cell>
        </table:table-row>
        <table:table-row>
          <table:table-cell table:style-name="Tableau1.A148" office:value-type="string">
            <text:p text:style-name="P148">PyAudio</text:p>
          </table:table-cell>
          <table:table-cell table:style-name="Tableau1.B127" office:value-type="string">
            <text:p text:style-name="P148">0.2.4 / 0.2.4 / 0.2.8</text:p>
          </table:table-cell>
          <table:table-cell table:style-name="Tableau1.C127" office:value-type="string">
            <text:p text:style-name="P148"><text:a xlink:type="simple" xlink:href="http://slackbuilds.org/repository/14.1/python/PyAudio/" text:style-name="Internet_20_link" text:visited-style-name="Visited_20_Internet_20_Link">http://slackbuilds.org/repository/14.1/python/PyAudio/</text:a> </text:p>
          </table:table-cell>
          <table:table-cell table:style-name="Tableau1.D127" office:value-type="string">
            <text:p text:style-name="P148">OK.</text:p>
          </table:table-cell>
        </table:table-row>
        <table:table-row>
          <table:table-cell table:style-name="Tableau1.A148" office:value-type="string">
            <text:p text:style-name="P4">pygoocanvas</text:p>
          </table:table-cell>
          <table:table-cell table:style-name="Tableau1.B127" office:value-type="string">
            <text:p text:style-name="P66">0.14.1 / 0.14.1 / 0.14.1</text:p>
          </table:table-cell>
          <table:table-cell table:style-name="Tableau1.C127" office:value-type="string">
            <text:p text:style-name="P66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27" office:value-type="string">
            <text:p text:style-name="P66">OK.</text:p>
          </table:table-cell>
        </table:table-row>
        <table:table-row>
          <table:table-cell table:style-name="Tableau1.A148" office:value-type="string">
            <text:p text:style-name="P146">pyparsing</text:p>
          </table:table-cell>
          <table:table-cell table:style-name="Tableau1.B131" office:value-type="string">
            <text:p text:style-name="P146">2.0.3 / 2.0.3 / 2.0.3</text:p>
          </table:table-cell>
          <table:table-cell table:style-name="Tableau1.C131" office:value-type="string">
            <text:p text:style-name="P146"><text:a xlink:type="simple" xlink:href="http://slackbuilds.org/repository/14.1/python/pyparsing/" text:style-name="Internet_20_link" text:visited-style-name="Visited_20_Internet_20_Link">http://slackbuilds.org/repository/14.1/python/pyparsing/</text:a> </text:p>
          </table:table-cell>
          <table:table-cell table:style-name="Tableau1.D131" office:value-type="string">
            <text:p text:style-name="P146">OK.</text:p>
          </table:table-cell>
        </table:table-row>
        <table:table-row>
          <table:table-cell table:style-name="Tableau1.A148" office:value-type="string">
            <text:p text:style-name="P148">pysetuptools </text:p>
          </table:table-cell>
          <table:table-cell table:style-name="Tableau1.B131" office:value-type="string">
            <text:p text:style-name="P148">18.2 / 18.2 / 18.3.2</text:p>
          </table:table-cell>
          <table:table-cell table:style-name="Tableau1.C131" office:value-type="string">
            <text:p text:style-name="P148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1.D131" office:value-type="string">
            <text:p text:style-name="P148">OK.</text:p>
          </table:table-cell>
        </table:table-row>
        <table:table-row>
          <table:table-cell table:style-name="Tableau1.A148" office:value-type="string">
            <text:p text:style-name="P152">python-dateutil</text:p>
          </table:table-cell>
          <table:table-cell table:style-name="Tableau1.B131" office:value-type="string">
            <text:p text:style-name="P152">2.4.1 / 2.4.2 / -</text:p>
          </table:table-cell>
          <table:table-cell table:style-name="Tableau1.C131" office:value-type="string">
            <text:p text:style-name="P152"><text:a xlink:type="simple" xlink:href="http://slackbuilds.org/repository/14.1/python/python-dateutil/" text:style-name="Internet_20_link" text:visited-style-name="Visited_20_Internet_20_Link">http://slackbuilds.org/repository/14.1/python/python-dateutil/</text:a> </text:p>
          </table:table-cell>
          <table:table-cell table:style-name="Tableau1.D131" office:value-type="string">
            <text:p text:style-name="P152">OK.</text:p>
          </table:table-cell>
        </table:table-row>
        <table:table-row>
          <table:table-cell table:style-name="Tableau1.A148" office:value-type="string">
            <text:p text:style-name="P146">pytz</text:p>
          </table:table-cell>
          <table:table-cell table:style-name="Tableau1.B131" office:value-type="string">
            <text:p text:style-name="P146">2014.10 / 2014.10 / 2015.2</text:p>
          </table:table-cell>
          <table:table-cell table:style-name="Tableau1.C131" office:value-type="string">
            <text:p text:style-name="P146"><text:a xlink:type="simple" xlink:href="http://slackbuilds.org/repository/14.1/python/pytz/" text:style-name="Internet_20_link" text:visited-style-name="Visited_20_Internet_20_Link">http://slackbuilds.org/repository/14.1/python/pytz/</text:a> </text:p>
          </table:table-cell>
          <table:table-cell table:style-name="Tableau1.D131" office:value-type="string">
            <text:p text:style-name="P146">OK.</text:p>
          </table:table-cell>
        </table:table-row>
        <table:table-row>
          <table:table-cell table:style-name="Tableau1.A148" office:value-type="string">
            <text:p text:style-name="P4">pyxdg</text:p>
          </table:table-cell>
          <table:table-cell table:style-name="Tableau1.B132" office:value-type="string">
            <text:p text:style-name="P67">0.25 / 0.25 / 0.25</text:p>
          </table:table-cell>
          <table:table-cell table:style-name="Tableau1.C132" office:value-type="string">
            <text:p text:style-name="P67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32" office:value-type="string">
            <text:p text:style-name="P67">OK.</text:p>
          </table:table-cell>
        </table:table-row>
        <table:table-row>
          <table:table-cell table:style-name="Tableau1.A148" office:value-type="string">
            <text:p text:style-name="P4">recode</text:p>
          </table:table-cell>
          <table:table-cell table:style-name="Tableau1.B133" office:value-type="string">
            <text:p text:style-name="P67">3.7beta2 / 3.7beta2 / 3.7beta2</text:p>
          </table:table-cell>
          <table:table-cell table:style-name="Tableau1.C133" office:value-type="string">
            <text:p text:style-name="P67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33" office:value-type="string">
            <text:p text:style-name="P67">OK.</text:p>
          </table:table-cell>
        </table:table-row>
        <table:table-row>
          <table:table-cell table:style-name="Tableau1.A148" office:value-type="string">
            <text:p text:style-name="P166">recoll</text:p>
          </table:table-cell>
          <table:table-cell table:style-name="Tableau1.B135" office:value-type="string">
            <text:p text:style-name="P166">1.21.2 / 1.21.2 / 1.21.3</text:p>
          </table:table-cell>
          <table:table-cell table:style-name="Tableau1.C135" office:value-type="string">
            <text:p text:style-name="P166"><text:a xlink:type="simple" xlink:href="http://slackbuilds.org/repository/14.1/desktop/recoll/" text:style-name="Internet_20_link" text:visited-style-name="Visited_20_Internet_20_Link">http://slackbuilds.org/repository/14.1/desktop/recoll/</text:a> </text:p>
          </table:table-cell>
          <table:table-cell table:style-name="Tableau1.D135" office:value-type="string">
            <text:p text:style-name="P166">OK.</text:p>
          </table:table-cell>
        </table:table-row>
        <table:table-row>
          <table:table-cell table:style-name="Tableau1.A148" office:value-type="string">
            <text:p text:style-name="P4">sbopkg</text:p>
          </table:table-cell>
          <table:table-cell table:style-name="Tableau1.B135" office:value-type="string">
            <text:p text:style-name="P67">0.37.0 / - / 0.37.0</text:p>
          </table:table-cell>
          <table:table-cell table:style-name="Tableau1.C135" office:value-type="string">
            <text:p text:style-name="P67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35" office:value-type="string">
            <text:p text:style-name="P67">OK.</text:p>
          </table:table-cell>
        </table:table-row>
        <table:table-row>
          <table:table-cell table:style-name="Tableau1.A148" office:value-type="string">
            <text:p text:style-name="P4">scons</text:p>
          </table:table-cell>
          <table:table-cell table:style-name="Tableau1.B136" office:value-type="string">
            <text:p text:style-name="P67">2.3.<text:span text:style-name="T36">5</text:span> / 2.3.4 / 2.3.5</text:p>
          </table:table-cell>
          <table:table-cell table:style-name="Tableau1.C136" office:value-type="string">
            <text:p text:style-name="P67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36" office:value-type="string">
            <text:p text:style-name="P67"><text:span text:style-name="T36">OK</text:span>.</text:p>
          </table:table-cell>
        </table:table-row>
        <table:table-row>
          <table:table-cell table:style-name="Tableau1.A148" office:value-type="string">
            <text:p text:style-name="P4">scribus</text:p>
          </table:table-cell>
          <table:table-cell table:style-name="Tableau1.B137" office:value-type="string">
            <text:p text:style-name="P67">1.4.<text:span text:style-name="T46">5</text:span> / 1.4.4 / 1.4.5</text:p>
          </table:table-cell>
          <table:table-cell table:style-name="Tableau1.C137" office:value-type="string">
            <text:p text:style-name="P67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37" office:value-type="string">
            <text:p text:style-name="P67"><text:span text:style-name="T46">OK</text:span>.</text:p>
          </table:table-cell>
        </table:table-row>
        <table:table-row>
          <table:table-cell table:style-name="Tableau1.A148" office:value-type="string">
            <text:p text:style-name="P146">simplejson</text:p>
          </table:table-cell>
          <table:table-cell table:style-name="Tableau1.B138" office:value-type="string">
            <text:p text:style-name="P146">3.5.3 / 3.5.3 / 3.8.0</text:p>
          </table:table-cell>
          <table:table-cell table:style-name="Tableau1.C138" office:value-type="string">
            <text:p text:style-name="P146"><text:a xlink:type="simple" xlink:href="http://slackbuilds.org/repository/14.1/python/simplejson/" text:style-name="Internet_20_link" text:visited-style-name="Visited_20_Internet_20_Link">http://slackbuilds.org/repository/14.1/python/simplejson/</text:a> </text:p>
          </table:table-cell>
          <table:table-cell table:style-name="Tableau1.D138" office:value-type="string">
            <text:p text:style-name="P146">OK.</text:p>
          </table:table-cell>
        </table:table-row>
        <table:table-row>
          <table:table-cell table:style-name="Tableau1.A148" office:value-type="string">
            <text:p text:style-name="P152">six</text:p>
          </table:table-cell>
          <table:table-cell table:style-name="Tableau1.B140" office:value-type="string">
            <text:p text:style-name="P152">1.9.0 / 1.9.0 / 1.9.0</text:p>
          </table:table-cell>
          <table:table-cell table:style-name="Tableau1.C140" office:value-type="string">
            <text:p text:style-name="P152"><text:a xlink:type="simple" xlink:href="http://slackbuilds.org/repository/14.1/python/six/" text:style-name="Internet_20_link" text:visited-style-name="Visited_20_Internet_20_Link">http://slackbuilds.org/repository/14.1/python/six/</text:a> </text:p>
          </table:table-cell>
          <table:table-cell table:style-name="Tableau1.D140" office:value-type="string">
            <text:p text:style-name="P152">OK.</text:p>
          </table:table-cell>
        </table:table-row>
        <table:table-row>
          <table:table-cell table:style-name="Tableau1.A148" office:value-type="string">
            <text:p text:style-name="P4">slackpkg+</text:p>
          </table:table-cell>
          <table:table-cell table:style-name="Tableau1.B140" office:value-type="string">
            <text:p text:style-name="P68">1.3.2 / - / 1.<text:span text:style-name="T48">5.0</text:span></text:p>
          </table:table-cell>
          <table:table-cell table:style-name="Tableau1.C140" office:value-type="string">
            <text:p text:style-name="P68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40" office:value-type="string">
            <text:p text:style-name="P145">OK.</text:p>
          </table:table-cell>
        </table:table-row>
        <table:table-row>
          <table:table-cell table:style-name="Tableau1.A148" office:value-type="string">
            <text:p text:style-name="P146">SQLAlchemy</text:p>
          </table:table-cell>
          <table:table-cell table:style-name="Tableau1.B141" office:value-type="string">
            <text:p text:style-name="P146">1.0.8 / 1.0.8 / 1.0.8</text:p>
          </table:table-cell>
          <table:table-cell table:style-name="Tableau1.C141" office:value-type="string">
            <text:p text:style-name="P146"><text:a xlink:type="simple" xlink:href="http://slackbuilds.org/repository/14.1/development/SQLAlchemy/" text:style-name="Internet_20_link" text:visited-style-name="Visited_20_Internet_20_Link">http://slackbuilds.org/repository/14.1/development/SQLAlchemy/</text:a> </text:p>
          </table:table-cell>
          <table:table-cell table:style-name="Tableau1.D141" office:value-type="string">
            <text:p text:style-name="P146">OK.</text:p>
          </table:table-cell>
        </table:table-row>
        <table:table-row>
          <table:table-cell table:style-name="Tableau1.A148" office:value-type="string">
            <text:p text:style-name="P4">thunar-archive-plugin</text:p>
          </table:table-cell>
          <table:table-cell table:style-name="Tableau1.B142" office:value-type="string">
            <text:p text:style-name="P68">0.3.1 / 0.3.1 / 0.3.1</text:p>
          </table:table-cell>
          <table:table-cell table:style-name="Tableau1.C142" office:value-type="string">
            <text:p text:style-name="P68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42" office:value-type="string">
            <text:p text:style-name="P68">OK.</text:p>
          </table:table-cell>
        </table:table-row>
        <text:soft-page-break/>
        <table:table-row>
          <table:table-cell table:style-name="Tableau1.A148" office:value-type="string">
            <text:p text:style-name="P4">thunar-volman</text:p>
          </table:table-cell>
          <table:table-cell table:style-name="Tableau1.B143" office:value-type="string">
            <text:p text:style-name="P11">0.8.1 / <text:span text:style-name="T9">0.8.0</text:span> / 0.8.1</text:p>
          </table:table-cell>
          <table:table-cell table:style-name="Tableau1.C143" office:value-type="string">
            <text:p text:style-name="P11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43" office:value-type="string">
            <text:p text:style-name="P13">OK.</text:p>
          </table:table-cell>
        </table:table-row>
        <table:table-row>
          <table:table-cell table:style-name="Tableau1.A148" office:value-type="string">
            <text:p text:style-name="P4">Thunar</text:p>
          </table:table-cell>
          <table:table-cell table:style-name="Tableau1.B144" office:value-type="string">
            <text:p text:style-name="P12">1.6.<text:span text:style-name="T21">10</text:span> / <text:span text:style-name="T9">1.6.3</text:span> / 1.6.10</text:p>
          </table:table-cell>
          <table:table-cell table:style-name="Tableau1.C144" office:value-type="string">
            <text:p text:style-name="P12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44" office:value-type="string">
            <text:p text:style-name="P12"><text:span text:style-name="T21">OK</text:span>.</text:p>
          </table:table-cell>
        </table:table-row>
        <table:table-row>
          <table:table-cell table:style-name="Tableau1.A148" office:value-type="string">
            <text:p text:style-name="P4">tolua++</text:p>
          </table:table-cell>
          <table:table-cell table:style-name="Tableau1.B145" office:value-type="string">
            <text:p text:style-name="P69">1.0.93 / 1.0.93 / -</text:p>
          </table:table-cell>
          <table:table-cell table:style-name="Tableau1.C145" office:value-type="string">
            <text:p text:style-name="P69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45" office:value-type="string">
            <text:p text:style-name="P69">OK.</text:p>
          </table:table-cell>
        </table:table-row>
        <table:table-row>
          <table:table-cell table:style-name="Tableau1.A148" office:value-type="string">
            <text:p text:style-name="P146">tornado</text:p>
          </table:table-cell>
          <table:table-cell table:style-name="Tableau1.B147" office:value-type="string">
            <text:p text:style-name="P146">4.1 / 4.1 / 4.2.1</text:p>
          </table:table-cell>
          <table:table-cell table:style-name="Tableau1.C147" office:value-type="string">
            <text:p text:style-name="P146"><text:a xlink:type="simple" xlink:href="http://slackbuilds.org/repository/14.1/network/tornado/" text:style-name="Internet_20_link" text:visited-style-name="Visited_20_Internet_20_Link">http://slackbuilds.org/repository/14.1/network/tornado/</text:a> </text:p>
          </table:table-cell>
          <table:table-cell table:style-name="Tableau1.D147" office:value-type="string">
            <text:p text:style-name="P146">OK.</text:p>
          </table:table-cell>
        </table:table-row>
        <table:table-row>
          <table:table-cell table:style-name="Tableau1.A148" office:value-type="string">
            <text:p text:style-name="P4">totem-pl-parser</text:p>
          </table:table-cell>
          <table:table-cell table:style-name="Tableau1.B147" office:value-type="string">
            <text:p text:style-name="P69">3.4.5 / 3.4.5 / 3.4.5</text:p>
          </table:table-cell>
          <table:table-cell table:style-name="Tableau1.C147" office:value-type="string">
            <text:p text:style-name="P69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47" office:value-type="string">
            <text:p text:style-name="P69">OK.</text:p>
          </table:table-cell>
        </table:table-row>
        <table:table-row>
          <table:table-cell table:style-name="Tableau1.A148" office:value-type="string">
            <text:p text:style-name="P4">transmission</text:p>
          </table:table-cell>
          <table:table-cell table:style-name="Tableau1.B148" office:value-type="string">
            <text:p text:style-name="P69">2.84 / 2.84 / 2.84</text:p>
          </table:table-cell>
          <table:table-cell table:style-name="Tableau1.C148" office:value-type="string">
            <text:p text:style-name="P69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48" office:value-type="string">
            <text:p text:style-name="P69">OK.</text:p>
          </table:table-cell>
        </table:table-row>
        <table:table-row>
          <table:table-cell table:style-name="Tableau1.A177" office:value-type="string">
            <text:p text:style-name="P5">tumbler</text:p>
          </table:table-cell>
          <table:table-cell table:style-name="Tableau1.B149" office:value-type="string">
            <text:p text:style-name="P17">0.1.31 / <text:span text:style-name="T9">0.1.25</text:span> / 0.1.31</text:p>
          </table:table-cell>
          <table:table-cell table:style-name="Tableau1.C149" office:value-type="string">
            <text:p text:style-name="P17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49" office:value-type="string">
            <text:p text:style-name="P17">OK.</text:p>
          </table:table-cell>
        </table:table-row>
        <table:table-row>
          <table:table-cell table:style-name="Tableau1.A177" office:value-type="string">
            <text:p text:style-name="P5">unrar</text:p>
          </table:table-cell>
          <table:table-cell table:style-name="Tableau1.B150" office:value-type="string">
            <text:p text:style-name="P70">5.<text:span text:style-name="T48">2.6</text:span> / 5.2.6 / -</text:p>
          </table:table-cell>
          <table:table-cell table:style-name="Tableau1.C150" office:value-type="string">
            <text:p text:style-name="P70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50" office:value-type="string">
            <text:p text:style-name="P70"><text:span text:style-name="T48">OK</text:span>.</text:p>
          </table:table-cell>
        </table:table-row>
        <table:table-row>
          <table:table-cell table:style-name="Tableau1.A177" office:value-type="string">
            <text:p text:style-name="P166">unrtf</text:p>
          </table:table-cell>
          <table:table-cell table:style-name="Tableau1.B152" office:value-type="string">
            <text:p text:style-name="P166">0.21.7 / 0.21.7 / 0.21.9</text:p>
          </table:table-cell>
          <table:table-cell table:style-name="Tableau1.C152" office:value-type="string">
            <text:p text:style-name="P166"><text:a xlink:type="simple" xlink:href="http://slackbuilds.org/repository/14.1/system/unrtf/" text:style-name="Internet_20_link" text:visited-style-name="Visited_20_Internet_20_Link">http://slackbuilds.org/repository/14.1/system/unrtf/</text:a> </text:p>
          </table:table-cell>
          <table:table-cell table:style-name="Tableau1.D152" office:value-type="string">
            <text:p text:style-name="P166">OK.</text:p>
          </table:table-cell>
        </table:table-row>
        <table:table-row>
          <table:table-cell table:style-name="Tableau1.A177" office:value-type="string">
            <text:p text:style-name="P5">user-settings-console</text:p>
          </table:table-cell>
          <table:table-cell table:style-name="Tableau1.B152" office:value-type="string">
            <text:p text:style-name="P70">14.1 / - / - </text:p>
          </table:table-cell>
          <table:table-cell table:style-name="Tableau1.C152" office:value-type="string">
            <text:p text:style-name="Table_20_Contents">-</text:p>
          </table:table-cell>
          <table:table-cell table:style-name="Tableau1.D152" office:value-type="string">
            <text:p text:style-name="P70">OK.</text:p>
          </table:table-cell>
        </table:table-row>
        <table:table-row>
          <table:table-cell table:style-name="Tableau1.A177" office:value-type="string">
            <text:p text:style-name="P5">user-settings-xfce</text:p>
          </table:table-cell>
          <table:table-cell table:style-name="Tableau1.B153" office:value-type="string">
            <text:p text:style-name="P70">4.12 / - / -</text:p>
          </table:table-cell>
          <table:table-cell table:style-name="Tableau1.C153" office:value-type="string">
            <text:p text:style-name="Table_20_Contents">-</text:p>
          </table:table-cell>
          <table:table-cell table:style-name="Tableau1.D153" office:value-type="string">
            <text:p text:style-name="P70">OK.</text:p>
          </table:table-cell>
        </table:table-row>
        <table:table-row>
          <table:table-cell table:style-name="Tableau1.A177" office:value-type="string">
            <text:p text:style-name="P164">vala</text:p>
          </table:table-cell>
          <table:table-cell table:style-name="Tableau1.B155" office:value-type="string">
            <text:p text:style-name="P164">0.28.0 / 0.28.0 / -</text:p>
          </table:table-cell>
          <table:table-cell table:style-name="Tableau1.C155" office:value-type="string">
            <text:p text:style-name="P164"><text:a xlink:type="simple" xlink:href="http://slackbuilds.org/repository/14.1/development/vala/" text:style-name="Internet_20_link" text:visited-style-name="Visited_20_Internet_20_Link">http://slackbuilds.org/repository/14.1/development/vala/</text:a> </text:p>
          </table:table-cell>
          <table:table-cell table:style-name="Tableau1.D155" office:value-type="string">
            <text:p text:style-name="P164">OK.</text:p>
          </table:table-cell>
        </table:table-row>
        <table:table-row>
          <table:table-cell table:style-name="Tableau1.A177" office:value-type="string">
            <text:p text:style-name="P5">webcore-fonts</text:p>
          </table:table-cell>
          <table:table-cell table:style-name="Tableau1.B155" office:value-type="string">
            <text:p text:style-name="P70">3.0 / 3.0 / -</text:p>
          </table:table-cell>
          <table:table-cell table:style-name="Tableau1.C155" office:value-type="string">
            <text:p text:style-name="P70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55" office:value-type="string">
            <text:p text:style-name="P70">OK.</text:p>
          </table:table-cell>
        </table:table-row>
        <table:table-row>
          <table:table-cell table:style-name="Tableau1.A177" office:value-type="string">
            <text:p text:style-name="P5">wxPython</text:p>
          </table:table-cell>
          <table:table-cell table:style-name="Tableau1.B156" office:value-type="string">
            <text:p text:style-name="P71">2.8.12.1 / 2.8.12.1 / -</text:p>
          </table:table-cell>
          <table:table-cell table:style-name="Tableau1.C156" office:value-type="string">
            <text:p text:style-name="P71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56" office:value-type="string">
            <text:p text:style-name="P71">OK.</text:p>
          </table:table-cell>
        </table:table-row>
        <table:table-row>
          <table:table-cell table:style-name="Tableau1.A177" office:value-type="string">
            <text:p text:style-name="P5">x264</text:p>
          </table:table-cell>
          <table:table-cell table:style-name="Tableau1.B157" office:value-type="string">
            <text:p text:style-name="P71"><text:span text:style-name="T37">20150223</text:span> / 20150223 / -</text:p>
          </table:table-cell>
          <table:table-cell table:style-name="Tableau1.C157" office:value-type="string">
            <text:p text:style-name="P71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57" office:value-type="string">
            <text:p text:style-name="P71"><text:span text:style-name="T37">OK</text:span>.</text:p>
          </table:table-cell>
        </table:table-row>
        <table:table-row>
          <table:table-cell table:style-name="Tableau1.A177" office:value-type="string">
            <text:p text:style-name="P166">xapian-core</text:p>
          </table:table-cell>
          <table:table-cell table:style-name="Tableau1.B159" office:value-type="string">
            <text:p text:style-name="P166">1.2.21 / 1.2.21 / -</text:p>
          </table:table-cell>
          <table:table-cell table:style-name="Tableau1.C159" office:value-type="string">
            <text:p text:style-name="P166"><text:a xlink:type="simple" xlink:href="http://slackbuilds.org/repository/14.1/libraries/xapian-core/" text:style-name="Internet_20_link" text:visited-style-name="Visited_20_Internet_20_Link">http://slackbuilds.org/repository/14.1/libraries/xapian-core/</text:a> </text:p>
          </table:table-cell>
          <table:table-cell table:style-name="Tableau1.D159" office:value-type="string">
            <text:p text:style-name="P166">OK.</text:p>
          </table:table-cell>
        </table:table-row>
        <table:table-row>
          <table:table-cell table:style-name="Tableau1.A177" office:value-type="string">
            <text:p text:style-name="P5">xarchiver</text:p>
          </table:table-cell>
          <table:table-cell table:style-name="Tableau1.B159" office:value-type="string">
            <text:p text:style-name="P71">0.5.4 / 0.5.4 / 0.5.4</text:p>
          </table:table-cell>
          <table:table-cell table:style-name="Tableau1.C159" office:value-type="string">
            <text:p text:style-name="P71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59" office:value-type="string">
            <text:p text:style-name="P71">OK.</text:p>
          </table:table-cell>
        </table:table-row>
        <table:table-row>
          <table:table-cell table:style-name="Tableau1.A177" office:value-type="string">
            <text:p text:style-name="P5">xfce4-appfinder</text:p>
          </table:table-cell>
          <table:table-cell table:style-name="Tableau1.B160" office:value-type="string">
            <text:p text:style-name="P13">4.12.0 / <text:span text:style-name="T9">4.10.1</text:span> / 4.12.0</text:p>
          </table:table-cell>
          <table:table-cell table:style-name="Tableau1.C160" office:value-type="string">
            <text:p text:style-name="P13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60" office:value-type="string">
            <text:p text:style-name="P13">OK.</text:p>
          </table:table-cell>
        </table:table-row>
        <table:table-row>
          <table:table-cell table:style-name="Tableau1.A177" office:value-type="string">
            <text:p text:style-name="P5">xfce4-clipman-plugin</text:p>
          </table:table-cell>
          <table:table-cell table:style-name="Tableau1.B161" office:value-type="string">
            <text:p text:style-name="P13">1.2.6 / <text:span text:style-name="T9">1.2.3</text:span> / 1.2.6</text:p>
          </table:table-cell>
          <table:table-cell table:style-name="Tableau1.C161" office:value-type="string">
            <text:p text:style-name="P13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61" office:value-type="string">
            <text:p text:style-name="P13">OK.</text:p>
          </table:table-cell>
        </table:table-row>
        <table:table-row>
          <table:table-cell table:style-name="Tableau1.A177" office:value-type="string">
            <text:p text:style-name="P5">xfce4-mixer</text:p>
          </table:table-cell>
          <table:table-cell table:style-name="Tableau1.B162" office:value-type="string">
            <text:p text:style-name="P13">4.10.0 / <text:span text:style-name="T9">4.8.0</text:span> / 4.11.0</text:p>
          </table:table-cell>
          <table:table-cell table:style-name="Tableau1.C162" office:value-type="string">
            <text:p text:style-name="P13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62" office:value-type="string">
            <text:p text:style-name="P141">OK.</text:p>
          </table:table-cell>
        </table:table-row>
        <table:table-row>
          <table:table-cell table:style-name="Tableau1.A177" office:value-type="string">
            <text:p text:style-name="P5">xfce4-notifyd</text:p>
          </table:table-cell>
          <table:table-cell table:style-name="Tableau1.B163" office:value-type="string">
            <text:p text:style-name="Table_20_Contents">0.<text:span text:style-name="T4">2.4 / 0.2.4 / 0.2.4</text:span></text:p>
          </table:table-cell>
          <table:table-cell table:style-name="Tableau1.C163" office:value-type="string">
            <text:p text:style-name="P13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63" office:value-type="string">
            <text:p text:style-name="P13">OK.</text:p>
          </table:table-cell>
        </table:table-row>
        <table:table-row>
          <table:table-cell table:style-name="Tableau1.A177" office:value-type="string">
            <text:p text:style-name="P5">xfce4-panel</text:p>
          </table:table-cell>
          <table:table-cell table:style-name="Tableau1.B164" office:value-type="string">
            <text:p text:style-name="P17">4.12.0 / <text:span text:style-name="T8">4.10.1 </text:span>/ 4.12.0</text:p>
          </table:table-cell>
          <table:table-cell table:style-name="Tableau1.C164" office:value-type="string">
            <text:p text:style-name="P17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64" office:value-type="string">
            <text:p text:style-name="P17">OK.</text:p>
          </table:table-cell>
        </table:table-row>
        <table:table-row>
          <table:table-cell table:style-name="Tableau1.A177" office:value-type="string">
            <text:p text:style-name="P5">xfce4-power-manager</text:p>
          </table:table-cell>
          <table:table-cell table:style-name="Tableau1.B165" office:value-type="string">
            <text:p text:style-name="P16">1.4.4 / <text:span text:style-name="T8">1.2.0</text:span> / 1.5.2</text:p>
          </table:table-cell>
          <table:table-cell table:style-name="Tableau1.C165" office:value-type="string">
            <text:p text:style-name="P16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65" office:value-type="string">
            <text:p text:style-name="P16"><text:span text:style-name="T38">OK</text:span>. <text:span text:style-name="T38">1.5.2 requires recent GTK3.</text:span></text:p>
          </table:table-cell>
        </table:table-row>
        <table:table-row>
          <table:table-cell table:style-name="Tableau1.A177" office:value-type="string">
            <text:p text:style-name="P5">xfce4-screenshooter</text:p>
          </table:table-cell>
          <table:table-cell table:style-name="Tableau1.B166" office:value-type="string">
            <text:p text:style-name="P14">1.8.2 / <text:span text:style-name="T9">1.8.1 </text:span>/ 1.8.2</text:p>
          </table:table-cell>
          <table:table-cell table:style-name="Tableau1.C166" office:value-type="string">
            <text:p text:style-name="P14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66" office:value-type="string">
            <text:p text:style-name="P14">OK.</text:p>
          </table:table-cell>
        </table:table-row>
        <table:table-row>
          <table:table-cell table:style-name="Tableau1.A177" office:value-type="string">
            <text:p text:style-name="P5">xfce4-session</text:p>
          </table:table-cell>
          <table:table-cell table:style-name="Tableau1.B167" office:value-type="string">
            <text:p text:style-name="P16">4.12.1 / <text:span text:style-name="T9">4.10.1 </text:span>/ 4.12.1</text:p>
          </table:table-cell>
          <table:table-cell table:style-name="Tableau1.C167" office:value-type="string">
            <text:p text:style-name="P16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67" office:value-type="string">
            <text:p text:style-name="P16">OK.</text:p>
          </table:table-cell>
        </table:table-row>
        <table:table-row>
          <table:table-cell table:style-name="Tableau1.A177" office:value-type="string">
            <text:p text:style-name="P5">xfce4-settings</text:p>
          </table:table-cell>
          <table:table-cell table:style-name="Tableau1.B168" office:value-type="string">
            <text:p text:style-name="P15">4.12.0 / <text:span text:style-name="T9">4.10.1</text:span> / 4.12.0</text:p>
          </table:table-cell>
          <table:table-cell table:style-name="Tableau1.C168" office:value-type="string">
            <text:p text:style-name="P15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68" office:value-type="string">
            <text:p text:style-name="P15">OK.</text:p>
          </table:table-cell>
        </table:table-row>
        <text:soft-page-break/>
        <table:table-row>
          <table:table-cell table:style-name="Tableau1.A177" office:value-type="string">
            <text:p text:style-name="P5">xfce4-taskmanager</text:p>
          </table:table-cell>
          <table:table-cell table:style-name="Tableau1.B169" office:value-type="string">
            <text:p text:style-name="P14">1.1.0 / <text:span text:style-name="T9">1.0.0</text:span> / 1.1.0</text:p>
          </table:table-cell>
          <table:table-cell table:style-name="Tableau1.C169" office:value-type="string">
            <text:p text:style-name="P14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69" office:value-type="string">
            <text:p text:style-name="P14">OK.</text:p>
          </table:table-cell>
        </table:table-row>
        <table:table-row>
          <table:table-cell table:style-name="Tableau1.A177" office:value-type="string">
            <text:p text:style-name="P5">xfce4-terminal</text:p>
          </table:table-cell>
          <table:table-cell table:style-name="Tableau1.B170" office:value-type="string">
            <text:p text:style-name="P14">0.6.3 / <text:span text:style-name="T9">0.6.2</text:span> / 0.6.3</text:p>
          </table:table-cell>
          <table:table-cell table:style-name="Tableau1.C170" office:value-type="string">
            <text:p text:style-name="P14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70" office:value-type="string">
            <text:p text:style-name="P14">OK.</text:p>
          </table:table-cell>
        </table:table-row>
        <table:table-row>
          <table:table-cell table:style-name="Tableau1.A177" office:value-type="string">
            <text:p text:style-name="P5">xfce4-volumed</text:p>
          </table:table-cell>
          <table:table-cell table:style-name="Tableau1.B171" office:value-type="string">
            <text:p text:style-name="P14">0.1.13 / <text:span text:style-name="T9">0.1.13</text:span> / 0.1.13</text:p>
          </table:table-cell>
          <table:table-cell table:style-name="Tableau1.C171" office:value-type="string">
            <text:p text:style-name="P14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71" office:value-type="string">
            <text:p text:style-name="P14">OK.</text:p>
          </table:table-cell>
        </table:table-row>
        <table:table-row>
          <table:table-cell table:style-name="Tableau1.A177" office:value-type="string">
            <text:p text:style-name="P5">xfce4-weather-plugin</text:p>
          </table:table-cell>
          <table:table-cell table:style-name="Tableau1.B172" office:value-type="string">
            <text:p text:style-name="P19">0.8.5 / 0.8.3 / 0.8.5</text:p>
          </table:table-cell>
          <table:table-cell table:style-name="Tableau1.C172" office:value-type="string">
            <text:p text:style-name="P20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72" office:value-type="string">
            <text:p text:style-name="P20">OK.</text:p>
          </table:table-cell>
        </table:table-row>
        <table:table-row>
          <table:table-cell table:style-name="Tableau1.A177" office:value-type="string">
            <text:p text:style-name="P5">xfce4-whiskermenu-plugin</text:p>
          </table:table-cell>
          <table:table-cell table:style-name="Tableau1.B173" office:value-type="string">
            <text:p text:style-name="P18">1.5.0 / 1.5.0 / 1.5.0</text:p>
          </table:table-cell>
          <table:table-cell table:style-name="Tableau1.C173" office:value-type="string">
            <text:p text:style-name="P18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73" office:value-type="string">
            <text:p text:style-name="P18">OK.</text:p>
          </table:table-cell>
        </table:table-row>
        <table:table-row>
          <table:table-cell table:style-name="Tableau1.A177" office:value-type="string">
            <text:p text:style-name="P5">xfce4-xkb-plugin</text:p>
          </table:table-cell>
          <table:table-cell table:style-name="Tableau1.B174" office:value-type="string">
            <text:p text:style-name="P20">0.<text:span text:style-name="T38">7.1</text:span> / 0.5.6 / 0.7.1</text:p>
          </table:table-cell>
          <table:table-cell table:style-name="Tableau1.C174" office:value-type="string">
            <text:p text:style-name="P20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74" office:value-type="string">
            <text:p text:style-name="P20"><text:span text:style-name="T38">OK</text:span>.</text:p>
          </table:table-cell>
        </table:table-row>
        <table:table-row>
          <table:table-cell table:style-name="Tableau1.A177" office:value-type="string">
            <text:p text:style-name="P5">xfconf</text:p>
          </table:table-cell>
          <table:table-cell table:style-name="Tableau1.B175" office:value-type="string">
            <text:p text:style-name="P14">4.12.0 / <text:span text:style-name="T8">4.10.0</text:span> / <text:span text:style-name="T5">4.12.0</text:span></text:p>
          </table:table-cell>
          <table:table-cell table:style-name="Tableau1.C175" office:value-type="string">
            <text:p text:style-name="P15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75" office:value-type="string">
            <text:p text:style-name="P15">OK.</text:p>
          </table:table-cell>
        </table:table-row>
        <table:table-row>
          <table:table-cell table:style-name="Tableau1.A177" office:value-type="string">
            <text:p text:style-name="P5">xfdesktop</text:p>
          </table:table-cell>
          <table:table-cell table:style-name="Tableau1.B176" office:value-type="string">
            <text:p text:style-name="P14">4.12.<text:span text:style-name="T21">2</text:span> / <text:span text:style-name="T8">4.10.2</text:span> / 4.12.2</text:p>
          </table:table-cell>
          <table:table-cell table:style-name="Tableau1.C176" office:value-type="string">
            <text:p text:style-name="P14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76" office:value-type="string">
            <text:p text:style-name="P14"><text:span text:style-name="T21">OK</text:span>.</text:p>
          </table:table-cell>
        </table:table-row>
        <table:table-row>
          <table:table-cell table:style-name="Tableau1.A177" office:value-type="string">
            <text:p text:style-name="P5">xfwm4</text:p>
          </table:table-cell>
          <table:table-cell table:style-name="Tableau1.B177" office:value-type="string">
            <text:p text:style-name="P14">4.12.<text:span text:style-name="T21">3</text:span> / <text:span text:style-name="T8">4.10.1</text:span> / 4.12.3</text:p>
          </table:table-cell>
          <table:table-cell table:style-name="Tableau1.C177" office:value-type="string">
            <text:p text:style-name="P14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77" office:value-type="string">
            <text:p text:style-name="P14"><text:span text:style-name="T21">OK</text:span>.</text:p>
          </table:table-cell>
        </table:table-row>
        <table:table-row>
          <table:table-cell table:style-name="Tableau1.A178" office:value-type="string">
            <text:p text:style-name="P5">xvidcore</text:p>
          </table:table-cell>
          <table:table-cell table:style-name="Tableau1.B178" office:value-type="string">
            <text:p text:style-name="P71">1.3.3 / 1.3.3 / -</text:p>
          </table:table-cell>
          <table:table-cell table:style-name="Tableau1.C178" office:value-type="string">
            <text:p text:style-name="P71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78" office:value-type="string">
            <text:p text:style-name="P71">OK.</text:p>
          </table:table-cell>
        </table:table-row>
      </table:table>
      <text:h text:style-name="P181" text:outline-level="1">MLE<text:span text:style-name="T20">D</text:span> 14.<text:span text:style-name="T20">1</text:span> <text:span text:style-name="T20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75">Package</text:p>
            </table:table-cell>
            <table:table-cell table:style-name="Tableau2.B1" office:value-type="string">
              <text:p text:style-name="P172">Version<text:note text:id="ftn2" text:note-class="footnote"><text:note-citation>4</text:note-citation><text:note-body><text:p text:style-name="P167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69">Source</text:p>
            </table:table-cell>
            <table:table-cell table:style-name="Tableau2.D1" office:value-type="string">
              <text:p text:style-name="P169">Comment<text:span text:style-name="T7">s</text:span></text:p>
            </table:table-cell>
          </table:table-row>
        </table:table-header-rows>
        <table:table-row>
          <table:table-cell table:style-name="Tableau2.A28" office:value-type="string">
            <text:p text:style-name="P72">aisleriot</text:p>
          </table:table-cell>
          <table:table-cell table:style-name="Tableau2.B28" office:value-type="string">
            <text:p text:style-name="P129">3.6.2 / - / 3.16.2</text:p>
          </table:table-cell>
          <table:table-cell table:style-name="Tableau2.C28" office:value-type="string">
            <text:p text:style-name="P129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8" office:value-type="string">
            <text:p text:style-name="P129">OK.</text:p>
          </table:table-cell>
        </table:table-row>
        <table:table-row>
          <table:table-cell table:style-name="Tableau2.A28" office:value-type="string">
            <text:p text:style-name="P72">aMule</text:p>
          </table:table-cell>
          <table:table-cell table:style-name="Tableau2.B28" office:value-type="string">
            <text:p text:style-name="P129">2.3.1 / 2.3.1 / 2.3.1</text:p>
          </table:table-cell>
          <table:table-cell table:style-name="Tableau2.C28" office:value-type="string">
            <text:p text:style-name="P129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8" office:value-type="string">
            <text:p text:style-name="P129">OK.</text:p>
          </table:table-cell>
        </table:table-row>
        <table:table-row>
          <table:table-cell table:style-name="Tableau2.A28" office:value-type="string">
            <text:p text:style-name="P154">anki</text:p>
          </table:table-cell>
          <table:table-cell table:style-name="Tableau2.B28" office:value-type="string">
            <text:p text:style-name="P154">2.0.32 / 2.0.32 / 2.0.32</text:p>
          </table:table-cell>
          <table:table-cell table:style-name="Tableau2.C28" office:value-type="string">
            <text:p text:style-name="P154"><text:a xlink:type="simple" xlink:href="http://slackbuilds.org/repository/14.1/desktop/anki/" text:style-name="Internet_20_link" text:visited-style-name="Visited_20_Internet_20_Link">http://slackbuilds.org/repository/14.1/desktop/anki/</text:a> </text:p>
          </table:table-cell>
          <table:table-cell table:style-name="Tableau2.D28" office:value-type="string">
            <text:p text:style-name="P154">OK.</text:p>
          </table:table-cell>
        </table:table-row>
        <table:table-row>
          <table:table-cell table:style-name="Tableau2.A28" office:value-type="string">
            <text:p text:style-name="P72">cdlabelgen</text:p>
          </table:table-cell>
          <table:table-cell table:style-name="Tableau2.B28" office:value-type="string">
            <text:p text:style-name="P129">4.3.0 / - / 4.3.0</text:p>
          </table:table-cell>
          <table:table-cell table:style-name="Tableau2.C28" office:value-type="string">
            <text:p text:style-name="P129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8" office:value-type="string">
            <text:p text:style-name="P129">OK.</text:p>
          </table:table-cell>
        </table:table-row>
        <table:table-row>
          <table:table-cell table:style-name="Tableau2.A28" office:value-type="string">
            <text:p text:style-name="P72">dropbox</text:p>
          </table:table-cell>
          <table:table-cell table:style-name="Tableau2.B28" office:value-type="string">
            <text:p text:style-name="P129"><text:span text:style-name="T51">3.8.5</text:span> / 3.<text:span text:style-name="T51">8.5</text:span> / -</text:p>
          </table:table-cell>
          <table:table-cell table:style-name="Tableau2.C28" office:value-type="string">
            <text:p text:style-name="P130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8" office:value-type="string">
            <text:p text:style-name="P131"><text:span text:style-name="T51">OK</text:span>.</text:p>
          </table:table-cell>
        </table:table-row>
        <table:table-row>
          <table:table-cell table:style-name="Tableau2.A28" office:value-type="string">
            <text:p text:style-name="P72">easytag</text:p>
          </table:table-cell>
          <table:table-cell table:style-name="Tableau2.B28" office:value-type="string">
            <text:p text:style-name="P130">2.1.10 / 2.1.10 / 2.1.10</text:p>
          </table:table-cell>
          <table:table-cell table:style-name="Tableau2.C28" office:value-type="string">
            <text:p text:style-name="P130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8" office:value-type="string">
            <text:p text:style-name="P130">OK.</text:p>
          </table:table-cell>
        </table:table-row>
        <table:table-row>
          <table:table-cell table:style-name="Tableau2.A28" office:value-type="string">
            <text:p text:style-name="P72">filezilla</text:p>
          </table:table-cell>
          <table:table-cell table:style-name="Tableau2.B28" office:value-type="string">
            <text:p text:style-name="P130">3.8.1 / 3.11.0.2 / 3.11.0.2</text:p>
          </table:table-cell>
          <table:table-cell table:style-name="Tableau2.C28" office:value-type="string">
            <text:p text:style-name="P130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8" office:value-type="string">
            <text:p text:style-name="P130">3.11.x requires wxGTK3.</text:p>
          </table:table-cell>
        </table:table-row>
        <table:table-row>
          <table:table-cell table:style-name="Tableau2.A28" office:value-type="string">
            <text:p text:style-name="P72">fpc</text:p>
          </table:table-cell>
          <table:table-cell table:style-name="Tableau2.B28" office:value-type="string">
            <text:p text:style-name="P131">2.6.4 / 2.6.4 / 2.6.4</text:p>
          </table:table-cell>
          <table:table-cell table:style-name="Tableau2.C28" office:value-type="string">
            <text:p text:style-name="P131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8" office:value-type="string">
            <text:p text:style-name="P131">OK.</text:p>
          </table:table-cell>
        </table:table-row>
        <table:table-row>
          <table:table-cell table:style-name="Tableau2.A28" office:value-type="string">
            <text:p text:style-name="P72">fpc-source</text:p>
          </table:table-cell>
          <table:table-cell table:style-name="Tableau2.B28" office:value-type="string">
            <text:p text:style-name="P131">2.6.4 / 2.6.4 / 2.6.4</text:p>
          </table:table-cell>
          <table:table-cell table:style-name="Tableau2.C28" office:value-type="string">
            <text:p text:style-name="P131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8" office:value-type="string">
            <text:p text:style-name="P131">OK.</text:p>
          </table:table-cell>
        </table:table-row>
        <table:table-row>
          <table:table-cell table:style-name="Tableau2.A28" office:value-type="string">
            <text:p text:style-name="P72">freerdp</text:p>
          </table:table-cell>
          <table:table-cell table:style-name="Tableau2.B28" office:value-type="string">
            <text:p text:style-name="P132"><text:span text:style-name="T52">1.2.0b1</text:span> / 1.2.0b1 / -</text:p>
          </table:table-cell>
          <table:table-cell table:style-name="Tableau2.C28" office:value-type="string">
            <text:p text:style-name="P132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8" office:value-type="string">
            <text:p text:style-name="P132">OK.</text:p>
          </table:table-cell>
        </table:table-row>
        <table:table-row>
          <table:table-cell table:style-name="Tableau2.A28" office:value-type="string">
            <text:p text:style-name="P72">gcompris</text:p>
          </table:table-cell>
          <table:table-cell table:style-name="Tableau2.B28" office:value-type="string">
            <text:p text:style-name="P132">15.02 / 15.02 / 15.02 </text:p>
          </table:table-cell>
          <table:table-cell table:style-name="Tableau2.C28" office:value-type="string">
            <text:p text:style-name="P132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8" office:value-type="string">
            <text:p text:style-name="P132">OK.</text:p>
          </table:table-cell>
        </table:table-row>
        <table:table-row>
          <table:table-cell table:style-name="Tableau2.A28" office:value-type="string">
            <text:p text:style-name="P72">gtkcdlabel</text:p>
          </table:table-cell>
          <table:table-cell table:style-name="Tableau2.B28" office:value-type="string">
            <text:p text:style-name="P132">1.15 / - / 1.15</text:p>
          </table:table-cell>
          <table:table-cell table:style-name="Tableau2.C28" office:value-type="string">
            <text:p text:style-name="P132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8" office:value-type="string">
            <text:p text:style-name="P132">OK.</text:p>
          </table:table-cell>
        </table:table-row>
        <text:soft-page-break/>
        <table:table-row>
          <table:table-cell table:style-name="Tableau2.A28" office:value-type="string">
            <text:p text:style-name="P155">homebank</text:p>
          </table:table-cell>
          <table:table-cell table:style-name="Tableau2.B28" office:value-type="string">
            <text:p text:style-name="P155">5.0.3 / 5.0.2 / 5.0.5</text:p>
          </table:table-cell>
          <table:table-cell table:style-name="Tableau2.C28" office:value-type="string">
            <text:p text:style-name="P155"><text:a xlink:type="simple" xlink:href="http://slackbuilds.org/repository/14.1/office/homebank/" text:style-name="Internet_20_link" text:visited-style-name="Visited_20_Internet_20_Link">http://slackbuilds.org/repository/14.1/office/homebank/</text:a> </text:p>
          </table:table-cell>
          <table:table-cell table:style-name="Tableau2.D28" office:value-type="string">
            <text:p text:style-name="P155">Upgrade.</text:p>
          </table:table-cell>
        </table:table-row>
        <table:table-row>
          <table:table-cell table:style-name="Tableau2.A28" office:value-type="string">
            <text:p text:style-name="P72">lazarus</text:p>
          </table:table-cell>
          <table:table-cell table:style-name="Tableau2.B28" office:value-type="string">
            <text:p text:style-name="P133">1.2.6 / 1.4.0 / 1.4.0</text:p>
          </table:table-cell>
          <table:table-cell table:style-name="Tableau2.C28" office:value-type="string">
            <text:p text:style-name="P133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2">lbreakout2</text:p>
          </table:table-cell>
          <table:table-cell table:style-name="Tableau2.B28" office:value-type="string">
            <text:p text:style-name="P133">2.6.3 / 2.6.3 / 2.6.3</text:p>
          </table:table-cell>
          <table:table-cell table:style-name="Tableau2.C28" office:value-type="string">
            <text:p text:style-name="P133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2">librecad</text:p>
          </table:table-cell>
          <table:table-cell table:style-name="Tableau2.B28" office:value-type="string">
            <text:p text:style-name="P133">2.0.7 / 2.0.7 / 2.0.7</text:p>
          </table:table-cell>
          <table:table-cell table:style-name="Tableau2.C28" office:value-type="string">
            <text:p text:style-name="P133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165">plank</text:p>
          </table:table-cell>
          <table:table-cell table:style-name="Tableau2.B28" office:value-type="string">
            <text:p text:style-name="P165">0.10.1 / 0.10.1 / -</text:p>
          </table:table-cell>
          <table:table-cell table:style-name="Tableau2.C28" office:value-type="string">
            <text:p text:style-name="P165"><text:a xlink:type="simple" xlink:href="http://slackbuilds.org/repository/14.1/desktop/plank/" text:style-name="Internet_20_link" text:visited-style-name="Visited_20_Internet_20_Link">http://slackbuilds.org/repository/14.1/desktop/plank/</text:a> </text:p>
          </table:table-cell>
          <table:table-cell table:style-name="Tableau2.D28" office:value-type="string">
            <text:p text:style-name="P165">OK.</text:p>
          </table:table-cell>
        </table:table-row>
        <table:table-row>
          <table:table-cell table:style-name="Tableau2.A28" office:value-type="string">
            <text:p text:style-name="P72">povray</text:p>
          </table:table-cell>
          <table:table-cell table:style-name="Tableau2.B28" office:value-type="string">
            <text:p text:style-name="P133">3.7.0.0 / 3.7.0.0 / 3.7.0.0</text:p>
          </table:table-cell>
          <table:table-cell table:style-name="Tableau2.C28" office:value-type="string">
            <text:p text:style-name="P133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2">remmina</text:p>
          </table:table-cell>
          <table:table-cell table:style-name="Tableau2.B28" office:value-type="string">
            <text:p text:style-name="P133"><text:span text:style-name="T52">1.2.0rc1</text:span> / 1.2.0rc1 / 1.0.0</text:p>
          </table:table-cell>
          <table:table-cell table:style-name="Tableau2.C28" office:value-type="string">
            <text:p text:style-name="P133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155">simple-scan</text:p>
          </table:table-cell>
          <table:table-cell table:style-name="Tableau2.B28" office:value-type="string">
            <text:p text:style-name="P155">2.32.0.2 / 2.32.0.2 / -</text:p>
          </table:table-cell>
          <table:table-cell table:style-name="Tableau2.C28" office:value-type="string">
            <text:p text:style-name="P155"><text:a xlink:type="simple" xlink:href="http://slackbuilds.org/repository/14.1/graphics/simple-scan/" text:style-name="Internet_20_link" text:visited-style-name="Visited_20_Internet_20_Link">http://slackbuilds.org/repository/14.1/graphics/simple-scan/</text:a> </text:p>
          </table:table-cell>
          <table:table-cell table:style-name="Tableau2.D28" office:value-type="string">
            <text:p text:style-name="P155">OK.</text:p>
          </table:table-cell>
        </table:table-row>
        <table:table-row>
          <table:table-cell table:style-name="Tableau2.A28" office:value-type="string">
            <text:p text:style-name="P72">spotify32</text:p>
          </table:table-cell>
          <table:table-cell table:style-name="Tableau2.B28" office:value-type="string">
            <text:p text:style-name="P133">0.9.4.183 / 0.9.4.183 / -</text:p>
          </table:table-cell>
          <table:table-cell table:style-name="Tableau2.C28" office:value-type="string">
            <text:p text:style-name="P133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8" office:value-type="string">
            <text:p text:style-name="P133">Upgrade ?</text:p>
          </table:table-cell>
        </table:table-row>
        <table:table-row>
          <table:table-cell table:style-name="Tableau2.A28" office:value-type="string">
            <text:p text:style-name="P72">spotify64</text:p>
          </table:table-cell>
          <table:table-cell table:style-name="Tableau2.B28" office:value-type="string">
            <text:p text:style-name="P133">0.9.11.27 / 0.9.17.8 / -</text:p>
          </table:table-cell>
          <table:table-cell table:style-name="Tableau2.C28" office:value-type="string">
            <text:p text:style-name="P133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8" office:value-type="string">
            <text:p text:style-name="P133">Upgrade.</text:p>
          </table:table-cell>
        </table:table-row>
        <table:table-row>
          <table:table-cell table:style-name="Tableau2.A28" office:value-type="string">
            <text:p text:style-name="P72">virtualbox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3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8" office:value-type="string">
            <text:p text:style-name="P135"><text:span text:style-name="T49">OK</text:span>.</text:p>
          </table:table-cell>
        </table:table-row>
        <table:table-row>
          <table:table-cell table:style-name="Tableau2.A28" office:value-type="string">
            <text:p text:style-name="P72">virtualbox-kernel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3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8" office:value-type="string">
            <text:p text:style-name="P135"><text:span text:style-name="T49">OK</text:span>.</text:p>
          </table:table-cell>
        </table:table-row>
        <table:table-row>
          <table:table-cell table:style-name="Tableau2.A28" office:value-type="string">
            <text:p text:style-name="P72">virtualbox-extension-pack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4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8" office:value-type="string">
            <text:p text:style-name="P135"><text:span text:style-name="T49">OK</text:span>.</text:p>
          </table:table-cell>
        </table:table-row>
        <table:table-row>
          <table:table-cell table:style-name="Tableau2.A28" office:value-type="string">
            <text:p text:style-name="P72">wine</text:p>
          </table:table-cell>
          <table:table-cell table:style-name="Tableau2.B28" office:value-type="string">
            <text:p text:style-name="P135">1.6.2 / 1.6.2 / 1.6.2</text:p>
          </table:table-cell>
          <table:table-cell table:style-name="Tableau2.C28" office:value-type="string">
            <text:p text:style-name="P135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72">winff</text:p>
          </table:table-cell>
          <table:table-cell table:style-name="Tableau2.B28" office:value-type="string">
            <text:p text:style-name="P135">1.5.<text:span text:style-name="T47">4</text:span> / 1.3.0 / <text:span text:style-name="T47">1.5.4</text:span></text:p>
          </table:table-cell>
          <table:table-cell table:style-name="Tableau2.C28" office:value-type="string">
            <text:p text:style-name="P144"><text:a xlink:type="simple" xlink:href="https://github.com/winff" text:style-name="Internet_20_link" text:visited-style-name="Visited_20_Internet_20_Link">https://github.com/winff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9" office:value-type="string">
            <text:p text:style-name="P72">xpe</text:p>
          </table:table-cell>
          <table:table-cell table:style-name="Tableau2.B29" office:value-type="string">
            <text:p text:style-name="P135">0.9.5b / 0.9.5b / 0.9.5b</text:p>
          </table:table-cell>
          <table:table-cell table:style-name="Tableau2.C29" office:value-type="string">
            <text:p text:style-name="P135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9" office:value-type="string">
            <text:p text:style-name="P135">OK.</text:p>
          </table:table-cell>
        </table:table-row>
      </table:table>
      <text:h text:style-name="P181" text:outline-level="1">MLE<text:span text:style-name="T20">S</text:span> 14.<text:span text:style-name="T20">1</text:span> <text:span text:style-name="T20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75">Package</text:p>
            </table:table-cell>
            <table:table-cell table:style-name="Tableau4.B1" office:value-type="string">
              <text:p text:style-name="P172">Version<text:note text:id="ftn3" text:note-class="footnote"><text:note-citation>5</text:note-citation><text:note-body><text:p text:style-name="P167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69">Source</text:p>
            </table:table-cell>
            <table:table-cell table:style-name="Tableau4.D1" office:value-type="string">
              <text:p text:style-name="P169">Comment<text:span text:style-name="T7">s</text:span></text:p>
            </table:table-cell>
          </table:table-row>
        </table:table-header-rows>
        <table:table-row>
          <table:table-cell table:style-name="Tableau4.A48" office:value-type="string">
            <text:p text:style-name="P158">cppunit</text:p>
          </table:table-cell>
          <table:table-cell table:style-name="Tableau4.B48" office:value-type="string">
            <text:p text:style-name="P158">1.13.2 / 1.13.2 / 1.13.2</text:p>
          </table:table-cell>
          <table:table-cell table:style-name="Tableau4.C48" office:value-type="string">
            <text:p text:style-name="P158"><text:a xlink:type="simple" xlink:href="http://slackbuilds.org/repository/14.1/development/cppunit/" text:style-name="Internet_20_link" text:visited-style-name="Visited_20_Internet_20_Link">http://slackbuilds.org/repository/14.1/development/cppunit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74">dovecot</text:p>
          </table:table-cell>
          <table:table-cell table:style-name="Tableau4.B48" office:value-type="string">
            <text:p text:style-name="P76">2.2.18 / 2.2.13 / 2.2.18</text:p>
          </table:table-cell>
          <table:table-cell table:style-name="Tableau4.C48" office:value-type="string">
            <text:p text:style-name="P76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48" office:value-type="string">
            <text:p text:style-name="P76">OK. </text:p>
          </table:table-cell>
        </table:table-row>
        <table:table-row>
          <table:table-cell table:style-name="Tableau4.A48" office:value-type="string">
            <text:p text:style-name="P74">faac</text:p>
          </table:table-cell>
          <table:table-cell table:style-name="Tableau4.B48" office:value-type="string">
            <text:p text:style-name="P77">1.28 / 1.28 / <text:span text:style-name="T22">1.28</text:span></text:p>
          </table:table-cell>
          <table:table-cell table:style-name="Tableau4.C48" office:value-type="string">
            <text:p text:style-name="P78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48" office:value-type="string">
            <text:p text:style-name="P78">OK.</text:p>
          </table:table-cell>
        </table:table-row>
        <table:table-row>
          <table:table-cell table:style-name="Tableau4.A48" office:value-type="string">
            <text:p text:style-name="P74">faad2</text:p>
          </table:table-cell>
          <table:table-cell table:style-name="Tableau4.B48" office:value-type="string">
            <text:p text:style-name="P78">2.7 / 2.7 / 2.7</text:p>
          </table:table-cell>
          <table:table-cell table:style-name="Tableau4.C48" office:value-type="string">
            <text:p text:style-name="P79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48" office:value-type="string">
            <text:p text:style-name="P78">OK.</text:p>
          </table:table-cell>
        </table:table-row>
        <table:table-row>
          <table:table-cell table:style-name="Tableau4.A48" office:value-type="string">
            <text:p text:style-name="P74">ffmpeg</text:p>
          </table:table-cell>
          <table:table-cell table:style-name="Tableau4.B48" office:value-type="string">
            <text:p text:style-name="P78">2.1 / 2.6.3 / -</text:p>
          </table:table-cell>
          <table:table-cell table:style-name="Tableau4.C48" office:value-type="string">
            <text:p text:style-name="P78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48" office:value-type="string">
            <text:p text:style-name="P78">Upgrade.</text:p>
          </table:table-cell>
        </table:table-row>
        <table:table-row>
          <table:table-cell table:style-name="Tableau4.A7" office:value-type="string">
            <text:p text:style-name="P74">glances</text:p>
          </table:table-cell>
          <table:table-cell table:style-name="Tableau4.B7" office:value-type="string">
            <text:p text:style-name="P78">1.7.6 / 2.4.1 / 2.4.2</text:p>
          </table:table-cell>
          <table:table-cell table:style-name="Tableau4.C7" office:value-type="string">
            <text:p text:style-name="P78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7" office:value-type="string">
            <text:p text:style-name="P78">Upgrade.</text:p>
          </table:table-cell>
        </table:table-row>
        <text:soft-page-break/>
        <table:table-row>
          <table:table-cell table:style-name="Tableau4.A48" office:value-type="string">
            <text:p text:style-name="P158">icecast</text:p>
          </table:table-cell>
          <table:table-cell table:style-name="Tableau4.B48" office:value-type="string">
            <text:p text:style-name="P158">2.4.2 / 2.4.2 / 2.4.2</text:p>
          </table:table-cell>
          <table:table-cell table:style-name="Tableau4.C48" office:value-type="string">
            <text:p text:style-name="P158"><text:a xlink:type="simple" xlink:href="http://slackbuilds.org/repository/14.1/audio/icecast/" text:style-name="Internet_20_link" text:visited-style-name="Visited_20_Internet_20_Link">http://slackbuilds.org/repository/14.1/audio/icecast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158">id3lib</text:p>
          </table:table-cell>
          <table:table-cell table:style-name="Tableau4.B48" office:value-type="string">
            <text:p text:style-name="P158">3.8.3 / 3.8.3 / 3.8.3</text:p>
          </table:table-cell>
          <table:table-cell table:style-name="Tableau4.C48" office:value-type="string">
            <text:p text:style-name="P158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74">lame</text:p>
          </table:table-cell>
          <table:table-cell table:style-name="Tableau4.B48" office:value-type="string">
            <text:p text:style-name="P78">3.99.5 / 3.99.5 / 3.99.5</text:p>
          </table:table-cell>
          <table:table-cell table:style-name="Tableau4.C48" office:value-type="string">
            <text:p text:style-name="P78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48" office:value-type="string">
            <text:p text:style-name="P78">OK.</text:p>
          </table:table-cell>
        </table:table-row>
        <table:table-row>
          <table:table-cell table:style-name="Tableau4.A48" office:value-type="string">
            <text:p text:style-name="P74">libcuefile</text:p>
          </table:table-cell>
          <table:table-cell table:style-name="Tableau4.B48" office:value-type="string">
            <text:p text:style-name="P80">r475 / r475 / r475</text:p>
          </table:table-cell>
          <table:table-cell table:style-name="Tableau4.C48" office:value-type="string">
            <text:p text:style-name="P80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48" office:value-type="string">
            <text:p text:style-name="P80">OK.</text:p>
          </table:table-cell>
        </table:table-row>
        <table:table-row>
          <table:table-cell table:style-name="Tableau4.A48" office:value-type="string">
            <text:p text:style-name="P74">libmms</text:p>
          </table:table-cell>
          <table:table-cell table:style-name="Tableau4.B48" office:value-type="string">
            <text:p text:style-name="P80">0.6.2 / 0.6.4 / 0.5 (?)</text:p>
          </table:table-cell>
          <table:table-cell table:style-name="Tableau4.C48" office:value-type="string">
            <text:p text:style-name="P80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48" office:value-type="string">
            <text:p text:style-name="P80">Upgrade.</text:p>
          </table:table-cell>
        </table:table-row>
        <table:table-row>
          <table:table-cell table:style-name="Tableau4.A48" office:value-type="string">
            <text:p text:style-name="P74">libmp4v2</text:p>
          </table:table-cell>
          <table:table-cell table:style-name="Tableau4.B48" office:value-type="string">
            <text:p text:style-name="P80">2.0.0 / 2.0.0 / -</text:p>
          </table:table-cell>
          <table:table-cell table:style-name="Tableau4.C48" office:value-type="string">
            <text:p text:style-name="P80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48" office:value-type="string">
            <text:p text:style-name="P80">OK.</text:p>
          </table:table-cell>
        </table:table-row>
        <table:table-row>
          <table:table-cell table:style-name="Tableau4.A48" office:value-type="string">
            <text:p text:style-name="P74">libmpdclient</text:p>
          </table:table-cell>
          <table:table-cell table:style-name="Tableau4.B48" office:value-type="string">
            <text:p text:style-name="P81">2.9 / 2.9 / -</text:p>
          </table:table-cell>
          <table:table-cell table:style-name="Tableau4.C48" office:value-type="string">
            <text:p text:style-name="P81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48" office:value-type="string">
            <text:p text:style-name="P81">OK.</text:p>
          </table:table-cell>
        </table:table-row>
        <table:table-row>
          <table:table-cell table:style-name="Tableau4.A48" office:value-type="string">
            <text:p text:style-name="P74">libreplaygain</text:p>
          </table:table-cell>
          <table:table-cell table:style-name="Tableau4.B48" office:value-type="string">
            <text:p text:style-name="P81">r475 / r475 / r475</text:p>
          </table:table-cell>
          <table:table-cell table:style-name="Tableau4.C48" office:value-type="string">
            <text:p text:style-name="P81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48" office:value-type="string">
            <text:p text:style-name="P81">OK.</text:p>
          </table:table-cell>
        </table:table-row>
        <table:table-row>
          <table:table-cell table:style-name="Tableau4.A48" office:value-type="string">
            <text:p text:style-name="P74">libshout</text:p>
          </table:table-cell>
          <table:table-cell table:style-name="Tableau4.B48" office:value-type="string">
            <text:p text:style-name="P82">2.3.1 / 2.3.1 / 2.3.1 </text:p>
          </table:table-cell>
          <table:table-cell table:style-name="Tableau4.C48" office:value-type="string">
            <text:p text:style-name="P82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4">libsigc++</text:p>
          </table:table-cell>
          <table:table-cell table:style-name="Tableau4.B48" office:value-type="string">
            <text:p text:style-name="P83">2.2.11 / 2.2.11 / 2.2.11</text:p>
          </table:table-cell>
          <table:table-cell table:style-name="Tableau4.C48" office:value-type="string">
            <text:p text:style-name="P83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48" office:value-type="string">
            <text:p text:style-name="P83">OK.</text:p>
          </table:table-cell>
        </table:table-row>
        <table:table-row>
          <table:table-cell table:style-name="Tableau4.A48" office:value-type="string">
            <text:p text:style-name="P74">libtorrent</text:p>
          </table:table-cell>
          <table:table-cell table:style-name="Tableau4.B48" office:value-type="string">
            <text:p text:style-name="P84">0.13.<text:span text:style-name="T59">6</text:span> / 0.13.4 / 0.13.<text:span text:style-name="T59">6</text:span></text:p>
          </table:table-cell>
          <table:table-cell table:style-name="Tableau4.C48" office:value-type="string">
            <text:p text:style-name="P84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48" office:value-type="string">
            <text:p text:style-name="P84"><text:span text:style-name="T59">OK</text:span>.</text:p>
          </table:table-cell>
        </table:table-row>
        <table:table-row>
          <table:table-cell table:style-name="Tableau4.A48" office:value-type="string">
            <text:p text:style-name="P158">lua</text:p>
          </table:table-cell>
          <table:table-cell table:style-name="Tableau4.B48" office:value-type="string">
            <text:p text:style-name="P158">5.1.5 / 5.1.5 / 5.3.1</text:p>
          </table:table-cell>
          <table:table-cell table:style-name="Tableau4.C48" office:value-type="string">
            <text:p text:style-name="P158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158">lua-filesystem</text:p>
          </table:table-cell>
          <table:table-cell table:style-name="Tableau4.B48" office:value-type="string">
            <text:p text:style-name="P158">1.6.2 / 1.6.2 / 1.6.3</text:p>
          </table:table-cell>
          <table:table-cell table:style-name="Tableau4.C48" office:value-type="string">
            <text:p text:style-name="P158"><text:a xlink:type="simple" xlink:href="http://slackbuilds.org/repository/14.1/libraries/lua-filesystem/" text:style-name="Internet_20_link" text:visited-style-name="Visited_20_Internet_20_Link">http://slackbuilds.org/repository/14.1/libraries/lua-filesystem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158">luaexpat</text:p>
          </table:table-cell>
          <table:table-cell table:style-name="Tableau4.B48" office:value-type="string">
            <text:p text:style-name="P158">1.3.0 / 1.3.0 / 1.3.0</text:p>
          </table:table-cell>
          <table:table-cell table:style-name="Tableau4.C48" office:value-type="string">
            <text:p text:style-name="P158"><text:a xlink:type="simple" xlink:href="http://slackbuilds.org/repository/14.1/libraries/luaexpat/" text:style-name="Internet_20_link" text:visited-style-name="Visited_20_Internet_20_Link">http://slackbuilds.org/repository/14.1/libraries/luaexpat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158">luasocket</text:p>
          </table:table-cell>
          <table:table-cell table:style-name="Tableau4.B48" office:value-type="string">
            <text:p text:style-name="P158">20130909 / 20130909 / 3.0rc1</text:p>
          </table:table-cell>
          <table:table-cell table:style-name="Tableau4.C48" office:value-type="string">
            <text:p text:style-name="P158"><text:a xlink:type="simple" xlink:href="http://slackbuilds.org/repository/14.1/libraries/luasocket/" text:style-name="Internet_20_link" text:visited-style-name="Visited_20_Internet_20_Link">http://slackbuilds.org/repository/14.1/libraries/luasocket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158">luasec</text:p>
          </table:table-cell>
          <table:table-cell table:style-name="Tableau4.B48" office:value-type="string">
            <text:p text:style-name="P158">20140421 / 20140421 / 0.5</text:p>
          </table:table-cell>
          <table:table-cell table:style-name="Tableau4.C48" office:value-type="string">
            <text:p text:style-name="P158"><text:a xlink:type="simple" xlink:href="http://slackbuilds.org/repository/14.1/libraries/luasec/" text:style-name="Internet_20_link" text:visited-style-name="Visited_20_Internet_20_Link">http://slackbuilds.org/repository/14.1/libraries/luasec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158">mpd</text:p>
          </table:table-cell>
          <table:table-cell table:style-name="Tableau4.B48" office:value-type="string">
            <text:p text:style-name="P158">0.19.10 / 0.19.10 / 0.19.10</text:p>
          </table:table-cell>
          <table:table-cell table:style-name="Tableau4.C48" office:value-type="string">
            <text:p text:style-name="P158"><text:a xlink:type="simple" xlink:href="http://slackbuilds.org/repository/14.1/audio/mpd/" text:style-name="Internet_20_link" text:visited-style-name="Visited_20_Internet_20_Link">http://slackbuilds.org/repository/14.1/audio/mpd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74">musepack-tools</text:p>
          </table:table-cell>
          <table:table-cell table:style-name="Tableau4.B48" office:value-type="string">
            <text:p text:style-name="P85">r475 / r475 / r475</text:p>
          </table:table-cell>
          <table:table-cell table:style-name="Tableau4.C48" office:value-type="string">
            <text:p text:style-name="P85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48" office:value-type="string">
            <text:p text:style-name="P85">OK.</text:p>
          </table:table-cell>
        </table:table-row>
        <table:table-row>
          <table:table-cell table:style-name="Tableau4.A48" office:value-type="string">
            <text:p text:style-name="P158">ncmpc</text:p>
          </table:table-cell>
          <table:table-cell table:style-name="Tableau4.B48" office:value-type="string">
            <text:p text:style-name="P158">0.24 / 0.24 / 0.24</text:p>
          </table:table-cell>
          <table:table-cell table:style-name="Tableau4.C48" office:value-type="string">
            <text:p text:style-name="P158"><text:a xlink:type="simple" xlink:href="http://slackbuilds.org/repository/14.1/audio/ncmpc/" text:style-name="Internet_20_link" text:visited-style-name="Visited_20_Internet_20_Link">http://slackbuilds.org/repository/14.1/audio/ncmpc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74">p7zip</text:p>
          </table:table-cell>
          <table:table-cell table:style-name="Tableau4.B48" office:value-type="string">
            <text:p text:style-name="P86">9.20.1 / 9.20.1 / -</text:p>
          </table:table-cell>
          <table:table-cell table:style-name="Tableau4.C48" office:value-type="string">
            <text:p text:style-name="P86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48" office:value-type="string">
            <text:p text:style-name="P86">OK.</text:p>
          </table:table-cell>
        </table:table-row>
        <table:table-row>
          <table:table-cell table:style-name="Tableau4.A48" office:value-type="string">
            <text:p text:style-name="P74">perl-BerkeleyDB</text:p>
          </table:table-cell>
          <table:table-cell table:style-name="Tableau4.B48" office:value-type="string">
            <text:p text:style-name="P87">0.53 / 0.53 / 0.55</text:p>
          </table:table-cell>
          <table:table-cell table:style-name="Tableau4.C48" office:value-type="string">
            <text:p text:style-name="P87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48" office:value-type="string">
            <text:p text:style-name="P87">Upgrade.</text:p>
          </table:table-cell>
        </table:table-row>
        <table:table-row>
          <table:table-cell table:style-name="Tableau4.A48" office:value-type="string">
            <text:p text:style-name="P74">perl-digest-hmac</text:p>
          </table:table-cell>
          <table:table-cell table:style-name="Tableau4.B48" office:value-type="string">
            <text:p text:style-name="P87">1.03 / 1.03 / 1.03</text:p>
          </table:table-cell>
          <table:table-cell table:style-name="Tableau4.C48" office:value-type="string">
            <text:p text:style-name="P87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48" office:value-type="string">
            <text:p text:style-name="P87">OK.</text:p>
          </table:table-cell>
        </table:table-row>
        <table:table-row>
          <table:table-cell table:style-name="Tableau4.A48" office:value-type="string">
            <text:p text:style-name="P74">perl-digest-sha1</text:p>
          </table:table-cell>
          <table:table-cell table:style-name="Tableau4.B48" office:value-type="string">
            <text:p text:style-name="P88">2.13 / 2.13 / 2.13</text:p>
          </table:table-cell>
          <table:table-cell table:style-name="Tableau4.C48" office:value-type="string">
            <text:p text:style-name="P88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48" office:value-type="string">
            <text:p text:style-name="P88">OK.</text:p>
          </table:table-cell>
        </table:table-row>
        <table:table-row>
          <table:table-cell table:style-name="Tableau4.A48" office:value-type="string">
            <text:p text:style-name="P74">perl-IO-Multiplex</text:p>
          </table:table-cell>
          <table:table-cell table:style-name="Tableau4.B48" office:value-type="string">
            <text:p text:style-name="P89">1.13 / 1.13 / 1.16</text:p>
          </table:table-cell>
          <table:table-cell table:style-name="Tableau4.C48" office:value-type="string">
            <text:p text:style-name="P89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48" office:value-type="string">
            <text:p text:style-name="P89">Upgrade.</text:p>
          </table:table-cell>
        </table:table-row>
        <table:table-row>
          <table:table-cell table:style-name="Tableau4.A48" office:value-type="string">
            <text:p text:style-name="P74">perl-net-dns</text:p>
          </table:table-cell>
          <table:table-cell table:style-name="Tableau4.B48" office:value-type="string">
            <text:p text:style-name="P89">0.72 / 0.78 / 0.83</text:p>
          </table:table-cell>
          <table:table-cell table:style-name="Tableau4.C48" office:value-type="string">
            <text:p text:style-name="P89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48" office:value-type="string">
            <text:p text:style-name="P89">Upgrade.</text:p>
          </table:table-cell>
        </table:table-row>
        <table:table-row>
          <table:table-cell table:style-name="Tableau4.A48" office:value-type="string">
            <text:p text:style-name="P74">perl-net-ip</text:p>
          </table:table-cell>
          <table:table-cell table:style-name="Tableau4.B48" office:value-type="string">
            <text:p text:style-name="P90">1.26 / 1.26 / 1.26</text:p>
          </table:table-cell>
          <table:table-cell table:style-name="Tableau4.C48" office:value-type="string">
            <text:p text:style-name="P90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48" office:value-type="string">
            <text:p text:style-name="P90">OK.</text:p>
          </table:table-cell>
        </table:table-row>
        <text:soft-page-break/>
        <table:table-row>
          <table:table-cell table:style-name="Tableau4.A48" office:value-type="string">
            <text:p text:style-name="P74">perl-Net-Server</text:p>
          </table:table-cell>
          <table:table-cell table:style-name="Tableau4.B48" office:value-type="string">
            <text:p text:style-name="P91">2.007 / 2.008 / 2.008</text:p>
          </table:table-cell>
          <table:table-cell table:style-name="Tableau4.C48" office:value-type="string">
            <text:p text:style-name="P91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48" office:value-type="string">
            <text:p text:style-name="P91">Upgrade.</text:p>
          </table:table-cell>
        </table:table-row>
        <table:table-row>
          <table:table-cell table:style-name="Tableau4.A48" office:value-type="string">
            <text:p text:style-name="P74">postfix</text:p>
          </table:table-cell>
          <table:table-cell table:style-name="Tableau4.B48" office:value-type="string">
            <text:p text:style-name="P92">2.11.<text:span text:style-name="T58">6</text:span> / 2.11.4 / 2.11.<text:span text:style-name="T58">6</text:span></text:p>
          </table:table-cell>
          <table:table-cell table:style-name="Tableau4.C48" office:value-type="string">
            <text:p text:style-name="P92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48" office:value-type="string">
            <text:p text:style-name="P92">OK.</text:p>
          </table:table-cell>
        </table:table-row>
        <table:table-row>
          <table:table-cell table:style-name="Tableau4.A48" office:value-type="string">
            <text:p text:style-name="P158">postgrey</text:p>
          </table:table-cell>
          <table:table-cell table:style-name="Tableau4.B48" office:value-type="string">
            <text:p text:style-name="P158">1.34 / 1.34 / 1.36</text:p>
          </table:table-cell>
          <table:table-cell table:style-name="Tableau4.C48" office:value-type="string">
            <text:p text:style-name="P158"><text:a xlink:type="simple" xlink:href="http://slackbuilds.org/repository/14.1/network/postgrey/" text:style-name="Internet_20_link" text:visited-style-name="Visited_20_Internet_20_Link">http://slackbuilds.org/repository/14.1/network/postgrey/</text:a> </text:p>
          </table:table-cell>
          <table:table-cell table:style-name="Tableau4.D48" office:value-type="string">
            <text:p text:style-name="P158">Upgrade.</text:p>
          </table:table-cell>
        </table:table-row>
        <table:table-row>
          <table:table-cell table:style-name="Tableau4.A48" office:value-type="string">
            <text:p text:style-name="P156">prosody</text:p>
          </table:table-cell>
          <table:table-cell table:style-name="Tableau4.B48" office:value-type="string">
            <text:p text:style-name="P156">0.9.8 / 0.9.4 / 0.9.8</text:p>
          </table:table-cell>
          <table:table-cell table:style-name="Tableau4.C48" office:value-type="string">
            <text:p text:style-name="P156"><text:a xlink:type="simple" xlink:href="http://slackbuilds.org/repository/14.1/network/prosody/" text:style-name="Internet_20_link" text:visited-style-name="Visited_20_Internet_20_Link">http://slackbuilds.org/repository/14.1/network/prosody/</text:a> </text:p>
          </table:table-cell>
          <table:table-cell table:style-name="Tableau4.D48" office:value-type="string">
            <text:p text:style-name="P156">OK.</text:p>
          </table:table-cell>
        </table:table-row>
        <table:table-row>
          <table:table-cell table:style-name="Tableau4.A48" office:value-type="string">
            <text:p text:style-name="P74">psutil</text:p>
          </table:table-cell>
          <table:table-cell table:style-name="Tableau4.B48" office:value-type="string">
            <text:p text:style-name="P93">1.2.1 / 3.0.1 / -</text:p>
          </table:table-cell>
          <table:table-cell table:style-name="Tableau4.C48" office:value-type="string">
            <text:p text:style-name="P93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48" office:value-type="string">
            <text:p text:style-name="P93">Upgrade.</text:p>
          </table:table-cell>
        </table:table-row>
        <table:table-row>
          <table:table-cell table:style-name="Tableau4.A48" office:value-type="string">
            <text:p text:style-name="P74">pwgen</text:p>
          </table:table-cell>
          <table:table-cell table:style-name="Tableau4.B48" office:value-type="string">
            <text:p text:style-name="P94">2.06 / 2.06 / 2.07</text:p>
          </table:table-cell>
          <table:table-cell table:style-name="Tableau4.C48" office:value-type="string">
            <text:p text:style-name="P95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48" office:value-type="string">
            <text:p text:style-name="P95">Upgrade.</text:p>
          </table:table-cell>
        </table:table-row>
        <table:table-row>
          <table:table-cell table:style-name="Tableau4.A48" office:value-type="string">
            <text:p text:style-name="P74">pysetuptools</text:p>
          </table:table-cell>
          <table:table-cell table:style-name="Tableau4.B48" office:value-type="string">
            <text:p text:style-name="P96">2.1 / 17.0 / -</text:p>
          </table:table-cell>
          <table:table-cell table:style-name="Tableau4.C48" office:value-type="string">
            <text:p text:style-name="P97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48" office:value-type="string">
            <text:p text:style-name="P96">Upgrade.</text:p>
          </table:table-cell>
        </table:table-row>
        <table:table-row>
          <table:table-cell table:style-name="Tableau4.A48" office:value-type="string">
            <text:p text:style-name="P74">pyxdg</text:p>
          </table:table-cell>
          <table:table-cell table:style-name="Tableau4.B48" office:value-type="string">
            <text:p text:style-name="P98">0.25 / 0.25 / -</text:p>
          </table:table-cell>
          <table:table-cell table:style-name="Tableau4.C48" office:value-type="string">
            <text:p text:style-name="P98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48" office:value-type="string">
            <text:p text:style-name="P98">OK.</text:p>
          </table:table-cell>
        </table:table-row>
        <table:table-row>
          <table:table-cell table:style-name="Tableau4.A48" office:value-type="string">
            <text:p text:style-name="P74">recode</text:p>
          </table:table-cell>
          <table:table-cell table:style-name="Tableau4.B48" office:value-type="string">
            <text:p text:style-name="P98">3.6 / 3.7beta2 / -</text:p>
          </table:table-cell>
          <table:table-cell table:style-name="Tableau4.C48" office:value-type="string">
            <text:p text:style-name="P98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48" office:value-type="string">
            <text:p text:style-name="P98">Upgrade.</text:p>
          </table:table-cell>
        </table:table-row>
        <table:table-row>
          <table:table-cell table:style-name="Tableau4.A48" office:value-type="string">
            <text:p text:style-name="P158">rtorrent</text:p>
          </table:table-cell>
          <table:table-cell table:style-name="Tableau4.B48" office:value-type="string">
            <text:p text:style-name="P158">0.9.6 / 0.9.4 / 0.9.6</text:p>
          </table:table-cell>
          <table:table-cell table:style-name="Tableau4.C48" office:value-type="string">
            <text:p text:style-name="P158"><text:a xlink:type="simple" xlink:href="http://slackbuilds.org/repository/14.1/network/rtorrent/" text:style-name="Internet_20_link" text:visited-style-name="Visited_20_Internet_20_Link">http://slackbuilds.org/repository/14.1/network/rtorrent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74">sbopkg</text:p>
          </table:table-cell>
          <table:table-cell table:style-name="Tableau4.B48" office:value-type="string">
            <text:p text:style-name="P98">0.37.0 / - / 0.37.0</text:p>
          </table:table-cell>
          <table:table-cell table:style-name="Tableau4.C48" office:value-type="string">
            <text:p text:style-name="P98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48" office:value-type="string">
            <text:p text:style-name="P98">OK.</text:p>
          </table:table-cell>
        </table:table-row>
        <table:table-row>
          <table:table-cell table:style-name="Tableau4.A48" office:value-type="string">
            <text:p text:style-name="P74">slackpkg+</text:p>
          </table:table-cell>
          <table:table-cell table:style-name="Tableau4.B48" office:value-type="string">
            <text:p text:style-name="P99">1.3.2 / - / 1.4.1</text:p>
          </table:table-cell>
          <table:table-cell table:style-name="Tableau4.C48" office:value-type="string">
            <text:p text:style-name="P99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48" office:value-type="string">
            <text:p text:style-name="P99">Upgrade.</text:p>
          </table:table-cell>
        </table:table-row>
        <table:table-row>
          <table:table-cell table:style-name="Tableau4.A48" office:value-type="string">
            <text:p text:style-name="P74">speex</text:p>
          </table:table-cell>
          <table:table-cell table:style-name="Tableau4.B48" office:value-type="string">
            <text:p text:style-name="P100">1.2rc1 / 1.2rc2 / 1.2rc2</text:p>
          </table:table-cell>
          <table:table-cell table:style-name="Tableau4.C48" office:value-type="string">
            <text:p text:style-name="P100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48" office:value-type="string">
            <text:p text:style-name="P100">Upgrade.</text:p>
          </table:table-cell>
        </table:table-row>
        <table:table-row>
          <table:table-cell table:style-name="Tableau4.A48" office:value-type="string">
            <text:p text:style-name="P74">squid</text:p>
          </table:table-cell>
          <table:table-cell table:style-name="Tableau4.B48" office:value-type="string">
            <text:p text:style-name="P101">3.4.12 / 3.4.10 / 3.4.13</text:p>
          </table:table-cell>
          <table:table-cell table:style-name="Tableau4.C48" office:value-type="string">
            <text:p text:style-name="P101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48" office:value-type="string">
            <text:p text:style-name="P101">Upgrade.</text:p>
          </table:table-cell>
        </table:table-row>
        <table:table-row>
          <table:table-cell table:style-name="Tableau4.A48" office:value-type="string">
            <text:p text:style-name="P75">squidanalyzer</text:p>
          </table:table-cell>
          <table:table-cell table:style-name="Tableau4.B48" office:value-type="string">
            <text:p text:style-name="P102">5.4 / 5.3 / <text:span text:style-name="T23">5.4</text:span></text:p>
          </table:table-cell>
          <table:table-cell table:style-name="Tableau4.C48" office:value-type="string">
            <text:p text:style-name="P103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48" office:value-type="string">
            <text:p text:style-name="P103">OK.</text:p>
          </table:table-cell>
        </table:table-row>
        <table:table-row>
          <table:table-cell table:style-name="Tableau4.A51" office:value-type="string">
            <text:p text:style-name="P75">squidGuard</text:p>
          </table:table-cell>
          <table:table-cell table:style-name="Tableau4.B51" office:value-type="string">
            <text:p text:style-name="P104">1.4 / 1.4 / 1.4</text:p>
          </table:table-cell>
          <table:table-cell table:style-name="Tableau4.C51" office:value-type="string">
            <text:p text:style-name="P104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51" office:value-type="string">
            <text:p text:style-name="P104">OK.</text:p>
          </table:table-cell>
        </table:table-row>
        <table:table-row>
          <table:table-cell table:style-name="Tableau4.A51" office:value-type="string">
            <text:p text:style-name="P75">twolame</text:p>
          </table:table-cell>
          <table:table-cell table:style-name="Tableau4.B51" office:value-type="string">
            <text:p text:style-name="P105">0.3.13 / 0.3.13 / 0.3.13</text:p>
          </table:table-cell>
          <table:table-cell table:style-name="Tableau4.C51" office:value-type="string">
            <text:p text:style-name="P105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51" office:value-type="string">
            <text:p text:style-name="P105">OK.</text:p>
          </table:table-cell>
        </table:table-row>
        <table:table-row>
          <table:table-cell table:style-name="Tableau4.A51" office:value-type="string">
            <text:p text:style-name="P75">unrar</text:p>
          </table:table-cell>
          <table:table-cell table:style-name="Tableau4.B51" office:value-type="string">
            <text:p text:style-name="P106">5.<text:span text:style-name="T63">2.6</text:span> / 5.2.6 / -</text:p>
          </table:table-cell>
          <table:table-cell table:style-name="Tableau4.C51" office:value-type="string">
            <text:p text:style-name="P106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51" office:value-type="string">
            <text:p text:style-name="P106"><text:span text:style-name="T63">OK</text:span>.</text:p>
          </table:table-cell>
        </table:table-row>
        <table:table-row>
          <table:table-cell table:style-name="Tableau4.A52" office:value-type="string">
            <text:p text:style-name="P75">user-settings-console</text:p>
          </table:table-cell>
          <table:table-cell table:style-name="Tableau4.B52" office:value-type="string">
            <text:p text:style-name="P106">14.1 / - / - </text:p>
          </table:table-cell>
          <table:table-cell table:style-name="Tableau4.C52" office:value-type="string">
            <text:p text:style-name="P2">-</text:p>
          </table:table-cell>
          <table:table-cell table:style-name="Tableau4.D52" office:value-type="string">
            <text:p text:style-name="P106">OK.</text:p>
          </table:table-cell>
        </table:table-row>
      </table:table>
      <text:h text:style-name="P182" text:outline-level="1">MLE<text:span text:style-name="T20">S</text:span> 14.<text:span text:style-name="T20">0</text:span> <text:span text:style-name="T20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76">Package</text:p>
            </table:table-cell>
            <table:table-cell table:style-name="Tableau3.B1" office:value-type="string">
              <text:p text:style-name="P173">Version<text:note text:id="ftn4" text:note-class="footnote"><text:note-citation>6</text:note-citation><text:note-body><text:p text:style-name="P167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70">Source</text:p>
            </table:table-cell>
            <table:table-cell table:style-name="Tableau3.D1" office:value-type="string">
              <text:p text:style-name="P170">Comment<text:span text:style-name="T7">s</text:span></text:p>
            </table:table-cell>
          </table:table-row>
        </table:table-header-rows>
        <table:table-row>
          <table:table-cell table:style-name="Tableau3.A51" office:value-type="string">
            <text:p text:style-name="P163">cppunit</text:p>
          </table:table-cell>
          <table:table-cell table:style-name="Tableau3.B51" office:value-type="string">
            <text:p text:style-name="P160">1.13.2 / 1.<text:span text:style-name="T62">12.1</text:span> / 1.13.2</text:p>
          </table:table-cell>
          <table:table-cell table:style-name="Tableau3.C51" office:value-type="string">
            <text:p text:style-name="P163"><text:a xlink:type="simple" xlink:href="http://slackbuilds.org/repository/14.0/development/cppunit/" text:style-name="Internet_20_link" text:visited-style-name="Visited_20_Internet_20_Link">http://slackbuilds.org/repository/14.0/development/cppunit/</text:a> </text:p>
          </table:table-cell>
          <table:table-cell table:style-name="Tableau3.D51" office:value-type="string">
            <text:p text:style-name="P163">OK.</text:p>
          </table:table-cell>
        </table:table-row>
        <table:table-row>
          <table:table-cell table:style-name="Tableau3.A51" office:value-type="string">
            <text:p text:style-name="P73">dovecot</text:p>
          </table:table-cell>
          <table:table-cell table:style-name="Tableau3.B51" office:value-type="string">
            <text:p text:style-name="P107">2.2.18 / 2.1.10 / 2.2.18</text:p>
          </table:table-cell>
          <table:table-cell table:style-name="Tableau3.C51" office:value-type="string">
            <text:p text:style-name="P107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51" office:value-type="string">
            <text:p text:style-name="P107">OK.</text:p>
          </table:table-cell>
        </table:table-row>
        <table:table-row>
          <table:table-cell table:style-name="Tableau3.A51" office:value-type="string">
            <text:p text:style-name="P73">faac</text:p>
          </table:table-cell>
          <table:table-cell table:style-name="Tableau3.B51" office:value-type="string">
            <text:p text:style-name="P108">1.28 / 1.28 / 1.28</text:p>
          </table:table-cell>
          <table:table-cell table:style-name="Tableau3.C51" office:value-type="string">
            <text:p text:style-name="P108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51" office:value-type="string">
            <text:p text:style-name="P108">OK.</text:p>
          </table:table-cell>
        </table:table-row>
        <text:soft-page-break/>
        <table:table-row>
          <table:table-cell table:style-name="Tableau3.A51" office:value-type="string">
            <text:p text:style-name="P73">faad2</text:p>
          </table:table-cell>
          <table:table-cell table:style-name="Tableau3.B51" office:value-type="string">
            <text:p text:style-name="P108">2.7 / 2.7 / 2.7</text:p>
          </table:table-cell>
          <table:table-cell table:style-name="Tableau3.C51" office:value-type="string">
            <text:p text:style-name="P108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51" office:value-type="string">
            <text:p text:style-name="P108">OK.</text:p>
          </table:table-cell>
        </table:table-row>
        <table:table-row>
          <table:table-cell table:style-name="Tableau3.A51" office:value-type="string">
            <text:p text:style-name="P73">ffmpeg</text:p>
          </table:table-cell>
          <table:table-cell table:style-name="Tableau3.B51" office:value-type="string">
            <text:p text:style-name="P109">0.11.1 / 0.11.1 / -</text:p>
          </table:table-cell>
          <table:table-cell table:style-name="Tableau3.C51" office:value-type="string">
            <text:p text:style-name="P109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51" office:value-type="string">
            <text:p text:style-name="P109">OK.</text:p>
          </table:table-cell>
        </table:table-row>
        <table:table-row>
          <table:table-cell table:style-name="Tableau3.A7" office:value-type="string">
            <text:p text:style-name="P73">glances</text:p>
          </table:table-cell>
          <table:table-cell table:style-name="Tableau3.B7" office:value-type="string">
            <text:p text:style-name="P110">1.7.6 / - / 2.4.2</text:p>
          </table:table-cell>
          <table:table-cell table:style-name="Tableau3.C7" office:value-type="string">
            <text:p text:style-name="P110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7" office:value-type="string">
            <text:p text:style-name="P110">Upgrade ?</text:p>
          </table:table-cell>
        </table:table-row>
        <table:table-row>
          <table:table-cell table:style-name="Tableau3.A51" office:value-type="string">
            <text:p text:style-name="P161">icecast</text:p>
          </table:table-cell>
          <table:table-cell table:style-name="Tableau3.B51" office:value-type="string">
            <text:p text:style-name="P159">2.4.2 / 2.<text:span text:style-name="T61">3</text:span>.2 / 2.4.2</text:p>
          </table:table-cell>
          <table:table-cell table:style-name="Tableau3.C51" office:value-type="string">
            <text:p text:style-name="P162"><text:a xlink:type="simple" xlink:href="http://slackbuilds.org/repository/14.0/audio/icecast/" text:style-name="Internet_20_link" text:visited-style-name="Visited_20_Internet_20_Link">http://slackbuilds.org/repository/14.0/audio/icecast/</text:a> </text:p>
          </table:table-cell>
          <table:table-cell table:style-name="Tableau3.D51" office:value-type="string">
            <text:p text:style-name="P162">OK.</text:p>
          </table:table-cell>
        </table:table-row>
        <table:table-row>
          <table:table-cell table:style-name="Tableau3.A51" office:value-type="string">
            <text:p text:style-name="P163">id3lib</text:p>
          </table:table-cell>
          <table:table-cell table:style-name="Tableau3.B51" office:value-type="string">
            <text:p text:style-name="P160">3.8.3 / 3.8.3 / 3.8.3</text:p>
          </table:table-cell>
          <table:table-cell table:style-name="Tableau3.C51" office:value-type="string">
            <text:p text:style-name="P163"><text:a xlink:type="simple" xlink:href="http://slackbuilds.org/repository/14.0/libraries/id3lib/" text:style-name="Internet_20_link" text:visited-style-name="Visited_20_Internet_20_Link">http://slackbuilds.org/repository/14.0/libraries/id3lib/</text:a> </text:p>
          </table:table-cell>
          <table:table-cell table:style-name="Tableau3.D51" office:value-type="string">
            <text:p text:style-name="P163">OK.</text:p>
          </table:table-cell>
        </table:table-row>
        <table:table-row>
          <table:table-cell table:style-name="Tableau3.A51" office:value-type="string">
            <text:p text:style-name="P73">lame</text:p>
          </table:table-cell>
          <table:table-cell table:style-name="Tableau3.B51" office:value-type="string">
            <text:p text:style-name="P111">3.99.5 / 3.99.5 / 3.99.5</text:p>
          </table:table-cell>
          <table:table-cell table:style-name="Tableau3.C51" office:value-type="string">
            <text:p text:style-name="P111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51" office:value-type="string">
            <text:p text:style-name="P111">OK.</text:p>
          </table:table-cell>
        </table:table-row>
        <table:table-row>
          <table:table-cell table:style-name="Tableau3.A51" office:value-type="string">
            <text:p text:style-name="P73">libcuefile</text:p>
          </table:table-cell>
          <table:table-cell table:style-name="Tableau3.B51" office:value-type="string">
            <text:p text:style-name="P112">r475 / r453 / r475</text:p>
          </table:table-cell>
          <table:table-cell table:style-name="Tableau3.C51" office:value-type="string">
            <text:p text:style-name="P112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51" office:value-type="string">
            <text:p text:style-name="P112">OK.</text:p>
          </table:table-cell>
        </table:table-row>
        <table:table-row>
          <table:table-cell table:style-name="Tableau3.A51" office:value-type="string">
            <text:p text:style-name="P73">libmms</text:p>
          </table:table-cell>
          <table:table-cell table:style-name="Tableau3.B51" office:value-type="string">
            <text:p text:style-name="P113">0.6.2 / 0.6.2 / - </text:p>
          </table:table-cell>
          <table:table-cell table:style-name="Tableau3.C51" office:value-type="string">
            <text:p text:style-name="P113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51" office:value-type="string">
            <text:p text:style-name="P113">OK.</text:p>
          </table:table-cell>
        </table:table-row>
        <table:table-row>
          <table:table-cell table:style-name="Tableau3.A51" office:value-type="string">
            <text:p text:style-name="P73">libmp4v2</text:p>
          </table:table-cell>
          <table:table-cell table:style-name="Tableau3.B51" office:value-type="string">
            <text:p text:style-name="P114">2.0.0 / 2.0.0 / 2.0.0</text:p>
          </table:table-cell>
          <table:table-cell table:style-name="Tableau3.C51" office:value-type="string">
            <text:p text:style-name="P114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51" office:value-type="string">
            <text:p text:style-name="P114">OK.</text:p>
          </table:table-cell>
        </table:table-row>
        <table:table-row>
          <table:table-cell table:style-name="Tableau3.A51" office:value-type="string">
            <text:p text:style-name="P73">libmpdclient</text:p>
          </table:table-cell>
          <table:table-cell table:style-name="Tableau3.B51" office:value-type="string">
            <text:p text:style-name="P115">2.7 / 2.7 / -</text:p>
          </table:table-cell>
          <table:table-cell table:style-name="Tableau3.C51" office:value-type="string">
            <text:p text:style-name="P115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51" office:value-type="string">
            <text:p text:style-name="P115">OK.</text:p>
          </table:table-cell>
        </table:table-row>
        <table:table-row>
          <table:table-cell table:style-name="Tableau3.A51" office:value-type="string">
            <text:p text:style-name="P73">libreplaygain</text:p>
          </table:table-cell>
          <table:table-cell table:style-name="Tableau3.B51" office:value-type="string">
            <text:p text:style-name="P115">r475 / r453 / r475</text:p>
          </table:table-cell>
          <table:table-cell table:style-name="Tableau3.C51" office:value-type="string">
            <text:p text:style-name="P115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51" office:value-type="string">
            <text:p text:style-name="P115">OK.</text:p>
          </table:table-cell>
        </table:table-row>
        <table:table-row>
          <table:table-cell table:style-name="Tableau3.A51" office:value-type="string">
            <text:p text:style-name="P73">libshout</text:p>
          </table:table-cell>
          <table:table-cell table:style-name="Tableau3.B51" office:value-type="string">
            <text:p text:style-name="P115">2.3.1 / 2.2.2 / 2.3.1</text:p>
          </table:table-cell>
          <table:table-cell table:style-name="Tableau3.C51" office:value-type="string">
            <text:p text:style-name="P115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51" office:value-type="string">
            <text:p text:style-name="P115">OK.</text:p>
          </table:table-cell>
        </table:table-row>
        <table:table-row>
          <table:table-cell table:style-name="Tableau3.A51" office:value-type="string">
            <text:p text:style-name="P73">libsigc++</text:p>
          </table:table-cell>
          <table:table-cell table:style-name="Tableau3.B51" office:value-type="string">
            <text:p text:style-name="P116">2.2.11 / 2.2.10 / 2.2.11</text:p>
          </table:table-cell>
          <table:table-cell table:style-name="Tableau3.C51" office:value-type="string">
            <text:p text:style-name="P116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51" office:value-type="string">
            <text:p text:style-name="P116">OK.</text:p>
          </table:table-cell>
        </table:table-row>
        <table:table-row>
          <table:table-cell table:style-name="Tableau3.A51" office:value-type="string">
            <text:p text:style-name="P73">libtorrent</text:p>
          </table:table-cell>
          <table:table-cell table:style-name="Tableau3.B51" office:value-type="string">
            <text:p text:style-name="P117">0.13.<text:span text:style-name="T62">6</text:span> / 0.13.0 / 0.13.<text:span text:style-name="T62">6</text:span></text:p>
          </table:table-cell>
          <table:table-cell table:style-name="Tableau3.C51" office:value-type="string">
            <text:p text:style-name="P117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51" office:value-type="string">
            <text:p text:style-name="P117">OK.</text:p>
          </table:table-cell>
        </table:table-row>
        <table:table-row>
          <table:table-cell table:style-name="Tableau3.A51" office:value-type="string">
            <text:p text:style-name="P161">lua</text:p>
          </table:table-cell>
          <table:table-cell table:style-name="Tableau3.B51" office:value-type="string">
            <text:p text:style-name="P159">5.1.5 / 5.1.5 / 5.3.1</text:p>
          </table:table-cell>
          <table:table-cell table:style-name="Tableau3.C51" office:value-type="string">
            <text:p text:style-name="P161"><text:a xlink:type="simple" xlink:href="http://slackbuilds.org/repository/14.0/development/lua/" text:style-name="Internet_20_link" text:visited-style-name="Visited_20_Internet_20_Link">http://slackbuilds.org/repository/14.0/development/lua/</text:a> </text:p>
          </table:table-cell>
          <table:table-cell table:style-name="Tableau3.D51" office:value-type="string">
            <text:p text:style-name="P161">OK.</text:p>
          </table:table-cell>
        </table:table-row>
        <table:table-row>
          <table:table-cell table:style-name="Tableau3.A51" office:value-type="string">
            <text:p text:style-name="P161">lua-filesystem</text:p>
          </table:table-cell>
          <table:table-cell table:style-name="Tableau3.B51" office:value-type="string">
            <text:p text:style-name="P159">1.6.2 / <text:span text:style-name="T60">20120408 </text:span>/ 1.6.3</text:p>
          </table:table-cell>
          <table:table-cell table:style-name="Tableau3.C51" office:value-type="string">
            <text:p text:style-name="P161"><text:a xlink:type="simple" xlink:href="http://slackbuilds.org/repository/14.0/libraries/lua-filesystem/" text:style-name="Internet_20_link" text:visited-style-name="Visited_20_Internet_20_Link">http://slackbuilds.org/repository/14.0/libraries/lua-filesystem/</text:a> </text:p>
          </table:table-cell>
          <table:table-cell table:style-name="Tableau3.D51" office:value-type="string">
            <text:p text:style-name="P161">OK.</text:p>
          </table:table-cell>
        </table:table-row>
        <table:table-row>
          <table:table-cell table:style-name="Tableau3.A51" office:value-type="string">
            <text:p text:style-name="P161">luaexpat</text:p>
          </table:table-cell>
          <table:table-cell table:style-name="Tableau3.B51" office:value-type="string">
            <text:p text:style-name="P159">1.3.0 / 1.<text:span text:style-name="T60">2</text:span>.0 / 1.3.0</text:p>
          </table:table-cell>
          <table:table-cell table:style-name="Tableau3.C51" office:value-type="string">
            <text:p text:style-name="P161"><text:a xlink:type="simple" xlink:href="http://slackbuilds.org/repository/14.0/libraries/luaexpat/" text:style-name="Internet_20_link" text:visited-style-name="Visited_20_Internet_20_Link">http://slackbuilds.org/repository/14.0/libraries/luaexpat/</text:a> </text:p>
          </table:table-cell>
          <table:table-cell table:style-name="Tableau3.D51" office:value-type="string">
            <text:p text:style-name="P161">OK.</text:p>
          </table:table-cell>
        </table:table-row>
        <table:table-row>
          <table:table-cell table:style-name="Tableau3.A51" office:value-type="string">
            <text:p text:style-name="P161">luasocket</text:p>
          </table:table-cell>
          <table:table-cell table:style-name="Tableau3.B51" office:value-type="string">
            <text:p text:style-name="P159">20130909 / <text:span text:style-name="T60">2.0.2</text:span> / 3.0rc1</text:p>
          </table:table-cell>
          <table:table-cell table:style-name="Tableau3.C51" office:value-type="string">
            <text:p text:style-name="P161"><text:a xlink:type="simple" xlink:href="http://slackbuilds.org/repository/14.0/libraries/luasocket/" text:style-name="Internet_20_link" text:visited-style-name="Visited_20_Internet_20_Link">http://slackbuilds.org/repository/14.0/libraries/luasocket/</text:a> </text:p>
          </table:table-cell>
          <table:table-cell table:style-name="Tableau3.D51" office:value-type="string">
            <text:p text:style-name="P161">OK.</text:p>
          </table:table-cell>
        </table:table-row>
        <table:table-row>
          <table:table-cell table:style-name="Tableau3.A51" office:value-type="string">
            <text:p text:style-name="P161">luasec</text:p>
          </table:table-cell>
          <table:table-cell table:style-name="Tableau3.B51" office:value-type="string">
            <text:p text:style-name="P159">20140421 / <text:span text:style-name="T60">0.4.1</text:span> / 0.5</text:p>
          </table:table-cell>
          <table:table-cell table:style-name="Tableau3.C51" office:value-type="string">
            <text:p text:style-name="P161"><text:a xlink:type="simple" xlink:href="http://slackbuilds.org/repository/14.0/libraries/luasec/" text:style-name="Internet_20_link" text:visited-style-name="Visited_20_Internet_20_Link">http://slackbuilds.org/repository/14.0/libraries/luasec/</text:a> </text:p>
          </table:table-cell>
          <table:table-cell table:style-name="Tableau3.D51" office:value-type="string">
            <text:p text:style-name="P161">OK.</text:p>
          </table:table-cell>
        </table:table-row>
        <table:table-row>
          <table:table-cell table:style-name="Tableau3.A51" office:value-type="string">
            <text:p text:style-name="P163">mpd</text:p>
          </table:table-cell>
          <table:table-cell table:style-name="Tableau3.B51" office:value-type="string">
            <text:p text:style-name="P160">0.19.10 / 0.<text:span text:style-name="T62">17.1</text:span> / 0.19.10</text:p>
          </table:table-cell>
          <table:table-cell table:style-name="Tableau3.C51" office:value-type="string">
            <text:p text:style-name="P163"><text:a xlink:type="simple" xlink:href="http://slackbuilds.org/repository/14.0/audio/mpd/" text:style-name="Internet_20_link" text:visited-style-name="Visited_20_Internet_20_Link">http://slackbuilds.org/repository/14.0/audio/mpd/</text:a> </text:p>
          </table:table-cell>
          <table:table-cell table:style-name="Tableau3.D51" office:value-type="string">
            <text:p text:style-name="P163">OK.</text:p>
          </table:table-cell>
        </table:table-row>
        <table:table-row>
          <table:table-cell table:style-name="Tableau3.A51" office:value-type="string">
            <text:p text:style-name="P73">musepack-tools</text:p>
          </table:table-cell>
          <table:table-cell table:style-name="Tableau3.B51" office:value-type="string">
            <text:p text:style-name="P118">r475 / r435 / r475</text:p>
          </table:table-cell>
          <table:table-cell table:style-name="Tableau3.C51" office:value-type="string">
            <text:p text:style-name="P118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51" office:value-type="string">
            <text:p text:style-name="P118">OK.</text:p>
          </table:table-cell>
        </table:table-row>
        <table:table-row>
          <table:table-cell table:style-name="Tableau3.A51" office:value-type="string">
            <text:p text:style-name="P163">ncmpc</text:p>
          </table:table-cell>
          <table:table-cell table:style-name="Tableau3.B51" office:value-type="string">
            <text:p text:style-name="P160">0.24 / 0.<text:span text:style-name="T62">16</text:span> / 0.24</text:p>
          </table:table-cell>
          <table:table-cell table:style-name="Tableau3.C51" office:value-type="string">
            <text:p text:style-name="P163"><text:a xlink:type="simple" xlink:href="http://slackbuilds.org/repository/14.0/audio/ncmpc/" text:style-name="Internet_20_link" text:visited-style-name="Visited_20_Internet_20_Link">http://slackbuilds.org/repository/14.0/audio/ncmpc/</text:a> </text:p>
          </table:table-cell>
          <table:table-cell table:style-name="Tableau3.D51" office:value-type="string">
            <text:p text:style-name="P163">OK.</text:p>
          </table:table-cell>
        </table:table-row>
        <table:table-row>
          <table:table-cell table:style-name="Tableau3.A51" office:value-type="string">
            <text:p text:style-name="P73">p7zip</text:p>
          </table:table-cell>
          <table:table-cell table:style-name="Tableau3.B51" office:value-type="string">
            <text:p text:style-name="P119">9.20.1 / 9.20.1 / -</text:p>
          </table:table-cell>
          <table:table-cell table:style-name="Tableau3.C51" office:value-type="string">
            <text:p text:style-name="P119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3">perl-BerkeleyDB</text:p>
          </table:table-cell>
          <table:table-cell table:style-name="Tableau3.B51" office:value-type="string">
            <text:p text:style-name="P120">0.53 / 0.52 / 0.55</text:p>
          </table:table-cell>
          <table:table-cell table:style-name="Tableau3.C51" office:value-type="string">
            <text:p text:style-name="P120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51" office:value-type="string">
            <text:p text:style-name="P120">OK.</text:p>
          </table:table-cell>
        </table:table-row>
        <table:table-row>
          <table:table-cell table:style-name="Tableau3.A51" office:value-type="string">
            <text:p text:style-name="P73">perl-digest-hmac</text:p>
          </table:table-cell>
          <table:table-cell table:style-name="Tableau3.B51" office:value-type="string">
            <text:p text:style-name="P121">1.03 / 1.03 / 1.03</text:p>
          </table:table-cell>
          <table:table-cell table:style-name="Tableau3.C51" office:value-type="string">
            <text:p text:style-name="P121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51" office:value-type="string">
            <text:p text:style-name="P121">OK.</text:p>
          </table:table-cell>
        </table:table-row>
        <table:table-row>
          <table:table-cell table:style-name="Tableau3.A51" office:value-type="string">
            <text:p text:style-name="P73">perl-digest-sha1</text:p>
          </table:table-cell>
          <table:table-cell table:style-name="Tableau3.B51" office:value-type="string">
            <text:p text:style-name="P122">2.13 / 2.13 / 2.13 </text:p>
          </table:table-cell>
          <table:table-cell table:style-name="Tableau3.C51" office:value-type="string">
            <text:p text:style-name="P122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51" office:value-type="string">
            <text:p text:style-name="P122">OK.</text:p>
          </table:table-cell>
        </table:table-row>
        <text:soft-page-break/>
        <table:table-row>
          <table:table-cell table:style-name="Tableau3.A51" office:value-type="string">
            <text:p text:style-name="P73">perl-IO-Multiplex</text:p>
          </table:table-cell>
          <table:table-cell table:style-name="Tableau3.B51" office:value-type="string">
            <text:p text:style-name="P123">1.13 / 1.13 / 1.16</text:p>
          </table:table-cell>
          <table:table-cell table:style-name="Tableau3.C51" office:value-type="string">
            <text:p text:style-name="P123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51" office:value-type="string">
            <text:p text:style-name="P123">OK.</text:p>
          </table:table-cell>
        </table:table-row>
        <table:table-row>
          <table:table-cell table:style-name="Tableau3.A51" office:value-type="string">
            <text:p text:style-name="P73">perl-net-dns</text:p>
          </table:table-cell>
          <table:table-cell table:style-name="Tableau3.B51" office:value-type="string">
            <text:p text:style-name="P123">0.72 / 0.72 / 0.83</text:p>
          </table:table-cell>
          <table:table-cell table:style-name="Tableau3.C51" office:value-type="string">
            <text:p text:style-name="P123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51" office:value-type="string">
            <text:p text:style-name="P123">OK.</text:p>
          </table:table-cell>
        </table:table-row>
        <table:table-row>
          <table:table-cell table:style-name="Tableau3.A51" office:value-type="string">
            <text:p text:style-name="P73">perl-net-ip</text:p>
          </table:table-cell>
          <table:table-cell table:style-name="Tableau3.B51" office:value-type="string">
            <text:p text:style-name="P123">1.26 / 1.26 / 1.26</text:p>
          </table:table-cell>
          <table:table-cell table:style-name="Tableau3.C51" office:value-type="string">
            <text:p text:style-name="P123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51" office:value-type="string">
            <text:p text:style-name="P123">OK.</text:p>
          </table:table-cell>
        </table:table-row>
        <table:table-row>
          <table:table-cell table:style-name="Tableau3.A51" office:value-type="string">
            <text:p text:style-name="P73">perl-Net-Server</text:p>
          </table:table-cell>
          <table:table-cell table:style-name="Tableau3.B51" office:value-type="string">
            <text:p text:style-name="P124">2.007 / 2.007 / 2.008</text:p>
          </table:table-cell>
          <table:table-cell table:style-name="Tableau3.C51" office:value-type="string">
            <text:p text:style-name="P124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51" office:value-type="string">
            <text:p text:style-name="P124">OK.</text:p>
          </table:table-cell>
        </table:table-row>
        <table:table-row>
          <table:table-cell table:style-name="Tableau3.A51" office:value-type="string">
            <text:p text:style-name="P73">postfix</text:p>
          </table:table-cell>
          <table:table-cell table:style-name="Tableau3.B51" office:value-type="string">
            <text:p text:style-name="P124">2.11.<text:span text:style-name="T60">6</text:span> / 2.9.4 / 2.11.<text:span text:style-name="T60">6</text:span></text:p>
          </table:table-cell>
          <table:table-cell table:style-name="Tableau3.C51" office:value-type="string">
            <text:p text:style-name="P124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51" office:value-type="string">
            <text:p text:style-name="P124">OK.</text:p>
          </table:table-cell>
        </table:table-row>
        <table:table-row>
          <table:table-cell table:style-name="Tableau3.A51" office:value-type="string">
            <text:p text:style-name="P161">postgrey</text:p>
          </table:table-cell>
          <table:table-cell table:style-name="Tableau3.B51" office:value-type="string">
            <text:p text:style-name="P159">1.34 / 1.34 / 1.36</text:p>
          </table:table-cell>
          <table:table-cell table:style-name="Tableau3.C51" office:value-type="string">
            <text:p text:style-name="P161"><text:a xlink:type="simple" xlink:href="http://slackbuilds.org/repository/14.0/network/postgrey/" text:style-name="Internet_20_link" text:visited-style-name="Visited_20_Internet_20_Link">http://slackbuilds.org/repository/14.0/network/postgrey/</text:a> </text:p>
          </table:table-cell>
          <table:table-cell table:style-name="Tableau3.D51" office:value-type="string">
            <text:p text:style-name="P161">Upgrade.</text:p>
          </table:table-cell>
        </table:table-row>
        <table:table-row>
          <table:table-cell table:style-name="Tableau3.A51" office:value-type="string">
            <text:p text:style-name="P161">prosody</text:p>
          </table:table-cell>
          <table:table-cell table:style-name="Tableau3.B51" office:value-type="string">
            <text:p text:style-name="P157">0.9.8 / 0.<text:span text:style-name="T60">8.2</text:span> / 0.9.8</text:p>
          </table:table-cell>
          <table:table-cell table:style-name="Tableau3.C51" office:value-type="string">
            <text:p text:style-name="P161"><text:a xlink:type="simple" xlink:href="http://slackbuilds.org/repository/14.0/network/prosody/" text:style-name="Internet_20_link" text:visited-style-name="Visited_20_Internet_20_Link">http://slackbuilds.org/repository/14.0/network/prosody/</text:a> </text:p>
          </table:table-cell>
          <table:table-cell table:style-name="Tableau3.D51" office:value-type="string">
            <text:p text:style-name="P161">OK.</text:p>
          </table:table-cell>
        </table:table-row>
        <table:table-row>
          <table:table-cell table:style-name="Tableau3.A51" office:value-type="string">
            <text:p text:style-name="P73">psutil</text:p>
          </table:table-cell>
          <table:table-cell table:style-name="Tableau3.B51" office:value-type="string">
            <text:p text:style-name="P125">1.2.1 / 1.0.1 / -</text:p>
          </table:table-cell>
          <table:table-cell table:style-name="Tableau3.C51" office:value-type="string">
            <text:p text:style-name="P125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51" office:value-type="string">
            <text:p text:style-name="P125">OK.</text:p>
          </table:table-cell>
        </table:table-row>
        <table:table-row>
          <table:table-cell table:style-name="Tableau3.A51" office:value-type="string">
            <text:p text:style-name="P73">pwgen</text:p>
          </table:table-cell>
          <table:table-cell table:style-name="Tableau3.B51" office:value-type="string">
            <text:p text:style-name="P125">2.06 / 2.06 / 2.07</text:p>
          </table:table-cell>
          <table:table-cell table:style-name="Tableau3.C51" office:value-type="string">
            <text:p text:style-name="P125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51" office:value-type="string">
            <text:p text:style-name="P125">OK.</text:p>
          </table:table-cell>
        </table:table-row>
        <table:table-row>
          <table:table-cell table:style-name="Tableau3.A51" office:value-type="string">
            <text:p text:style-name="P73">pysetuptools</text:p>
          </table:table-cell>
          <table:table-cell table:style-name="Tableau3.B51" office:value-type="string">
            <text:p text:style-name="P126">2.1 / 0.9.8 / -</text:p>
          </table:table-cell>
          <table:table-cell table:style-name="Tableau3.C51" office:value-type="string">
            <text:p text:style-name="P126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3">pyxdg</text:p>
          </table:table-cell>
          <table:table-cell table:style-name="Tableau3.B51" office:value-type="string">
            <text:p text:style-name="P126">0.25 / 0.18 / -</text:p>
          </table:table-cell>
          <table:table-cell table:style-name="Tableau3.C51" office:value-type="string">
            <text:p text:style-name="P126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3">recode</text:p>
          </table:table-cell>
          <table:table-cell table:style-name="Tableau3.B51" office:value-type="string">
            <text:p text:style-name="P126">3.7beta2 / 3.6 / 3.7beta2</text:p>
          </table:table-cell>
          <table:table-cell table:style-name="Tableau3.C51" office:value-type="string">
            <text:p text:style-name="P126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3">rtorrent</text:p>
          </table:table-cell>
          <table:table-cell table:style-name="Tableau3.B51" office:value-type="string">
            <text:p text:style-name="P126">0.9.<text:span text:style-name="T62">6</text:span> / 0.9.0 / 0.9.<text:span text:style-name="T62">6</text:span></text:p>
          </table:table-cell>
          <table:table-cell table:style-name="Tableau3.C51" office:value-type="string">
            <text:p text:style-name="P126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3">sbopkg</text:p>
          </table:table-cell>
          <table:table-cell table:style-name="Tableau3.B51" office:value-type="string">
            <text:p text:style-name="P126">0.36.0 / - / 0.37.0</text:p>
          </table:table-cell>
          <table:table-cell table:style-name="Tableau3.C51" office:value-type="string">
            <text:p text:style-name="P126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3">slackpkg+</text:p>
          </table:table-cell>
          <table:table-cell table:style-name="Tableau3.B51" office:value-type="string">
            <text:p text:style-name="P126">1.3.2 / - / 1.4.1</text:p>
          </table:table-cell>
          <table:table-cell table:style-name="Tableau3.C51" office:value-type="string">
            <text:p text:style-name="P126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3">speex</text:p>
          </table:table-cell>
          <table:table-cell table:style-name="Tableau3.B51" office:value-type="string">
            <text:p text:style-name="P126">1.2rc1 / 1.2rc1 / 1.2rc2</text:p>
          </table:table-cell>
          <table:table-cell table:style-name="Tableau3.C51" office:value-type="string">
            <text:p text:style-name="P126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3">squid</text:p>
          </table:table-cell>
          <table:table-cell table:style-name="Tableau3.B51" office:value-type="string">
            <text:p text:style-name="P126">3.4.12 / 3.1.20 / 3.4.13</text:p>
          </table:table-cell>
          <table:table-cell table:style-name="Tableau3.C51" office:value-type="string">
            <text:p text:style-name="P126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51" office:value-type="string">
            <text:p text:style-name="P126">Upgrade.</text:p>
          </table:table-cell>
        </table:table-row>
        <table:table-row>
          <table:table-cell table:style-name="Tableau3.A51" office:value-type="string">
            <text:p text:style-name="P73">squidanalyzer</text:p>
          </table:table-cell>
          <table:table-cell table:style-name="Tableau3.B51" office:value-type="string">
            <text:p text:style-name="P127">5.4 / - / -</text:p>
          </table:table-cell>
          <table:table-cell table:style-name="Tableau3.C51" office:value-type="string">
            <text:p text:style-name="P127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3">squidGuard</text:p>
          </table:table-cell>
          <table:table-cell table:style-name="Tableau3.B51" office:value-type="string">
            <text:p text:style-name="P127">1.4 / - / 1.4</text:p>
          </table:table-cell>
          <table:table-cell table:style-name="Tableau3.C51" office:value-type="string">
            <text:p text:style-name="P127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3">twolame</text:p>
          </table:table-cell>
          <table:table-cell table:style-name="Tableau3.B51" office:value-type="string">
            <text:p text:style-name="P128">0.3.13 / 0.3.13 / 0.3.13</text:p>
          </table:table-cell>
          <table:table-cell table:style-name="Tableau3.C51" office:value-type="string">
            <text:p text:style-name="P128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73">unrar</text:p>
          </table:table-cell>
          <table:table-cell table:style-name="Tableau3.B51" office:value-type="string">
            <text:p text:style-name="P128"><text:span text:style-name="T63">5.2.6</text:span> / <text:span text:style-name="T63">5.0.0</text:span> / -</text:p>
          </table:table-cell>
          <table:table-cell table:style-name="Tableau3.C51" office:value-type="string">
            <text:p text:style-name="P128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2" office:value-type="string">
            <text:p text:style-name="P73">user-settings-console</text:p>
          </table:table-cell>
          <table:table-cell table:style-name="Tableau3.B52" office:value-type="string">
            <text:p text:style-name="P128">14.0 / - / - </text:p>
          </table:table-cell>
          <table:table-cell table:style-name="Tableau3.C52" office:value-type="string">
            <text:p text:style-name="P3">-</text:p>
          </table:table-cell>
          <table:table-cell table:style-name="Tableau3.D52" office:value-type="string">
            <text:p text:style-name="P128">OK.</text:p>
          </table:table-cell>
        </table:table-row>
      </table:table>
      <text:h text:style-name="P18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11-03T12:27:38.399565462</dc:date>
    <meta:editing-duration>PT19H54M53S</meta:editing-duration>
    <meta:editing-cycles>169</meta:editing-cycles>
    <meta:generator>LibreOffice/4.4.5.2$Linux_X86_64 LibreOffice_project/a22f674fd25a3b6f45bdebf25400ed2adff0ff99</meta:generator>
    <meta:document-statistic meta:table-count="6" meta:image-count="0" meta:object-count="0" meta:page-count="13" meta:paragraph-count="1280" meta:word-count="2603" meta:character-count="28085" meta:non-whitespace-character-count="26475"/>
  </office:meta>
</office:document-meta>
</file>